
<file path=META-INF/manifest.xml><?xml version="1.0" encoding="utf-8"?>
<manifest:manifest xmlns:office="urn:oasis:names:tc:opendocument:xmlns:office:1.0" xmlns:text="urn:oasis:names:tc:opendocument:xmlns:text:1.0" xmlns:meta="urn:oasis:names:tc:opendocument:xmlns:meta:1.0" xmlns:table="urn:oasis:names:tc:opendocument:xmlns:table:1.0" xmlns:manifest="urn:oasis:names:tc:opendocument:xmlns:manifest:1.0" xmlns:chart="urn:oasis:names:tc:opendocument:xmlns:chart:1.0" xmlns:draw="urn:oasis:names:tc:opendocument:xmlns:drawing:1.0" xmlns:presentation="urn:oasis:names:tc:opendocument:xmlns:presentation:1.0" xmlns:style="urn:oasis:names:tc:opendocument:xmlns:style: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manifest="urn:oasis:names:tc:opendocument:xmlns:manifest:1.0" office:version="1.2">
  <office:automatic-styles/>
  <office:body>
    <office:spreadsheet>
      <table:table table:name="Sheet 1">
        <table:table-row>
          <table:table-cell office:value-type="string">
            <text:p>Created On</text:p>
          </table:table-cell>
          <table:table-cell office:value-type="string">
            <text:p>Updated On</text:p>
          </table:table-cell>
          <table:table-cell office:value-type="string">
            <text:p>country</text:p>
          </table:table-cell>
          <table:table-cell office:value-type="string">
            <text:p>domain</text:p>
          </table:table-cell>
          <table:table-cell office:value-type="string">
            <text:p>language</text:p>
          </table:table-cell>
          <table:table-cell office:value-type="string">
            <text:p>Main Category</text:p>
          </table:table-cell>
          <table:table-cell office:value-type="string">
            <text:p>city</text:p>
          </table:table-cell>
          <table:table-cell office:value-type="string">
            <text:p>state</text:p>
          </table:table-cell>
          <table:table-cell office:value-type="string">
            <text:p>area</text:p>
          </table:table-cell>
          <table:table-cell office:value-type="string">
            <text:p>location1</text:p>
          </table:table-cell>
          <table:table-cell office:value-type="string">
            <text:p>location2</text:p>
          </table:table-cell>
          <table:table-cell office:value-type="string">
            <text:p>location3</text:p>
          </table:table-cell>
          <table:table-cell office:value-type="string">
            <text:p>Property Type</text:p>
          </table:table-cell>
          <table:table-cell office:value-type="string">
            <text:p>Property Size</text:p>
          </table:table-cell>
          <table:table-cell office:value-type="string">
            <text:p>Bedrooms</text:p>
          </table:table-cell>
          <table:table-cell office:value-type="string">
            <text:p>Bathrooms</text:p>
          </table:table-cell>
          <table:table-cell office:value-type="string">
            <text:p>title</text:p>
          </table:table-cell>
          <table:table-cell office:value-type="string">
            <text:p>price</text:p>
          </table:table-cell>
          <table:table-cell office:value-type="string">
            <text:p>estimated_monthly_payment</text:p>
          </table:table-cell>
          <table:table-cell office:value-type="string">
            <text:p>url</text:p>
          </table:table-cell>
          <table:table-cell office:value-type="string">
            <text:p>sub_title</text:p>
          </table:table-cell>
          <table:table-cell office:value-type="string">
            <text:p>description</text:p>
          </table:table-cell>
          <table:table-cell office:value-type="string">
            <text:p>phone</text:p>
          </table:table-cell>
          <table:table-cell office:value-type="string">
            <text:p>whatsapp</text:p>
          </table:table-cell>
          <table:table-cell office:value-type="string">
            <text:p>agent_name</text:p>
          </table:table-cell>
          <table:table-cell office:value-type="string">
            <text:p>agent_response_time</text:p>
          </table:table-cell>
          <table:table-cell office:value-type="string">
            <text:p>broker_name</text:p>
          </table:table-cell>
          <table:table-cell office:value-type="string">
            <text:p>broker_properties</text:p>
          </table:table-cell>
          <table:table-cell office:value-type="string">
            <text:p>amenities</text:p>
          </table:table-cell>
          <table:table-cell office:value-type="string">
            <text:p>Broker ORN</text:p>
          </table:table-cell>
          <table:table-cell office:value-type="string">
            <text:p>Reference</text:p>
          </table:table-cell>
          <table:table-cell office:value-type="string">
            <text:p>Listed</text:p>
          </table:table-cell>
          <table:table-cell office:value-type="string">
            <text:p>DLD Permit Number</text:p>
          </table:table-cell>
          <table:table-cell office:value-type="string">
            <text:p>QR Link</text:p>
          </table:table-cell>
        </table:table-row>
        <table:table-row>
          <table:table-cell office:value-type="string">
            <text:p>Sun Apr 14 02:08:25 2024</text:p>
          </table:table-cell>
          <table:table-cell office:value-type="string">
            <text:p>Sun Apr 14 02:08:25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Al Furjan</text:p>
          </table:table-cell>
          <table:table-cell office:value-type="string">
            <text:p>Quortaj</text:p>
          </table:table-cell>
          <table:table-cell office:value-type="string">
            <text:p>North Village</text:p>
          </table:table-cell>
          <table:table-cell office:value-type="string">
            <text:p/>
          </table:table-cell>
          <table:table-cell office:value-type="string">
            <text:p/>
          </table:table-cell>
          <table:table-cell office:value-type="string">
            <text:p>Villa</text:p>
          </table:table-cell>
          <table:table-cell office:value-type="string">
            <text:p>3,842 sqft / 357 sqm</text:p>
          </table:table-cell>
          <table:table-cell office:value-type="string">
            <text:p>3  + Maid</text:p>
          </table:table-cell>
          <table:table-cell office:value-type="string">
            <text:p>3</text:p>
          </table:table-cell>
          <table:table-cell office:value-type="string">
            <text:p>Exclusive | Single Row | Type B</text:p>
          </table:table-cell>
          <table:table-cell office:value-type="string">
            <text:p>5,500,000 AED</text:p>
          </table:table-cell>
          <table:table-cell office:value-type="string">
            <text:p>20,089 AED/month</text:p>
          </table:table-cell>
          <table:table-cell office:value-type="string">
            <text:p>https://www.propertyfinder.ae/en/plp/buy/villa-for-sale-dubai-al-furjan-north-village-quortaj-11351053.html</text:p>
          </table:table-cell>
          <table:table-cell office:value-type="string">
            <text:p>VILLA FOR SALE IN QUORTAJ, NORTH VILLAGE</text:p>
          </table:table-cell>
          <table:table-cell office:value-type="string">
            <text:p>- 3,842 sq ft BUA- 6,458 sq ft Plot- Private Pool- Single Row- Vacant Soon- Away from road- Call Jordan on +971 (0)58 599 5777 for more informationhaus &amp; haus and Jordan Richards are delighted to bring to market this immaculate 3 Bedroom Quortaj Villa located in Al Furjan East.Positioned on a single row 6,458 sq ft plot and with a spacious 3,842 sq ft BUA, this property is the perfect family home just a stones throw from Spinneys and Arcadia Global School.Please call for more information, to arrange a viewing or to make an offer.Finance is available on this property through haus &amp; haus partners. Please speak to us for more information.For further details, please drop into our flagship office at the Gold &amp; Diamond Park - or browse the incredible selection of properties we maintain at the haus &amp; haus website. Our specialist brokers will be happy to answer any industry related query you have.</text:p>
          </table:table-cell>
          <table:table-cell office:value-type="string">
            <text:p>+971566826219</text:p>
          </table:table-cell>
          <table:table-cell office:value-type="string">
            <text:p>https://api.whatsapp.com/send?phone=+97145560345&amp;text=Hello%2C%0AI+would+like+to+get+more+information+about+this+property+you+posted+on+propertyfinder.ae%0A+%0AReference%3A+JPJ240232%0AType%3A+Villa%0APrice%3A+5%2C500%2C000+AED+%0ALocation%3A+Quortaj+%0ALink%3A+https%3A%2F%2Fwww.propertyfinder.ae%2Fto%2F11351053%2Fen+%0A+%0AAny+changes+made+to+this+message+will+result+in+the+enquiry+not+being+sent+to+the+agent.</text:p>
          </table:table-cell>
          <table:table-cell office:value-type="string">
            <text:p>Jordan Rowe</text:p>
          </table:table-cell>
          <table:table-cell office:value-type="string">
            <text:p> usually responds within 5 minutes</text:p>
          </table:table-cell>
          <table:table-cell office:value-type="string">
            <text:p>haus &amp; haus</text:p>
          </table:table-cell>
          <table:table-cell office:value-type="string">
            <text:p>(1425 Properties)</text:p>
          </table:table-cell>
          <table:table-cell office:value-type="string">
            <text:p>Maids Room, Central A/C, Balcony, Private Garden, Private Pool, Security, Covered Parking, Built in Wardrobes, Walk-in Closet</text:p>
          </table:table-cell>
          <table:table-cell office:value-type="string">
            <text:p>12357</text:p>
          </table:table-cell>
          <table:table-cell office:value-type="string">
            <text:p>JPJ240232</text:p>
          </table:table-cell>
          <table:table-cell office:value-type="string">
            <text:p>10 days ago</text:p>
          </table:table-cell>
          <table:table-cell office:value-type="string">
            <text:p>6533562315</text:p>
          </table:table-cell>
          <table:table-cell office:value-type="string">
            <text:p>https://trakheesi.dubailand.gov.ae/rev/madmoun/listing/validation?khevJujtDig=6rvm2eafnd1xs9zicxd6gu5c7bxnee8ahjglslxbikpgqjqbc</text:p>
          </table:table-cell>
        </table:table-row>
        <table:table-row>
          <table:table-cell office:value-type="string">
            <text:p>Sun Apr 14 02:08:30 2024</text:p>
          </table:table-cell>
          <table:table-cell office:value-type="string">
            <text:p>Sun Apr 14 02:08:30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Al Furjan</text:p>
          </table:table-cell>
          <table:table-cell office:value-type="string">
            <text:p>Quortaj</text:p>
          </table:table-cell>
          <table:table-cell office:value-type="string">
            <text:p>North Village</text:p>
          </table:table-cell>
          <table:table-cell office:value-type="string">
            <text:p/>
          </table:table-cell>
          <table:table-cell office:value-type="string">
            <text:p/>
          </table:table-cell>
          <table:table-cell office:value-type="string">
            <text:p>Villa</text:p>
          </table:table-cell>
          <table:table-cell office:value-type="string">
            <text:p>3,842 sqft / 357 sqm</text:p>
          </table:table-cell>
          <table:table-cell office:value-type="string">
            <text:p>3  + Maid</text:p>
          </table:table-cell>
          <table:table-cell office:value-type="string">
            <text:p>3</text:p>
          </table:table-cell>
          <table:table-cell office:value-type="string">
            <text:p>Exclusive | Single Row | Type B</text:p>
          </table:table-cell>
          <table:table-cell office:value-type="string">
            <text:p>5,500,000 AED</text:p>
          </table:table-cell>
          <table:table-cell office:value-type="string">
            <text:p>20,089 AED/month</text:p>
          </table:table-cell>
          <table:table-cell office:value-type="string">
            <text:p>https://www.propertyfinder.ae/en/plp/buy/villa-for-sale-dubai-al-furjan-north-village-quortaj-11351053.html</text:p>
          </table:table-cell>
          <table:table-cell office:value-type="string">
            <text:p>VILLA FOR SALE IN QUORTAJ, NORTH VILLAGE</text:p>
          </table:table-cell>
          <table:table-cell office:value-type="string">
            <text:p>- 3,842 sq ft BUA- 6,458 sq ft Plot- Private Pool- Single Row- Vacant Soon- Away from road- Call Jordan on +971 (0)58 599 5777 for more informationhaus &amp; haus and Jordan Richards are delighted to bring to market this immaculate 3 Bedroom Quortaj Villa located in Al Furjan East.Positioned on a single row 6,458 sq ft plot and with a spacious 3,842 sq ft BUA, this property is the perfect family home just a stones throw from Spinneys and Arcadia Global School.Please call for more information, to arrange a viewing or to make an offer.Finance is available on this property through haus &amp; haus partners. Please speak to us for more information.For further details, please drop into our flagship office at the Gold &amp; Diamond Park - or browse the incredible selection of properties we maintain at the haus &amp; haus website. Our specialist brokers will be happy to answer any industry related query you have.</text:p>
          </table:table-cell>
          <table:table-cell office:value-type="string">
            <text:p>+971566826219</text:p>
          </table:table-cell>
          <table:table-cell office:value-type="string">
            <text:p>https://api.whatsapp.com/send?phone=+97145560345&amp;text=Hello%2C%0AI+would+like+to+get+more+information+about+this+property+you+posted+on+propertyfinder.ae%0A+%0AReference%3A+JPJ240232%0AType%3A+Villa%0APrice%3A+5%2C500%2C000+AED+%0ALocation%3A+Quortaj+%0ALink%3A+https%3A%2F%2Fwww.propertyfinder.ae%2Fto%2F11351053%2Fen+%0A+%0AAny+changes+made+to+this+message+will+result+in+the+enquiry+not+being+sent+to+the+agent.</text:p>
          </table:table-cell>
          <table:table-cell office:value-type="string">
            <text:p>Jordan Rowe</text:p>
          </table:table-cell>
          <table:table-cell office:value-type="string">
            <text:p> usually responds within 5 minutes</text:p>
          </table:table-cell>
          <table:table-cell office:value-type="string">
            <text:p>haus &amp; haus</text:p>
          </table:table-cell>
          <table:table-cell office:value-type="string">
            <text:p>(1425 Properties)</text:p>
          </table:table-cell>
          <table:table-cell office:value-type="string">
            <text:p>Maids Room, Central A/C, Balcony, Private Garden, Private Pool, Security, Covered Parking, Built in Wardrobes, Walk-in Closet</text:p>
          </table:table-cell>
          <table:table-cell office:value-type="string">
            <text:p>12357</text:p>
          </table:table-cell>
          <table:table-cell office:value-type="string">
            <text:p>JPJ240232</text:p>
          </table:table-cell>
          <table:table-cell office:value-type="string">
            <text:p>10 days ago</text:p>
          </table:table-cell>
          <table:table-cell office:value-type="string">
            <text:p>6533562315</text:p>
          </table:table-cell>
          <table:table-cell office:value-type="string">
            <text:p>https://trakheesi.dubailand.gov.ae/rev/madmoun/listing/validation?khevJujtDig=6rvm2eafnd1xs9zicxd6gu5c7bxnee8ahjglslxbikpgqjqbc</text:p>
          </table:table-cell>
        </table:table-row>
        <table:table-row>
          <table:table-cell office:value-type="string">
            <text:p>Sun Apr 14 02:08:34 2024</text:p>
          </table:table-cell>
          <table:table-cell office:value-type="string">
            <text:p>Sun Apr 14 02:08:34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Jumeirah Park</text:p>
          </table:table-cell>
          <table:table-cell office:value-type="string">
            <text:p>Legacy Nova Villas</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4,154 sqft / 386 sqm</text:p>
          </table:table-cell>
          <table:table-cell office:value-type="string">
            <text:p>4  + Maid</text:p>
          </table:table-cell>
          <table:table-cell office:value-type="string">
            <text:p>5</text:p>
          </table:table-cell>
          <table:table-cell office:value-type="string">
            <text:p>Vacant 4BR | Backing Meadows | Prime Location</text:p>
          </table:table-cell>
          <table:table-cell office:value-type="string">
            <text:p>6,400,000 AED</text:p>
          </table:table-cell>
          <table:table-cell office:value-type="string">
            <text:p>23,376 AED/month</text:p>
          </table:table-cell>
          <table:table-cell office:value-type="string">
            <text:p>https://www.propertyfinder.ae/en/plp/buy/villa-for-sale-dubai-jumeirah-park-legacy-nova-villas-11342695.html</text:p>
          </table:table-cell>
          <table:table-cell office:value-type="string">
            <text:p>VILLA FOR SALE IN LEGACY NOVA VILLAS, JUMEIRAH PARK</text:p>
          </table:table-cell>
          <table:table-cell office:value-type="string">
            <text:p>- 4 Bedroom Villa- BUA 4,154 sqft- Plot 5,489 sqft- Prime Location- Backing Meadows- Away from Main Road- Ready to Occupy- Call now to arrange a viewingStunning 4-bedroom villa in Jumeirah Park boasting an array of attractive features including a beautiful garden, 4,154 sqft of internal space, garage, and maid room.Benefiting from a prime single row location backing onto the Meadows, offering a peaceful and private setting..Please call for more information, to arrange a viewing, or to make an offer.Finance is available on this property through haus &amp; haus partners.For further details, please drop into our flagship office at the Gold &amp; Diamond Park - or browse the incredible selection of properties we maintain at the haus &amp; haus website. Our specialist brokers will be happy to answer any industry-related query you have.</text:p>
          </table:table-cell>
          <table:table-cell office:value-type="string">
            <text:p>+971566826219</text:p>
          </table:table-cell>
          <table:table-cell office:value-type="string">
            <text:p>https://api.whatsapp.com/send?phone=+97145560345&amp;text=Hello%2C%0AI+would+like+to+get+more+information+about+this+property+you+posted+on+propertyfinder.ae%0A+%0AReference%3A+ADM231415%0AType%3A+Villa%0APrice%3A+6%2C400%2C000+AED+%0ALocation%3A+Legacy+Nova+Villas+%0ALink%3A+https%3A%2F%2Fwww.propertyfinder.ae%2Fto%2F11342695%2Fen+%0A+%0AAny+changes+made+to+this+message+will+result+in+the+enquiry+not+being+sent+to+the+agent.</text:p>
          </table:table-cell>
          <table:table-cell office:value-type="string">
            <text:p>Jordan Rowe</text:p>
          </table:table-cell>
          <table:table-cell office:value-type="string">
            <text:p> usually responds within 5 minutes</text:p>
          </table:table-cell>
          <table:table-cell office:value-type="string">
            <text:p>haus &amp; haus</text:p>
          </table:table-cell>
          <table:table-cell office:value-type="string">
            <text:p>(1425 Properties)</text:p>
          </table:table-cell>
          <table:table-cell office:value-type="string">
            <text:p>Maids Room, Balcony, Private Garden, Security, Covered Parking</text:p>
          </table:table-cell>
          <table:table-cell office:value-type="string">
            <text:p>12357</text:p>
          </table:table-cell>
          <table:table-cell office:value-type="string">
            <text:p>ADM231415</text:p>
          </table:table-cell>
          <table:table-cell office:value-type="string">
            <text:p>11 days ago</text:p>
          </table:table-cell>
          <table:table-cell office:value-type="string">
            <text:p>6530190700</text:p>
          </table:table-cell>
          <table:table-cell office:value-type="string">
            <text:p>https://trakheesi.dubailand.gov.ae/rev/madmoun/listing/validation?khevJujtDig=jx9j63h7sv4z3afmkcz6xj2py68werbzrdd9zvuzgnzldrgtm</text:p>
          </table:table-cell>
        </table:table-row>
        <table:table-row>
          <table:table-cell office:value-type="string">
            <text:p>Sun Apr 14 02:08:38 2024</text:p>
          </table:table-cell>
          <table:table-cell office:value-type="string">
            <text:p>Sun Apr 14 02:08:38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Jumeirah Park</text:p>
          </table:table-cell>
          <table:table-cell office:value-type="string">
            <text:p>Legacy Nova Villas</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4,154 sqft / 386 sqm</text:p>
          </table:table-cell>
          <table:table-cell office:value-type="string">
            <text:p>4  + Maid</text:p>
          </table:table-cell>
          <table:table-cell office:value-type="string">
            <text:p>5</text:p>
          </table:table-cell>
          <table:table-cell office:value-type="string">
            <text:p>Vacant 4BR | Backing Meadows | Prime Location</text:p>
          </table:table-cell>
          <table:table-cell office:value-type="string">
            <text:p>6,400,000 AED</text:p>
          </table:table-cell>
          <table:table-cell office:value-type="string">
            <text:p>23,376 AED/month</text:p>
          </table:table-cell>
          <table:table-cell office:value-type="string">
            <text:p>https://www.propertyfinder.ae/en/plp/buy/villa-for-sale-dubai-jumeirah-park-legacy-nova-villas-11342695.html</text:p>
          </table:table-cell>
          <table:table-cell office:value-type="string">
            <text:p>VILLA FOR SALE IN LEGACY NOVA VILLAS, JUMEIRAH PARK</text:p>
          </table:table-cell>
          <table:table-cell office:value-type="string">
            <text:p>- 4 Bedroom Villa- BUA 4,154 sqft- Plot 5,489 sqft- Prime Location- Backing Meadows- Away from Main Road- Ready to Occupy- Call now to arrange a viewingStunning 4-bedroom villa in Jumeirah Park boasting an array of attractive features including a beautiful garden, 4,154 sqft of internal space, garage, and maid room.Benefiting from a prime single row location backing onto the Meadows, offering a peaceful and private setting..Please call for more information, to arrange a viewing, or to make an offer.Finance is available on this property through haus &amp; haus partners.For further details, please drop into our flagship office at the Gold &amp; Diamond Park - or browse the incredible selection of properties we maintain at the haus &amp; haus website. Our specialist brokers will be happy to answer any industry-related query you have.</text:p>
          </table:table-cell>
          <table:table-cell office:value-type="string">
            <text:p>+971566826219</text:p>
          </table:table-cell>
          <table:table-cell office:value-type="string">
            <text:p>https://api.whatsapp.com/send?phone=+97145560345&amp;text=Hello%2C%0AI+would+like+to+get+more+information+about+this+property+you+posted+on+propertyfinder.ae%0A+%0AReference%3A+ADM231415%0AType%3A+Villa%0APrice%3A+6%2C400%2C000+AED+%0ALocation%3A+Legacy+Nova+Villas+%0ALink%3A+https%3A%2F%2Fwww.propertyfinder.ae%2Fto%2F11342695%2Fen+%0A+%0AAny+changes+made+to+this+message+will+result+in+the+enquiry+not+being+sent+to+the+agent.</text:p>
          </table:table-cell>
          <table:table-cell office:value-type="string">
            <text:p>Jordan Rowe</text:p>
          </table:table-cell>
          <table:table-cell office:value-type="string">
            <text:p> usually responds within 5 minutes</text:p>
          </table:table-cell>
          <table:table-cell office:value-type="string">
            <text:p>haus &amp; haus</text:p>
          </table:table-cell>
          <table:table-cell office:value-type="string">
            <text:p>(1425 Properties)</text:p>
          </table:table-cell>
          <table:table-cell office:value-type="string">
            <text:p>Maids Room, Balcony, Private Garden, Security, Covered Parking</text:p>
          </table:table-cell>
          <table:table-cell office:value-type="string">
            <text:p>12357</text:p>
          </table:table-cell>
          <table:table-cell office:value-type="string">
            <text:p>ADM231415</text:p>
          </table:table-cell>
          <table:table-cell office:value-type="string">
            <text:p>11 days ago</text:p>
          </table:table-cell>
          <table:table-cell office:value-type="string">
            <text:p>6530190700</text:p>
          </table:table-cell>
          <table:table-cell office:value-type="string">
            <text:p>https://trakheesi.dubailand.gov.ae/rev/madmoun/listing/validation?khevJujtDig=jx9j63h7sv4z3afmkcz6xj2py68werbzrdd9zvuzgnzldrgtm</text:p>
          </table:table-cell>
        </table:table-row>
        <table:table-row>
          <table:table-cell office:value-type="string">
            <text:p>Sun Apr 14 02:08:43 2024</text:p>
          </table:table-cell>
          <table:table-cell office:value-type="string">
            <text:p>Sun Apr 14 02:08:43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Land</text:p>
          </table:table-cell>
          <table:table-cell office:value-type="string">
            <text:p>La Rosa 3</text:p>
          </table:table-cell>
          <table:table-cell office:value-type="string">
            <text:p>Villanova</text:p>
          </table:table-cell>
          <table:table-cell office:value-type="string">
            <text:p/>
          </table:table-cell>
          <table:table-cell office:value-type="string">
            <text:p/>
          </table:table-cell>
          <table:table-cell office:value-type="string">
            <text:p>Townhouse</text:p>
          </table:table-cell>
          <table:table-cell office:value-type="string">
            <text:p>2,691 sqft / 250 sqm</text:p>
          </table:table-cell>
          <table:table-cell office:value-type="string">
            <text:p>4  + Maid</text:p>
          </table:table-cell>
          <table:table-cell office:value-type="string">
            <text:p>5</text:p>
          </table:table-cell>
          <table:table-cell office:value-type="string">
            <text:p>End Unit | Green Belt | Brand New</text:p>
          </table:table-cell>
          <table:table-cell office:value-type="string">
            <text:p>3,350,000 AED</text:p>
          </table:table-cell>
          <table:table-cell office:value-type="string">
            <text:p>13,984 AED/month</text:p>
          </table:table-cell>
          <table:table-cell office:value-type="string">
            <text:p>https://www.propertyfinder.ae/en/plp/buy/townhouse-for-sale-dubai-dubai-land-villanova-la-rosa-3-11334389.html</text:p>
          </table:table-cell>
          <table:table-cell office:value-type="string">
            <text:p>TOWNHOUSE FOR SALE IN LA ROSA 3, VILLANOVA</text:p>
          </table:table-cell>
          <table:table-cell office:value-type="string">
            <text:p>McCone Properties is pleased to present this modern end unit townhouse in the family-friendly gated community of La Rosa 3, Villanova. Property Features:- 4 Bedrooms +maids room- 5 Bathrooms- Modern Finish- 2,690.98 sqft.- Balcony- 2 Covered Parking SpacesFeatures &amp; Amenities:- Private Beach Access- Gymnasium- Parks and Leisure Areas- Children's Playground- Pedestrian Trail- Swimming Pool- Supermarket.... &amp; more!The Villanova community offers pleasant greenery in open spaces whilst also providing a wide range of amenities, ensuring everything you need is close by. Nearby access to Emirates Road (E611) and Muhammad Bin Zayed Road (E311) also ensure simple commutes to various parts of the city.For more details about the property, please call Faisal Ahmed on +971 52 399 2781.</text:p>
          </table:table-cell>
          <table:table-cell office:value-type="string">
            <text:p>+971565227239</text:p>
          </table:table-cell>
          <table:table-cell office:value-type="string">
            <text:p>https://api.whatsapp.com/send?phone=+97145560345&amp;text=Hello%2C%0AI+would+like+to+get+more+information+about+this+property+you+posted+on+propertyfinder.ae%0A+%0AReference%3A+MCC-S-23388%0AType%3A+Townhouse%0APrice%3A+3%2C350%2C000+AED+%0ALocation%3A+La+Rosa+3+%0ALink%3A+https%3A%2F%2Fwww.propertyfinder.ae%2Fto%2F11334389%2Fen+%0A+%0AAny+changes+made+to+this+message+will+result+in+the+enquiry+not+being+sent+to+the+agent.</text:p>
          </table:table-cell>
          <table:table-cell office:value-type="string">
            <text:p>James Royle</text:p>
          </table:table-cell>
          <table:table-cell office:value-type="string">
            <text:p> usually responds within 5 minutes</text:p>
          </table:table-cell>
          <table:table-cell office:value-type="string">
            <text:p>McCone Properties</text:p>
          </table:table-cell>
          <table:table-cell office:value-type="string">
            <text:p>(753 Properties)</text:p>
          </table:table-cell>
          <table:table-cell office:value-type="string">
            <text:p>Maids Room, Central A/C, Balcony, Private Garden, Security, Covered Parking, Built in Wardrobes, Walk-in Closet</text:p>
          </table:table-cell>
          <table:table-cell office:value-type="string">
            <text:p>12065</text:p>
          </table:table-cell>
          <table:table-cell office:value-type="string">
            <text:p>MCC-S-23388</text:p>
          </table:table-cell>
          <table:table-cell office:value-type="string">
            <text:p>12 days ago</text:p>
          </table:table-cell>
          <table:table-cell office:value-type="string">
            <text:p>69331247401</text:p>
          </table:table-cell>
          <table:table-cell office:value-type="string">
            <text:p>https://trakheesi.dubailand.gov.ae/rev/madmoun/listing/validation?khevJujtDig=ghbfpucooa0vdbsxwhimv0sy6pgl3ukr75qnxiqnkiycuggxa</text:p>
          </table:table-cell>
        </table:table-row>
        <table:table-row>
          <table:table-cell office:value-type="string">
            <text:p>Sun Apr 14 02:08:47 2024</text:p>
          </table:table-cell>
          <table:table-cell office:value-type="string">
            <text:p>Sun Apr 14 02:08:47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Mudon</text:p>
          </table:table-cell>
          <table:table-cell office:value-type="string">
            <text:p>Arabella Townhouses 1</text:p>
          </table:table-cell>
          <table:table-cell office:value-type="string">
            <text:p>Arabella Townhouses</text:p>
          </table:table-cell>
          <table:table-cell office:value-type="string">
            <text:p/>
          </table:table-cell>
          <table:table-cell office:value-type="string">
            <text:p/>
          </table:table-cell>
          <table:table-cell office:value-type="string">
            <text:p>Townhouse</text:p>
          </table:table-cell>
          <table:table-cell office:value-type="string">
            <text:p>2,300 sqft / 214 sqm</text:p>
          </table:table-cell>
          <table:table-cell office:value-type="string">
            <text:p>3  + Maid</text:p>
          </table:table-cell>
          <table:table-cell office:value-type="string">
            <text:p>3</text:p>
          </table:table-cell>
          <table:table-cell office:value-type="string">
            <text:p>Vastu 3 Beds I Spacious I Single Row Middle Unit</text:p>
          </table:table-cell>
          <table:table-cell office:value-type="string">
            <text:p>3,100,000 AED</text:p>
          </table:table-cell>
          <table:table-cell office:value-type="string">
            <text:p>12,940 AED/month</text:p>
          </table:table-cell>
          <table:table-cell office:value-type="string">
            <text:p>https://www.propertyfinder.ae/en/plp/buy/townhouse-for-sale-dubai-mudon-arabella-townhouses-arabella-townhouses-1-11326448.html</text:p>
          </table:table-cell>
          <table:table-cell office:value-type="string">
            <text:p>TOWNHOUSE FOR SALE IN ARABELLA TOWNHOUSES 1, ARABELLA TOWNHOUSES</text:p>
          </table:table-cell>
          <table:table-cell office:value-type="string">
            <text:p>fam Property would like to offer this stunning 3BR Middle Unit Type A in Arabella Townhouses 1 !- PLOT SIZE 2300 Sqft- BUA 1984 Sqft"""""""""" RENTED TILL JULY 2024 and NOTICE IS NOT SERVED"""""""""""Property details below:- 3-bedroom + Maid’s room Middle Unit- Extremely well maintained- Landscaped Garden- Closed Kitchen- Master bedroom with En-suite bath- Laundry room, and powder room- Floor-to-Ceiling Glass Windows- 2 Car park garage- Easy Highway Access- Jogging and walking Tracks- Pet-friendly Community- Football Field- Basketball CourtMudon is a family-oriented community that offers residents a tranquil yet active lifestyle fifteen minutes away from downtown Dubai, in a friendly self-contained neighborhood with its own shopping center, schools, nursery, health club, Mosque, and parks. This 30 million sq. ft. residential development will be home to over 4000 people with 800+ villas and townhousesfäm Properties  Contact Us - +971-42483614 Toll free: 800fam800 (800 326 800)  Email: cc@famproperties.com Visit our website: famproperties.com</text:p>
          </table:table-cell>
          <table:table-cell office:value-type="string">
            <text:p>+97142483614</text:p>
          </table:table-cell>
          <table:table-cell office:value-type="string">
            <text:p>https://api.whatsapp.com/send?phone=+97145560345&amp;text=Hello%2C%0AI+would+like+to+get+more+information+about+this+property+you+posted+on+propertyfinder.ae%0A+%0AReference%3A+PF-VS-107961%0AType%3A+Townhouse%0APrice%3A+3%2C100%2C000+AED+%0ALocation%3A+Arabella+Townhouses+1+%0ALink%3A+https%3A%2F%2Fwww.propertyfinder.ae%2Fto%2F11326448%2Fen+%0A+%0AAny+changes+made+to+this+message+will+result+in+the+enquiry+not+being+sent+to+the+agent.</text:p>
          </table:table-cell>
          <table:table-cell office:value-type="string">
            <text:p>Rashid Irshad</text:p>
          </table:table-cell>
          <table:table-cell office:value-type="string">
            <text:p> usually responds within 5 minutes</text:p>
          </table:table-cell>
          <table:table-cell office:value-type="string">
            <text:p>fam Properties - Branch 4</text:p>
          </table:table-cell>
          <table:table-cell office:value-type="string">
            <text:p>(202 Properties)</text:p>
          </table:table-cell>
          <table:table-cell office:value-type="string">
            <text:p>Maids Room, Balcony, Private Garden, Shared Pool, Built in Wardrobes, Walk-in Closet, Pets Allowed, Shared Gym, Vastu-compliant</text:p>
          </table:table-cell>
          <table:table-cell office:value-type="string">
            <text:p>1858</text:p>
          </table:table-cell>
          <table:table-cell office:value-type="string">
            <text:p>PF-VS-107961</text:p>
          </table:table-cell>
          <table:table-cell office:value-type="string">
            <text:p>15 days ago</text:p>
          </table:table-cell>
          <table:table-cell office:value-type="string">
            <text:p>65277292943</text:p>
          </table:table-cell>
          <table:table-cell office:value-type="string">
            <text:p>https://trakheesi.dubailand.gov.ae/rev/madmoun/listing/validation?khevJujtDig=bh57kmkyr3gcqxyaoy8u1tf9dfkqjahkehweigccciphkgcqq</text:p>
          </table:table-cell>
        </table:table-row>
        <table:table-row>
          <table:table-cell office:value-type="string">
            <text:p>Sun Apr 14 02:08:51 2024</text:p>
          </table:table-cell>
          <table:table-cell office:value-type="string">
            <text:p>Sun Apr 14 02:08:51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Mudon</text:p>
          </table:table-cell>
          <table:table-cell office:value-type="string">
            <text:p>Arabella Townhouses 1</text:p>
          </table:table-cell>
          <table:table-cell office:value-type="string">
            <text:p>Arabella Townhouses</text:p>
          </table:table-cell>
          <table:table-cell office:value-type="string">
            <text:p/>
          </table:table-cell>
          <table:table-cell office:value-type="string">
            <text:p/>
          </table:table-cell>
          <table:table-cell office:value-type="string">
            <text:p>Townhouse</text:p>
          </table:table-cell>
          <table:table-cell office:value-type="string">
            <text:p>2,300 sqft / 214 sqm</text:p>
          </table:table-cell>
          <table:table-cell office:value-type="string">
            <text:p>3  + Maid</text:p>
          </table:table-cell>
          <table:table-cell office:value-type="string">
            <text:p>3</text:p>
          </table:table-cell>
          <table:table-cell office:value-type="string">
            <text:p>Vastu 3 Beds I Spacious I Single Row Middle Unit</text:p>
          </table:table-cell>
          <table:table-cell office:value-type="string">
            <text:p>3,100,000 AED</text:p>
          </table:table-cell>
          <table:table-cell office:value-type="string">
            <text:p>12,940 AED/month</text:p>
          </table:table-cell>
          <table:table-cell office:value-type="string">
            <text:p>https://www.propertyfinder.ae/en/plp/buy/townhouse-for-sale-dubai-mudon-arabella-townhouses-arabella-townhouses-1-11326448.html</text:p>
          </table:table-cell>
          <table:table-cell office:value-type="string">
            <text:p>TOWNHOUSE FOR SALE IN ARABELLA TOWNHOUSES 1, ARABELLA TOWNHOUSES</text:p>
          </table:table-cell>
          <table:table-cell office:value-type="string">
            <text:p>fam Property would like to offer this stunning 3BR Middle Unit Type A in Arabella Townhouses 1 !- PLOT SIZE 2300 Sqft- BUA 1984 Sqft"""""""""" RENTED TILL JULY 2024 and NOTICE IS NOT SERVED"""""""""""Property details below:- 3-bedroom + Maid’s room Middle Unit- Extremely well maintained- Landscaped Garden- Closed Kitchen- Master bedroom with En-suite bath- Laundry room, and powder room- Floor-to-Ceiling Glass Windows- 2 Car park garage- Easy Highway Access- Jogging and walking Tracks- Pet-friendly Community- Football Field- Basketball CourtMudon is a family-oriented community that offers residents a tranquil yet active lifestyle fifteen minutes away from downtown Dubai, in a friendly self-contained neighborhood with its own shopping center, schools, nursery, health club, Mosque, and parks. This 30 million sq. ft. residential development will be home to over 4000 people with 800+ villas and townhousesfäm Properties  Contact Us - +971-42483614 Toll free: 800fam800 (800 326 800)  Email: cc@famproperties.com Visit our website: famproperties.com</text:p>
          </table:table-cell>
          <table:table-cell office:value-type="string">
            <text:p>+97142483614</text:p>
          </table:table-cell>
          <table:table-cell office:value-type="string">
            <text:p>https://api.whatsapp.com/send?phone=+97145560345&amp;text=Hello%2C%0AI+would+like+to+get+more+information+about+this+property+you+posted+on+propertyfinder.ae%0A+%0AReference%3A+PF-VS-107961%0AType%3A+Townhouse%0APrice%3A+3%2C100%2C000+AED+%0ALocation%3A+Arabella+Townhouses+1+%0ALink%3A+https%3A%2F%2Fwww.propertyfinder.ae%2Fto%2F11326448%2Fen+%0A+%0AAny+changes+made+to+this+message+will+result+in+the+enquiry+not+being+sent+to+the+agent.</text:p>
          </table:table-cell>
          <table:table-cell office:value-type="string">
            <text:p>Rashid Irshad</text:p>
          </table:table-cell>
          <table:table-cell office:value-type="string">
            <text:p> usually responds within 5 minutes</text:p>
          </table:table-cell>
          <table:table-cell office:value-type="string">
            <text:p>fam Properties - Branch 4</text:p>
          </table:table-cell>
          <table:table-cell office:value-type="string">
            <text:p>(202 Properties)</text:p>
          </table:table-cell>
          <table:table-cell office:value-type="string">
            <text:p>Maids Room, Balcony, Private Garden, Shared Pool, Built in Wardrobes, Walk-in Closet, Pets Allowed, Shared Gym, Vastu-compliant</text:p>
          </table:table-cell>
          <table:table-cell office:value-type="string">
            <text:p>1858</text:p>
          </table:table-cell>
          <table:table-cell office:value-type="string">
            <text:p>PF-VS-107961</text:p>
          </table:table-cell>
          <table:table-cell office:value-type="string">
            <text:p>15 days ago</text:p>
          </table:table-cell>
          <table:table-cell office:value-type="string">
            <text:p>65277292943</text:p>
          </table:table-cell>
          <table:table-cell office:value-type="string">
            <text:p>https://trakheesi.dubailand.gov.ae/rev/madmoun/listing/validation?khevJujtDig=bh57kmkyr3gcqxyaoy8u1tf9dfkqjahkehweigccciphkgcqq</text:p>
          </table:table-cell>
        </table:table-row>
        <table:table-row>
          <table:table-cell office:value-type="string">
            <text:p>Sun Apr 14 02:08:56 2024</text:p>
          </table:table-cell>
          <table:table-cell office:value-type="string">
            <text:p>Sun Apr 14 02:08:56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South (Dubai World Central)</text:p>
          </table:table-cell>
          <table:table-cell office:value-type="string">
            <text:p>The Pulse Beachfront</text:p>
          </table:table-cell>
          <table:table-cell office:value-type="string">
            <text:p>The Pulse</text:p>
          </table:table-cell>
          <table:table-cell office:value-type="string">
            <text:p/>
          </table:table-cell>
          <table:table-cell office:value-type="string">
            <text:p/>
          </table:table-cell>
          <table:table-cell office:value-type="string">
            <text:p>Villa</text:p>
          </table:table-cell>
          <table:table-cell office:value-type="string">
            <text:p>3,306 sqft / 307 sqm</text:p>
          </table:table-cell>
          <table:table-cell office:value-type="string">
            <text:p>4  + Maid</text:p>
          </table:table-cell>
          <table:table-cell office:value-type="string">
            <text:p>6</text:p>
          </table:table-cell>
          <table:table-cell office:value-type="string">
            <text:p>Multiple Options | Phase 3 | PH Payment Plan</text:p>
          </table:table-cell>
          <table:table-cell office:value-type="string">
            <text:p>2,950,000 AED</text:p>
          </table:table-cell>
          <table:table-cell office:value-type="string">
            <text:p>12,314 AED/month</text:p>
          </table:table-cell>
          <table:table-cell office:value-type="string">
            <text:p>https://www.propertyfinder.ae/en/plp/buy/villa-for-sale-dubai-dubai-south-dubai-world-central-the-pulse-the-pulse-beachfront-11379213.html</text:p>
          </table:table-cell>
          <table:table-cell office:value-type="string">
            <text:p>VILLA FOR SALE IN THE PULSE BEACHFRONT, THE PULSE</text:p>
          </table:table-cell>
          <table:table-cell office:value-type="string">
            <text:p>Jack Easson and McCone Properties are delighted to welcome this epitome of coastal luxury living at Pulse Beachfront in Dubai South. This spectacular 4-bedroom middle unit is set to be handed over in the early stages of 2025 - and features the luxury of a post-handover payment plan!Nestled within this exclusive beachfront community, this villa promises a lifestyle of unparalleled comfort, sophistication, and the reputation which comes with living in such high quality surroundings.Features- Rooftop Terrace- Spacious Garden- Beach Access- Space for Private Pool- Gated Community- Maid Room- Laundry Room- Gym- Swimming Pool- 24/7 SecurityAs you approach this exquisite home, you're greeted by contemporary architecture and lush landscaping, creating a captivating first impression.The villa features four generously sized bedrooms, each offering privacy, comfort, and stunning views of the surrounding landscape. The master suite is a luxurious retreat, complete with a walk-in closet, en-suite bathroom, and a private balcony.Outside, the villa boasts a private garden and terrace, providing a peaceful setting for outdoor dining. Residents of Pulse Beachfront also have access to a range of exclusive amenities, including a swimming pool, fitness center, landscaped gardens, and direct beach access.Located in Dubai South, Pulse Beachfront offers convenient access to major transportation routes connecting Dubai to Abu Dhabi.Don't miss the opportunity to secure your place in this prestigious community and make your dream home a reality, by contacting Jack Easson today on +971 52 399 2781.</text:p>
          </table:table-cell>
          <table:table-cell office:value-type="string">
            <text:p>+971565115476</text:p>
          </table:table-cell>
          <table:table-cell office:value-type="string">
            <text:p>https://api.whatsapp.com/send?phone=+97145560345&amp;text=Hello%2C%0AI+would+like+to+get+more+information+about+this+property+you+posted+on+propertyfinder.ae%0A+%0AReference%3A+MCC-S-23612%0AType%3A+Villa%0APrice%3A+2%2C950%2C000+AED+%0ALocation%3A+The+Pulse+Beachfront+%0ALink%3A+https%3A%2F%2Fwww.propertyfinder.ae%2Fto%2F11379213%2Fen+%0A+%0AAny+changes+made+to+this+message+will+result+in+the+enquiry+not+being+sent+to+the+agent.</text:p>
          </table:table-cell>
          <table:table-cell office:value-type="string">
            <text:p>Jack Easson</text:p>
          </table:table-cell>
          <table:table-cell office:value-type="string">
            <text:p> usually responds within 5 minutes</text:p>
          </table:table-cell>
          <table:table-cell office:value-type="string">
            <text:p>McCone Properties</text:p>
          </table:table-cell>
          <table:table-cell office:value-type="string">
            <text:p>(753 Properties)</text:p>
          </table:table-cell>
          <table:table-cell office:value-type="string">
            <text:p>Maids Room, Study, Central A/C, Balcony, Private Garden, Private Pool, Shared Pool, Shared Spa, Security, Covered Parking, Built in Wardrobes, Walk-in Closet, Kitchen Appliances, Pets Allowed, Shared Gym, Children's Pool, Children's Play Area, Barbecue Area</text:p>
          </table:table-cell>
          <table:table-cell office:value-type="string">
            <text:p>12065</text:p>
          </table:table-cell>
          <table:table-cell office:value-type="string">
            <text:p>MCC-S-23612</text:p>
          </table:table-cell>
          <table:table-cell office:value-type="string">
            <text:p>4 days ago</text:p>
          </table:table-cell>
          <table:table-cell office:value-type="string">
            <text:p>69404713213</text:p>
          </table:table-cell>
          <table:table-cell office:value-type="string">
            <text:p>https://trakheesi.dubailand.gov.ae/rev/madmoun/listing/validation?khevJujtDig=jnmt8vkxwrc2x4usgck6ek09krzqd5a225mtzjunwgpnzkprk</text:p>
          </table:table-cell>
        </table:table-row>
        <table:table-row>
          <table:table-cell office:value-type="string">
            <text:p>Sun Apr 14 02:09:04 2024</text:p>
          </table:table-cell>
          <table:table-cell office:value-type="string">
            <text:p>Sun Apr 14 02:09:04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South (Dubai World Central)</text:p>
          </table:table-cell>
          <table:table-cell office:value-type="string">
            <text:p>The Pulse Beachfront</text:p>
          </table:table-cell>
          <table:table-cell office:value-type="string">
            <text:p>The Pulse</text:p>
          </table:table-cell>
          <table:table-cell office:value-type="string">
            <text:p/>
          </table:table-cell>
          <table:table-cell office:value-type="string">
            <text:p/>
          </table:table-cell>
          <table:table-cell office:value-type="string">
            <text:p>Villa</text:p>
          </table:table-cell>
          <table:table-cell office:value-type="string">
            <text:p>3,306 sqft / 307 sqm</text:p>
          </table:table-cell>
          <table:table-cell office:value-type="string">
            <text:p>4  + Maid</text:p>
          </table:table-cell>
          <table:table-cell office:value-type="string">
            <text:p>6</text:p>
          </table:table-cell>
          <table:table-cell office:value-type="string">
            <text:p>Multiple Options | Phase 3 | PH Payment Plan</text:p>
          </table:table-cell>
          <table:table-cell office:value-type="string">
            <text:p>2,950,000 AED</text:p>
          </table:table-cell>
          <table:table-cell office:value-type="string">
            <text:p>12,314 AED/month</text:p>
          </table:table-cell>
          <table:table-cell office:value-type="string">
            <text:p>https://www.propertyfinder.ae/en/plp/buy/villa-for-sale-dubai-dubai-south-dubai-world-central-the-pulse-the-pulse-beachfront-11379213.html</text:p>
          </table:table-cell>
          <table:table-cell office:value-type="string">
            <text:p>VILLA FOR SALE IN THE PULSE BEACHFRONT, THE PULSE</text:p>
          </table:table-cell>
          <table:table-cell office:value-type="string">
            <text:p>Jack Easson and McCone Properties are delighted to welcome this epitome of coastal luxury living at Pulse Beachfront in Dubai South. This spectacular 4-bedroom middle unit is set to be handed over in the early stages of 2025 - and features the luxury of a post-handover payment plan!Nestled within this exclusive beachfront community, this villa promises a lifestyle of unparalleled comfort, sophistication, and the reputation which comes with living in such high quality surroundings.Features- Rooftop Terrace- Spacious Garden- Beach Access- Space for Private Pool- Gated Community- Maid Room- Laundry Room- Gym- Swimming Pool- 24/7 SecurityAs you approach this exquisite home, you're greeted by contemporary architecture and lush landscaping, creating a captivating first impression.The villa features four generously sized bedrooms, each offering privacy, comfort, and stunning views of the surrounding landscape. The master suite is a luxurious retreat, complete with a walk-in closet, en-suite bathroom, and a private balcony.Outside, the villa boasts a private garden and terrace, providing a peaceful setting for outdoor dining. Residents of Pulse Beachfront also have access to a range of exclusive amenities, including a swimming pool, fitness center, landscaped gardens, and direct beach access.Located in Dubai South, Pulse Beachfront offers convenient access to major transportation routes connecting Dubai to Abu Dhabi.Don't miss the opportunity to secure your place in this prestigious community and make your dream home a reality, by contacting Jack Easson today on +971 52 399 2781.</text:p>
          </table:table-cell>
          <table:table-cell office:value-type="string">
            <text:p>+971565115476</text:p>
          </table:table-cell>
          <table:table-cell office:value-type="string">
            <text:p>https://api.whatsapp.com/send?phone=+97145560345&amp;text=Hello%2C%0AI+would+like+to+get+more+information+about+this+property+you+posted+on+propertyfinder.ae%0A+%0AReference%3A+MCC-S-23612%0AType%3A+Villa%0APrice%3A+2%2C950%2C000+AED+%0ALocation%3A+The+Pulse+Beachfront+%0ALink%3A+https%3A%2F%2Fwww.propertyfinder.ae%2Fto%2F11379213%2Fen+%0A+%0AAny+changes+made+to+this+message+will+result+in+the+enquiry+not+being+sent+to+the+agent.</text:p>
          </table:table-cell>
          <table:table-cell office:value-type="string">
            <text:p>Jack Easson</text:p>
          </table:table-cell>
          <table:table-cell office:value-type="string">
            <text:p> usually responds within 5 minutes</text:p>
          </table:table-cell>
          <table:table-cell office:value-type="string">
            <text:p>McCone Properties</text:p>
          </table:table-cell>
          <table:table-cell office:value-type="string">
            <text:p>(753 Properties)</text:p>
          </table:table-cell>
          <table:table-cell office:value-type="string">
            <text:p>Maids Room, Study, Central A/C, Balcony, Private Garden, Private Pool, Shared Pool, Shared Spa, Security, Covered Parking, Built in Wardrobes, Walk-in Closet, Kitchen Appliances, Pets Allowed, Shared Gym, Children's Pool, Children's Play Area, Barbecue Area</text:p>
          </table:table-cell>
          <table:table-cell office:value-type="string">
            <text:p>12065</text:p>
          </table:table-cell>
          <table:table-cell office:value-type="string">
            <text:p>MCC-S-23612</text:p>
          </table:table-cell>
          <table:table-cell office:value-type="string">
            <text:p>4 days ago</text:p>
          </table:table-cell>
          <table:table-cell office:value-type="string">
            <text:p>69404713213</text:p>
          </table:table-cell>
          <table:table-cell office:value-type="string">
            <text:p>https://trakheesi.dubailand.gov.ae/rev/madmoun/listing/validation?khevJujtDig=jnmt8vkxwrc2x4usgck6ek09krzqd5a225mtzjunwgpnzkprk</text:p>
          </table:table-cell>
        </table:table-row>
        <table:table-row>
          <table:table-cell office:value-type="string">
            <text:p>Sun Apr 14 02:09:09 2024</text:p>
          </table:table-cell>
          <table:table-cell office:value-type="string">
            <text:p>Sun Apr 14 02:09:09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Jumeirah Park</text:p>
          </table:table-cell>
          <table:table-cell office:value-type="string">
            <text:p>Legacy</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3,527 sqft / 328 sqm</text:p>
          </table:table-cell>
          <table:table-cell office:value-type="string">
            <text:p>3  + Maid</text:p>
          </table:table-cell>
          <table:table-cell office:value-type="string">
            <text:p>4</text:p>
          </table:table-cell>
          <table:table-cell office:value-type="string">
            <text:p>New listing | Great location | Call Archie now!</text:p>
          </table:table-cell>
          <table:table-cell office:value-type="string">
            <text:p>6,150,000 AED</text:p>
          </table:table-cell>
          <table:table-cell office:value-type="string">
            <text:p>22,463 AED/month</text:p>
          </table:table-cell>
          <table:table-cell office:value-type="string">
            <text:p>https://www.propertyfinder.ae/en/plp/buy/villa-for-sale-dubai-jumeirah-park-legacy-11335419.html</text:p>
          </table:table-cell>
          <table:table-cell office:value-type="string">
            <text:p>VILLA FOR SALE IN LEGACY, JUMEIRAH PARK</text:p>
          </table:table-cell>
          <table:table-cell office:value-type="string">
            <text:p>- 3 Bedroom- 4 Bathroom- L shaped living- BUA 3,527 sq.ft- Plot 5,677 sq.ft- Great Location- Walking distance to pavilion- Legacy- Motivated sellerArchie Adams is proud to bring to the market this beautifully upgraded 3 bedroom large villa for rent in the very desirable area of Jumeirah Park.The property is situated in the heart of Jumeirah Park, within close proximity of the award winning schools and local amenities including the Jumeirah Park clubhouse with Olympic 50m swimming pool and state of the art gym.This unit benefits from 3 spacious bedrooms, with three en-suite bathrooms. The large reception rooms and entertaining space make this the perfect family home.Finance can be arrange through haus and haus.Please call for more information, to arrange a viewing or to make an offer.For further details, please drop into our flagship office at the Gold &amp; Diamond Park - or browse the incredible selection of properties we maintain at the haus &amp; haus website. Our specialist brokers will be happy to answer any industry related query you have.</text:p>
          </table:table-cell>
          <table:table-cell office:value-type="string">
            <text:p>+971549944574</text:p>
          </table:table-cell>
          <table:table-cell office:value-type="string">
            <text:p>https://api.whatsapp.com/send?phone=+97145560345&amp;text=Hello%2C%0AI+would+like+to+get+more+information+about+this+property+you+posted+on+propertyfinder.ae%0A+%0AReference%3A+ADM240774%0AType%3A+Villa%0APrice%3A+6%2C150%2C000+AED+%0ALocation%3A+Legacy+%0ALink%3A+https%3A%2F%2Fwww.propertyfinder.ae%2Fto%2F11335419%2Fen+%0A+%0AAny+changes+made+to+this+message+will+result+in+the+enquiry+not+being+sent+to+the+agent.</text:p>
          </table:table-cell>
          <table:table-cell office:value-type="string">
            <text:p>Archie Adams</text:p>
          </table:table-cell>
          <table:table-cell office:value-type="string">
            <text:p> usually responds within 5 minutes</text:p>
          </table:table-cell>
          <table:table-cell office:value-type="string">
            <text:p>haus &amp; haus</text:p>
          </table:table-cell>
          <table:table-cell office:value-type="string">
            <text:p>(1425 Properties)</text:p>
          </table:table-cell>
          <table:table-cell office:value-type="string">
            <text:p>Maids Room, Study, Central A/C, Balcony, Private Garden, Security, Covered Parking, Built in Wardrobes, Walk-in Closet</text:p>
          </table:table-cell>
          <table:table-cell office:value-type="string">
            <text:p>12357</text:p>
          </table:table-cell>
          <table:table-cell office:value-type="string">
            <text:p>ADM240774</text:p>
          </table:table-cell>
          <table:table-cell office:value-type="string">
            <text:p>12 days ago</text:p>
          </table:table-cell>
          <table:table-cell office:value-type="string">
            <text:p>6513718400</text:p>
          </table:table-cell>
          <table:table-cell office:value-type="string">
            <text:p>https://trakheesi.dubailand.gov.ae/rev/madmoun/listing/validation?khevJujtDig=hsmhhc8aj6s753s27paqzx477i6w2w5jsg1dekfbbbbrjbbet</text:p>
          </table:table-cell>
        </table:table-row>
        <table:table-row>
          <table:table-cell office:value-type="string">
            <text:p>Sun Apr 14 02:09:15 2024</text:p>
          </table:table-cell>
          <table:table-cell office:value-type="string">
            <text:p>Sun Apr 14 02:09:15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Town Square</text:p>
          </table:table-cell>
          <table:table-cell office:value-type="string">
            <text:p>Naseem Townhouses</text:p>
          </table:table-cell>
          <table:table-cell office:value-type="string">
            <text:p/>
          </table:table-cell>
          <table:table-cell office:value-type="string">
            <text:p/>
          </table:table-cell>
          <table:table-cell office:value-type="string">
            <text:p/>
          </table:table-cell>
          <table:table-cell office:value-type="string">
            <text:p>Townhouse</text:p>
          </table:table-cell>
          <table:table-cell office:value-type="string">
            <text:p>2,014 sqft / 187 sqm</text:p>
          </table:table-cell>
          <table:table-cell office:value-type="string">
            <text:p>3  + Maid</text:p>
          </table:table-cell>
          <table:table-cell office:value-type="string">
            <text:p>4</text:p>
          </table:table-cell>
          <table:table-cell office:value-type="string">
            <text:p>Vacant Soon | Green Belt | Type 1</text:p>
          </table:table-cell>
          <table:table-cell office:value-type="string">
            <text:p>2,300,000 AED</text:p>
          </table:table-cell>
          <table:table-cell office:value-type="string">
            <text:p>9,601 AED/month</text:p>
          </table:table-cell>
          <table:table-cell office:value-type="string">
            <text:p>https://www.propertyfinder.ae/en/plp/buy/townhouse-for-sale-dubai-town-square-naseem-townhouses-11347670.html</text:p>
          </table:table-cell>
          <table:table-cell office:value-type="string">
            <text:p>TOWNHOUSE FOR SALE IN NASEEM TOWNHOUSES, TOWN SQUARE</text:p>
          </table:table-cell>
          <table:table-cell office:value-type="string">
            <text:p>Arabian Estates is proud to present to you this 3 bedroom plus maids townhouse in Naseem, Townsquare.- 3 Bedrooms- Maids Room- Green Belt- Vacant end of May- Plot size 2,013.82 sq ft- Type 1- Call Lewis on +971 (0)50 832 6839 for more detailsThe community boasts a swimming pool, gym and childrens parks which makes it very family friendly.The townhouse offers 3 bedrooms with a en-suite in the master bedroom and a balcony. All bedrooms come with built in wardrobe space. The kitchen, living and dining area is open plan with direct access to your own private garden.The property also boasts a family bathroom, guest W/C, maids room with bathroom, storage cupboard and private driveway.For more information and viewing, please call Lewis Chambers | Senior Sales Broker Mobile No: | +971 (0)50 832 6839 RERA BRN| 54355Arabian Estates is real estate agency based in Dubai. With a team of experienced and service minded agent ready to help clients buy, sell and rent their properties.</text:p>
          </table:table-cell>
          <table:table-cell office:value-type="string">
            <text:p>+971565224201</text:p>
          </table:table-cell>
          <table:table-cell office:value-type="string">
            <text:p>https://api.whatsapp.com/send?phone=+97145560345&amp;text=Hello%2C%0AI+would+like+to+get+more+information+about+this+property+you+posted+on+propertyfinder.ae%0A+%0AReference%3A+PB-S-4856%0AType%3A+Townhouse%0APrice%3A+2%2C300%2C000+AED+%0ALocation%3A+Naseem+Townhouses+%0ALink%3A+https%3A%2F%2Fwww.propertyfinder.ae%2Fto%2F11347670%2Fen+%0A+%0AAny+changes+made+to+this+message+will+result+in+the+enquiry+not+being+sent+to+the+agent.</text:p>
          </table:table-cell>
          <table:table-cell office:value-type="string">
            <text:p>Lewis Chambers</text:p>
          </table:table-cell>
          <table:table-cell office:value-type="string">
            <text:p> usually responds within 5 minutes</text:p>
          </table:table-cell>
          <table:table-cell office:value-type="string">
            <text:p>Arabian Estates</text:p>
          </table:table-cell>
          <table:table-cell office:value-type="string">
            <text:p>(351 Properties)</text:p>
          </table:table-cell>
          <table:table-cell office:value-type="string">
            <text:p>Maids Room, Central A/C, Balcony, Private Garden, Shared Pool, Security, Covered Parking, Built in Wardrobes, Pets Allowed, Shared Gym</text:p>
          </table:table-cell>
          <table:table-cell office:value-type="string">
            <text:p>939996</text:p>
          </table:table-cell>
          <table:table-cell office:value-type="string">
            <text:p>PB-S-4856</text:p>
          </table:table-cell>
          <table:table-cell office:value-type="string">
            <text:p>10 days ago</text:p>
          </table:table-cell>
          <table:table-cell office:value-type="string">
            <text:p>69173187191</text:p>
          </table:table-cell>
          <table:table-cell office:value-type="string">
            <text:p>https://trakheesi.dubailand.gov.ae/rev/madmoun/listing/validation?khevJujtDig=265tf41w216u5cpy4srl36oj0fp0etq5pgqqejmdaplyhstod</text:p>
          </table:table-cell>
        </table:table-row>
        <table:table-row>
          <table:table-cell office:value-type="string">
            <text:p>Sun Apr 14 02:09:21 2024</text:p>
          </table:table-cell>
          <table:table-cell office:value-type="string">
            <text:p>Sun Apr 14 02:09:21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Town Square</text:p>
          </table:table-cell>
          <table:table-cell office:value-type="string">
            <text:p>Naseem Townhouses</text:p>
          </table:table-cell>
          <table:table-cell office:value-type="string">
            <text:p/>
          </table:table-cell>
          <table:table-cell office:value-type="string">
            <text:p/>
          </table:table-cell>
          <table:table-cell office:value-type="string">
            <text:p/>
          </table:table-cell>
          <table:table-cell office:value-type="string">
            <text:p>Townhouse</text:p>
          </table:table-cell>
          <table:table-cell office:value-type="string">
            <text:p>2,014 sqft / 187 sqm</text:p>
          </table:table-cell>
          <table:table-cell office:value-type="string">
            <text:p>3  + Maid</text:p>
          </table:table-cell>
          <table:table-cell office:value-type="string">
            <text:p>4</text:p>
          </table:table-cell>
          <table:table-cell office:value-type="string">
            <text:p>Vacant Soon | Green Belt | Type 1</text:p>
          </table:table-cell>
          <table:table-cell office:value-type="string">
            <text:p>2,300,000 AED</text:p>
          </table:table-cell>
          <table:table-cell office:value-type="string">
            <text:p>9,601 AED/month</text:p>
          </table:table-cell>
          <table:table-cell office:value-type="string">
            <text:p>https://www.propertyfinder.ae/en/plp/buy/townhouse-for-sale-dubai-town-square-naseem-townhouses-11347670.html</text:p>
          </table:table-cell>
          <table:table-cell office:value-type="string">
            <text:p>TOWNHOUSE FOR SALE IN NASEEM TOWNHOUSES, TOWN SQUARE</text:p>
          </table:table-cell>
          <table:table-cell office:value-type="string">
            <text:p>Arabian Estates is proud to present to you this 3 bedroom plus maids townhouse in Naseem, Townsquare.- 3 Bedrooms- Maids Room- Green Belt- Vacant end of May- Plot size 2,013.82 sq ft- Type 1- Call Lewis on +971 (0)50 832 6839 for more detailsThe community boasts a swimming pool, gym and childrens parks which makes it very family friendly.The townhouse offers 3 bedrooms with a en-suite in the master bedroom and a balcony. All bedrooms come with built in wardrobe space. The kitchen, living and dining area is open plan with direct access to your own private garden.The property also boasts a family bathroom, guest W/C, maids room with bathroom, storage cupboard and private driveway.For more information and viewing, please call Lewis Chambers | Senior Sales Broker Mobile No: | +971 (0)50 832 6839 RERA BRN| 54355Arabian Estates is real estate agency based in Dubai. With a team of experienced and service minded agent ready to help clients buy, sell and rent their properties.</text:p>
          </table:table-cell>
          <table:table-cell office:value-type="string">
            <text:p>+971565224201</text:p>
          </table:table-cell>
          <table:table-cell office:value-type="string">
            <text:p>https://api.whatsapp.com/send?phone=+97145560345&amp;text=Hello%2C%0AI+would+like+to+get+more+information+about+this+property+you+posted+on+propertyfinder.ae%0A+%0AReference%3A+PB-S-4856%0AType%3A+Townhouse%0APrice%3A+2%2C300%2C000+AED+%0ALocation%3A+Naseem+Townhouses+%0ALink%3A+https%3A%2F%2Fwww.propertyfinder.ae%2Fto%2F11347670%2Fen+%0A+%0AAny+changes+made+to+this+message+will+result+in+the+enquiry+not+being+sent+to+the+agent.</text:p>
          </table:table-cell>
          <table:table-cell office:value-type="string">
            <text:p>Lewis Chambers</text:p>
          </table:table-cell>
          <table:table-cell office:value-type="string">
            <text:p> usually responds within 5 minutes</text:p>
          </table:table-cell>
          <table:table-cell office:value-type="string">
            <text:p>Arabian Estates</text:p>
          </table:table-cell>
          <table:table-cell office:value-type="string">
            <text:p>(351 Properties)</text:p>
          </table:table-cell>
          <table:table-cell office:value-type="string">
            <text:p>Maids Room, Central A/C, Balcony, Private Garden, Shared Pool, Security, Covered Parking, Built in Wardrobes, Pets Allowed, Shared Gym</text:p>
          </table:table-cell>
          <table:table-cell office:value-type="string">
            <text:p>939996</text:p>
          </table:table-cell>
          <table:table-cell office:value-type="string">
            <text:p>PB-S-4856</text:p>
          </table:table-cell>
          <table:table-cell office:value-type="string">
            <text:p>10 days ago</text:p>
          </table:table-cell>
          <table:table-cell office:value-type="string">
            <text:p>69173187191</text:p>
          </table:table-cell>
          <table:table-cell office:value-type="string">
            <text:p>https://trakheesi.dubailand.gov.ae/rev/madmoun/listing/validation?khevJujtDig=265tf41w216u5cpy4srl36oj0fp0etq5pgqqejmdaplyhstod</text:p>
          </table:table-cell>
        </table:table-row>
        <table:table-row>
          <table:table-cell office:value-type="string">
            <text:p>Sun Apr 14 02:09:28 2024</text:p>
          </table:table-cell>
          <table:table-cell office:value-type="string">
            <text:p>Sun Apr 14 02:09:28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amac Hills 2</text:p>
          </table:table-cell>
          <table:table-cell office:value-type="string">
            <text:p>Just Cavalli Villas</text:p>
          </table:table-cell>
          <table:table-cell office:value-type="string">
            <text:p>Aquilegia</text:p>
          </table:table-cell>
          <table:table-cell office:value-type="string">
            <text:p/>
          </table:table-cell>
          <table:table-cell office:value-type="string">
            <text:p/>
          </table:table-cell>
          <table:table-cell office:value-type="string">
            <text:p>Townhouse</text:p>
          </table:table-cell>
          <table:table-cell office:value-type="string">
            <text:p>2,099 sqft / 195 sqm</text:p>
          </table:table-cell>
          <table:table-cell office:value-type="string">
            <text:p>3</text:p>
          </table:table-cell>
          <table:table-cell office:value-type="string">
            <text:p>3</text:p>
          </table:table-cell>
          <table:table-cell office:value-type="string">
            <text:p>Cavalli Branded | Tenanted | Motivated Seller</text:p>
          </table:table-cell>
          <table:table-cell office:value-type="string">
            <text:p>1,300,000 AED</text:p>
          </table:table-cell>
          <table:table-cell office:value-type="string">
            <text:p>5,427 AED/month</text:p>
          </table:table-cell>
          <table:table-cell office:value-type="string">
            <text:p>https://www.propertyfinder.ae/en/plp/buy/townhouse-for-sale-dubai-damac-hills-2-aquilegia-just-cavalli-villas-11347754.html</text:p>
          </table:table-cell>
          <table:table-cell office:value-type="string">
            <text:p>TOWNHOUSE FOR SALE IN JUST CAVALLI VILLAS, AQUILEGIA</text:p>
          </table:table-cell>
          <table:table-cell office:value-type="string">
            <text:p>Damac Hills 2 is a residential community located in Dubai, United Arab Emirates. It is a master-planned development by DAMAC Properties, one of the leading luxury real estate developers in the region. The community is designed to offer a luxurious and comfortable lifestyle with a range of amenities and facilities.Here are some key features and highlights of Damac Hills 2:Location: Damac Hills 2 is situated in Dubailand, one of Dubai's most sought-after areas. It offers easy access to major road networks, making it convenient for residents to commute to other parts of the city.Luxurious Villas and Apartments: The community features a variety of residential options, including stylish villas and apartments, designed to the highest standards of luxury and comfort.World-Class Amenities: Damac Hills 2 offers a wide range of amenities and facilities for residents to enjoy, including:Golf coursesParks and green spacesFitness centers and swimming poolsShopping malls and retail outletsSchools and nurseriesGolf Community: One of the standout features of Damac Hills 2 is its golf community. The development boasts a world-class golf course and golf club, providing residents with a unique and luxurious golfing experience.Security and Privacy: The community is gated and offers 24-hour security, ensuring a safe and secure living environment for residents.Overall, Damac Hills 2 is a prestigious residential community that offers a luxurious lifestyle, world-class amenities, and a prime location in Dubai. It is an ideal choice for those looking to invest in upscale living in one of the most vibrant cities in the world</text:p>
          </table:table-cell>
          <table:table-cell office:value-type="string">
            <text:p>+971502603803</text:p>
          </table:table-cell>
          <table:table-cell office:value-type="string">
            <text:p>https://api.whatsapp.com/send?phone=+97145560345&amp;text=Hello%2C%0AI+would+like+to+get+more+information+about+this+property+you+posted+on+propertyfinder.ae%0A+%0AReference%3A+AAFDHS2-S-54004%0AType%3A+Townhouse%0APrice%3A+1%2C300%2C000+AED+%0ALocation%3A+Just+Cavalli+Villas+%0ALink%3A+https%3A%2F%2Fwww.propertyfinder.ae%2Fto%2F11347754%2Fen+%0A+%0AAny+changes+made+to+this+message+will+result+in+the+enquiry+not+being+sent+to+the+agent.</text:p>
          </table:table-cell>
          <table:table-cell office:value-type="string">
            <text:p>Ali Atif</text:p>
          </table:table-cell>
          <table:table-cell office:value-type="string">
            <text:p> usually responds within 5 minutes</text:p>
          </table:table-cell>
          <table:table-cell office:value-type="string">
            <text:p>Exclusive Links Real Estate Brokers</text:p>
          </table:table-cell>
          <table:table-cell office:value-type="string">
            <text:p>(47 Properties)</text:p>
          </table:table-cell>
          <table:table-cell office:value-type="string">
            <text:p/>
          </table:table-cell>
          <table:table-cell office:value-type="string">
            <text:p>708</text:p>
          </table:table-cell>
          <table:table-cell office:value-type="string">
            <text:p>AAFDHS2-S-54004</text:p>
          </table:table-cell>
          <table:table-cell office:value-type="string">
            <text:p>10 days ago</text:p>
          </table:table-cell>
          <table:table-cell office:value-type="string">
            <text:p>65488708061</text:p>
          </table:table-cell>
          <table:table-cell office:value-type="string">
            <text:p>https://trakheesi.dubailand.gov.ae/rev/madmoun/listing/validation?khevJujtDig=usgpfivg9vx6pge2ct7dtf2p1l9v34glivazjgcclkfcohfkc</text:p>
          </table:table-cell>
        </table:table-row>
        <table:table-row>
          <table:table-cell office:value-type="string">
            <text:p>Sun Apr 14 02:09:44 2024</text:p>
          </table:table-cell>
          <table:table-cell office:value-type="string">
            <text:p>Sun Apr 14 02:09:44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amac Hills 2</text:p>
          </table:table-cell>
          <table:table-cell office:value-type="string">
            <text:p>Just Cavalli Villas</text:p>
          </table:table-cell>
          <table:table-cell office:value-type="string">
            <text:p>Aquilegia</text:p>
          </table:table-cell>
          <table:table-cell office:value-type="string">
            <text:p/>
          </table:table-cell>
          <table:table-cell office:value-type="string">
            <text:p/>
          </table:table-cell>
          <table:table-cell office:value-type="string">
            <text:p>Townhouse</text:p>
          </table:table-cell>
          <table:table-cell office:value-type="string">
            <text:p>2,099 sqft / 195 sqm</text:p>
          </table:table-cell>
          <table:table-cell office:value-type="string">
            <text:p>3</text:p>
          </table:table-cell>
          <table:table-cell office:value-type="string">
            <text:p>3</text:p>
          </table:table-cell>
          <table:table-cell office:value-type="string">
            <text:p>Cavalli Branded | Tenanted | Motivated Seller</text:p>
          </table:table-cell>
          <table:table-cell office:value-type="string">
            <text:p>1,300,000 AED</text:p>
          </table:table-cell>
          <table:table-cell office:value-type="string">
            <text:p>5,427 AED/month</text:p>
          </table:table-cell>
          <table:table-cell office:value-type="string">
            <text:p>https://www.propertyfinder.ae/en/plp/buy/townhouse-for-sale-dubai-damac-hills-2-aquilegia-just-cavalli-villas-11347754.html</text:p>
          </table:table-cell>
          <table:table-cell office:value-type="string">
            <text:p>TOWNHOUSE FOR SALE IN JUST CAVALLI VILLAS, AQUILEGIA</text:p>
          </table:table-cell>
          <table:table-cell office:value-type="string">
            <text:p>Damac Hills 2 is a residential community located in Dubai, United Arab Emirates. It is a master-planned development by DAMAC Properties, one of the leading luxury real estate developers in the region. The community is designed to offer a luxurious and comfortable lifestyle with a range of amenities and facilities.Here are some key features and highlights of Damac Hills 2:Location: Damac Hills 2 is situated in Dubailand, one of Dubai's most sought-after areas. It offers easy access to major road networks, making it convenient for residents to commute to other parts of the city.Luxurious Villas and Apartments: The community features a variety of residential options, including stylish villas and apartments, designed to the highest standards of luxury and comfort.World-Class Amenities: Damac Hills 2 offers a wide range of amenities and facilities for residents to enjoy, including:Golf coursesParks and green spacesFitness centers and swimming poolsShopping malls and retail outletsSchools and nurseriesGolf Community: One of the standout features of Damac Hills 2 is its golf community. The development boasts a world-class golf course and golf club, providing residents with a unique and luxurious golfing experience.Security and Privacy: The community is gated and offers 24-hour security, ensuring a safe and secure living environment for residents.Overall, Damac Hills 2 is a prestigious residential community that offers a luxurious lifestyle, world-class amenities, and a prime location in Dubai. It is an ideal choice for those looking to invest in upscale living in one of the most vibrant cities in the world</text:p>
          </table:table-cell>
          <table:table-cell office:value-type="string">
            <text:p>+971502603803</text:p>
          </table:table-cell>
          <table:table-cell office:value-type="string">
            <text:p>https://api.whatsapp.com/send?phone=+97145560345&amp;text=Hello%2C%0AI+would+like+to+get+more+information+about+this+property+you+posted+on+propertyfinder.ae%0A+%0AReference%3A+AAFDHS2-S-54004%0AType%3A+Townhouse%0APrice%3A+1%2C300%2C000+AED+%0ALocation%3A+Just+Cavalli+Villas+%0ALink%3A+https%3A%2F%2Fwww.propertyfinder.ae%2Fto%2F11347754%2Fen+%0A+%0AAny+changes+made+to+this+message+will+result+in+the+enquiry+not+being+sent+to+the+agent.</text:p>
          </table:table-cell>
          <table:table-cell office:value-type="string">
            <text:p>Ali Atif</text:p>
          </table:table-cell>
          <table:table-cell office:value-type="string">
            <text:p> usually responds within 5 minutes</text:p>
          </table:table-cell>
          <table:table-cell office:value-type="string">
            <text:p>Exclusive Links Real Estate Brokers</text:p>
          </table:table-cell>
          <table:table-cell office:value-type="string">
            <text:p>(47 Properties)</text:p>
          </table:table-cell>
          <table:table-cell office:value-type="string">
            <text:p/>
          </table:table-cell>
          <table:table-cell office:value-type="string">
            <text:p>708</text:p>
          </table:table-cell>
          <table:table-cell office:value-type="string">
            <text:p>AAFDHS2-S-54004</text:p>
          </table:table-cell>
          <table:table-cell office:value-type="string">
            <text:p>10 days ago</text:p>
          </table:table-cell>
          <table:table-cell office:value-type="string">
            <text:p>65488708061</text:p>
          </table:table-cell>
          <table:table-cell office:value-type="string">
            <text:p>https://trakheesi.dubailand.gov.ae/rev/madmoun/listing/validation?khevJujtDig=usgpfivg9vx6pge2ct7dtf2p1l9v34glivazjgcclkfcohfkc</text:p>
          </table:table-cell>
        </table:table-row>
        <table:table-row>
          <table:table-cell office:value-type="string">
            <text:p>Sun Apr 14 02:09:49 2024</text:p>
          </table:table-cell>
          <table:table-cell office:value-type="string">
            <text:p>Sun Apr 14 02:09:49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Palm Jumeirah</text:p>
          </table:table-cell>
          <table:table-cell office:value-type="string">
            <text:p>Al Tamr</text:p>
          </table:table-cell>
          <table:table-cell office:value-type="string">
            <text:p>Shoreline Apartments</text:p>
          </table:table-cell>
          <table:table-cell office:value-type="string">
            <text:p/>
          </table:table-cell>
          <table:table-cell office:value-type="string">
            <text:p/>
          </table:table-cell>
          <table:table-cell office:value-type="string">
            <text:p>Apartment</text:p>
          </table:table-cell>
          <table:table-cell office:value-type="string">
            <text:p>1,145 sqft / 106 sqm</text:p>
          </table:table-cell>
          <table:table-cell office:value-type="string">
            <text:p>1</text:p>
          </table:table-cell>
          <table:table-cell office:value-type="string">
            <text:p>2</text:p>
          </table:table-cell>
          <table:table-cell office:value-type="string">
            <text:p>Exclusive | Vacant On Transfer | New To Market</text:p>
          </table:table-cell>
          <table:table-cell office:value-type="string">
            <text:p>2,350,000 AED</text:p>
          </table:table-cell>
          <table:table-cell office:value-type="string">
            <text:p>9,810 AED/month</text:p>
          </table:table-cell>
          <table:table-cell office:value-type="string">
            <text:p>https://www.propertyfinder.ae/en/plp/buy/apartment-for-sale-dubai-palm-jumeirah-shoreline-apartments-al-tamr-11297537.html</text:p>
          </table:table-cell>
          <table:table-cell office:value-type="string">
            <text:p>APARTMENT FOR SALE IN AL TAMR, SHORELINE APARTMENTS</text:p>
          </table:table-cell>
          <table:table-cell office:value-type="string">
            <text:p>Arabian Estates are proud to present this 1 bedroom B type apartment located in Al Tamr, Shoreline Palm Jumeirah.Property Details:• B Type• 1,145.39 Sq. Ft• 1 Bedroom• Vacant now• Exclusive With Arabian Estates• Gymnasium• Infinity Pool• Walking Distance To West Beach• Children’s playground• 24-hour maintenance and security• Close to retail stores, restaurants and supermarkets• Nearby attractions include Nakheel Mall, The Lost Chambers Aquarium and The PalmIndulge in the epitome of luxury with our spacious Al Tamr, offering a meticulously designed 1 bedroom apartment accompanied by a maid's room. Al Tamr Dubai is a residential complex located in the prestigious Palm Jumeirah area of Dubai, United Arab Emirates (UAE).For More Info. and Viewings Please Contact Senior Sales Consultant:Name: Ricky WolfMobile: +971 55 562 3787Arabian Estates is a Real Estate Agency based in Dubai. With a team of experienced and service minded agent ready to help clients buy, sell and rent their properties.</text:p>
          </table:table-cell>
          <table:table-cell office:value-type="string">
            <text:p>+971565208907</text:p>
          </table:table-cell>
          <table:table-cell office:value-type="string">
            <text:p>https://api.whatsapp.com/send?phone=+97145560345&amp;text=Hello%2C%0AI+would+like+to+get+more+information+about+this+property+you+posted+on+propertyfinder.ae%0A+%0AReference%3A+PB-S-4471%0AType%3A+Apartment%0APrice%3A+2%2C350%2C000+AED+%0ALocation%3A+Al+Tamr+%0ALink%3A+https%3A%2F%2Fwww.propertyfinder.ae%2Fto%2F11297537%2Fen+%0A+%0AAny+changes+made+to+this+message+will+result+in+the+enquiry+not+being+sent+to+the+agent.</text:p>
          </table:table-cell>
          <table:table-cell office:value-type="string">
            <text:p>Ricky Lee Wolf</text:p>
          </table:table-cell>
          <table:table-cell office:value-type="string">
            <text:p> usually responds within 5 minutes</text:p>
          </table:table-cell>
          <table:table-cell office:value-type="string">
            <text:p>Arabian Estates</text:p>
          </table:table-cell>
          <table:table-cell office:value-type="string">
            <text:p>(351 Properties)</text:p>
          </table:table-cell>
          <table:table-cell office:value-type="string">
            <text:p>Central A/C, Balcony, Shared Pool, Security, Covered Parking, Built in Wardrobes, Shared Gym</text:p>
          </table:table-cell>
          <table:table-cell office:value-type="string">
            <text:p>939996</text:p>
          </table:table-cell>
          <table:table-cell office:value-type="string">
            <text:p>PB-S-4471</text:p>
          </table:table-cell>
          <table:table-cell office:value-type="string">
            <text:p>19 days ago</text:p>
          </table:table-cell>
          <table:table-cell office:value-type="string">
            <text:p>7119223800</text:p>
          </table:table-cell>
          <table:table-cell office:value-type="string">
            <text:p>https://trakheesi.dubailand.gov.ae/rev/madmoun/listing/validation?khevJujtDig=zek0t4bf1x3sy1t2cinto7s2tz16oeilh2dcaeabtpdoiceeo</text:p>
          </table:table-cell>
        </table:table-row>
        <table:table-row>
          <table:table-cell office:value-type="string">
            <text:p>Sun Apr 14 02:09:57 2024</text:p>
          </table:table-cell>
          <table:table-cell office:value-type="string">
            <text:p>Sun Apr 14 02:09:57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Creek Harbour (The Lagoons)</text:p>
          </table:table-cell>
          <table:table-cell office:value-type="string">
            <text:p>Surf</text:p>
          </table:table-cell>
          <table:table-cell office:value-type="string">
            <text:p>Creek Beach</text:p>
          </table:table-cell>
          <table:table-cell office:value-type="string">
            <text:p/>
          </table:table-cell>
          <table:table-cell office:value-type="string">
            <text:p/>
          </table:table-cell>
          <table:table-cell office:value-type="string">
            <text:p>Apartment</text:p>
          </table:table-cell>
          <table:table-cell office:value-type="string">
            <text:p>1,492 sqft / 139 sqm</text:p>
          </table:table-cell>
          <table:table-cell office:value-type="string">
            <text:p>3</text:p>
          </table:table-cell>
          <table:table-cell office:value-type="string">
            <text:p>3</text:p>
          </table:table-cell>
          <table:table-cell office:value-type="string">
            <text:p>3 Bedroom| Pool &amp;amp; Community Facing</text:p>
          </table:table-cell>
          <table:table-cell office:value-type="string">
            <text:p>3,500,000 AED</text:p>
          </table:table-cell>
          <table:table-cell office:value-type="string">
            <text:p>14,610 AED/month</text:p>
          </table:table-cell>
          <table:table-cell office:value-type="string">
            <text:p>https://www.propertyfinder.ae/en/plp/buy/apartment-for-sale-dubai-dubai-creek-harbour-the-lagoons-creek-beach-surf-11325107.html</text:p>
          </table:table-cell>
          <table:table-cell office:value-type="string">
            <text:p>APARTMENT FOR SALE IN SURF, CREEK BEACH</text:p>
          </table:table-cell>
          <table:table-cell office:value-type="string">
            <text:p>Strada is pleased to offer this beach community, a rare-to-market, 3-bedroom apartment in the most exciting upcoming community, The Creek. This specific property overlooks the swimming pool.Property Details:- Creek Beach- 3 Bedroom- 3 Bathroom- Post Handover Payment Plan- Resort living- Built-in wardrobes- Covered Parking- Equipped Gym- 24 Hour Security/CCTV- Shared swimming pool- Shared gym- Creek &amp; Meydan Golf Club- 10 Minutes to Downtown- Water View- Creek Beach- Reference Number: L-89432- Project Number: 2168This amazing property is within a brand-new private community, with a scenic European sense. Occupants benefit from prime Dubai living, beachfront, in an incredible sky-high community with Downtown 10 minutes away.For the opportunity to get into this upcoming development, more information or to arrange a viewing give me a message or call on +971585879564.</text:p>
          </table:table-cell>
          <table:table-cell office:value-type="string">
            <text:p>+971565063329</text:p>
          </table:table-cell>
          <table:table-cell office:value-type="string">
            <text:p>https://api.whatsapp.com/send?phone=+97145560345&amp;text=Hello%2C%0AI+would+like+to+get+more+information+about+this+property+you+posted+on+propertyfinder.ae%0A+%0AReference%3A+L-89432%0AType%3A+Apartment%0APrice%3A+3%2C500%2C000+AED+%0ALocation%3A+Surf+%0ALink%3A+https%3A%2F%2Fwww.propertyfinder.ae%2Fto%2F11325107%2Fen+%0A+%0AAny+changes+made+to+this+message+will+result+in+the+enquiry+not+being+sent+to+the+agent.</text:p>
          </table:table-cell>
          <table:table-cell office:value-type="string">
            <text:p>Aidan Wishart</text:p>
          </table:table-cell>
          <table:table-cell office:value-type="string">
            <text:p> usually responds within 5 minutes</text:p>
          </table:table-cell>
          <table:table-cell office:value-type="string">
            <text:p>Strada</text:p>
          </table:table-cell>
          <table:table-cell office:value-type="string">
            <text:p>(371 Properties)</text:p>
          </table:table-cell>
          <table:table-cell office:value-type="string">
            <text:p>Balcony, Shared Pool, Covered Parking, Built in Wardrobes, Walk-in Closet, View of Water, View of Landmark, Shared Gym</text:p>
          </table:table-cell>
          <table:table-cell office:value-type="string">
            <text:p>29346</text:p>
          </table:table-cell>
          <table:table-cell office:value-type="string">
            <text:p>L-89432</text:p>
          </table:table-cell>
          <table:table-cell office:value-type="string">
            <text:p>15 days ago</text:p>
          </table:table-cell>
          <table:table-cell office:value-type="string">
            <text:p>71260959427</text:p>
          </table:table-cell>
          <table:table-cell office:value-type="string">
            <text:p>https://trakheesi.dubailand.gov.ae/rev/madmoun/listing/validation?khevJujtDig=4tja996vgnl9jqale1pb5a0co5knljgef3o5vhmorafqvmyzw</text:p>
          </table:table-cell>
        </table:table-row>
        <table:table-row>
          <table:table-cell office:value-type="string">
            <text:p>Sun Apr 14 02:10:03 2024</text:p>
          </table:table-cell>
          <table:table-cell office:value-type="string">
            <text:p>Sun Apr 14 02:10:03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Creek Harbour (The Lagoons)</text:p>
          </table:table-cell>
          <table:table-cell office:value-type="string">
            <text:p>Surf</text:p>
          </table:table-cell>
          <table:table-cell office:value-type="string">
            <text:p>Creek Beach</text:p>
          </table:table-cell>
          <table:table-cell office:value-type="string">
            <text:p/>
          </table:table-cell>
          <table:table-cell office:value-type="string">
            <text:p/>
          </table:table-cell>
          <table:table-cell office:value-type="string">
            <text:p>Apartment</text:p>
          </table:table-cell>
          <table:table-cell office:value-type="string">
            <text:p>1,492 sqft / 139 sqm</text:p>
          </table:table-cell>
          <table:table-cell office:value-type="string">
            <text:p>3</text:p>
          </table:table-cell>
          <table:table-cell office:value-type="string">
            <text:p>3</text:p>
          </table:table-cell>
          <table:table-cell office:value-type="string">
            <text:p>3 Bedroom| Pool &amp;amp; Community Facing</text:p>
          </table:table-cell>
          <table:table-cell office:value-type="string">
            <text:p>3,500,000 AED</text:p>
          </table:table-cell>
          <table:table-cell office:value-type="string">
            <text:p>14,610 AED/month</text:p>
          </table:table-cell>
          <table:table-cell office:value-type="string">
            <text:p>https://www.propertyfinder.ae/en/plp/buy/apartment-for-sale-dubai-dubai-creek-harbour-the-lagoons-creek-beach-surf-11325107.html</text:p>
          </table:table-cell>
          <table:table-cell office:value-type="string">
            <text:p>APARTMENT FOR SALE IN SURF, CREEK BEACH</text:p>
          </table:table-cell>
          <table:table-cell office:value-type="string">
            <text:p>Strada is pleased to offer this beach community, a rare-to-market, 3-bedroom apartment in the most exciting upcoming community, The Creek. This specific property overlooks the swimming pool.Property Details:- Creek Beach- 3 Bedroom- 3 Bathroom- Post Handover Payment Plan- Resort living- Built-in wardrobes- Covered Parking- Equipped Gym- 24 Hour Security/CCTV- Shared swimming pool- Shared gym- Creek &amp; Meydan Golf Club- 10 Minutes to Downtown- Water View- Creek Beach- Reference Number: L-89432- Project Number: 2168This amazing property is within a brand-new private community, with a scenic European sense. Occupants benefit from prime Dubai living, beachfront, in an incredible sky-high community with Downtown 10 minutes away.For the opportunity to get into this upcoming development, more information or to arrange a viewing give me a message or call on +971585879564.</text:p>
          </table:table-cell>
          <table:table-cell office:value-type="string">
            <text:p>+971565063329</text:p>
          </table:table-cell>
          <table:table-cell office:value-type="string">
            <text:p>https://api.whatsapp.com/send?phone=+97145560345&amp;text=Hello%2C%0AI+would+like+to+get+more+information+about+this+property+you+posted+on+propertyfinder.ae%0A+%0AReference%3A+L-89432%0AType%3A+Apartment%0APrice%3A+3%2C500%2C000+AED+%0ALocation%3A+Surf+%0ALink%3A+https%3A%2F%2Fwww.propertyfinder.ae%2Fto%2F11325107%2Fen+%0A+%0AAny+changes+made+to+this+message+will+result+in+the+enquiry+not+being+sent+to+the+agent.</text:p>
          </table:table-cell>
          <table:table-cell office:value-type="string">
            <text:p>Aidan Wishart</text:p>
          </table:table-cell>
          <table:table-cell office:value-type="string">
            <text:p> usually responds within 5 minutes</text:p>
          </table:table-cell>
          <table:table-cell office:value-type="string">
            <text:p>Strada</text:p>
          </table:table-cell>
          <table:table-cell office:value-type="string">
            <text:p>(371 Properties)</text:p>
          </table:table-cell>
          <table:table-cell office:value-type="string">
            <text:p>Balcony, Shared Pool, Covered Parking, Built in Wardrobes, Walk-in Closet, View of Water, View of Landmark, Shared Gym</text:p>
          </table:table-cell>
          <table:table-cell office:value-type="string">
            <text:p>29346</text:p>
          </table:table-cell>
          <table:table-cell office:value-type="string">
            <text:p>L-89432</text:p>
          </table:table-cell>
          <table:table-cell office:value-type="string">
            <text:p>15 days ago</text:p>
          </table:table-cell>
          <table:table-cell office:value-type="string">
            <text:p>71260959427</text:p>
          </table:table-cell>
          <table:table-cell office:value-type="string">
            <text:p>https://trakheesi.dubailand.gov.ae/rev/madmoun/listing/validation?khevJujtDig=4tja996vgnl9jqale1pb5a0co5knljgef3o5vhmorafqvmyzw</text:p>
          </table:table-cell>
        </table:table-row>
        <table:table-row>
          <table:table-cell office:value-type="string">
            <text:p>Sun Apr 14 02:10:10 2024</text:p>
          </table:table-cell>
          <table:table-cell office:value-type="string">
            <text:p>Sun Apr 14 02:10:10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Creek Harbour (The Lagoons)</text:p>
          </table:table-cell>
          <table:table-cell office:value-type="string">
            <text:p>Creek Gate Tower 2</text:p>
          </table:table-cell>
          <table:table-cell office:value-type="string">
            <text:p>Creek Gate</text:p>
          </table:table-cell>
          <table:table-cell office:value-type="string">
            <text:p/>
          </table:table-cell>
          <table:table-cell office:value-type="string">
            <text:p/>
          </table:table-cell>
          <table:table-cell office:value-type="string">
            <text:p>Apartment</text:p>
          </table:table-cell>
          <table:table-cell office:value-type="string">
            <text:p>720 sqft / 67 sqm</text:p>
          </table:table-cell>
          <table:table-cell office:value-type="string">
            <text:p>1</text:p>
          </table:table-cell>
          <table:table-cell office:value-type="string">
            <text:p>1</text:p>
          </table:table-cell>
          <table:table-cell office:value-type="string">
            <text:p>Vacant on Transfer | Park view | 1 bedroom</text:p>
          </table:table-cell>
          <table:table-cell office:value-type="string">
            <text:p>1,650,000 AED</text:p>
          </table:table-cell>
          <table:table-cell office:value-type="string">
            <text:p>6,888 AED/month</text:p>
          </table:table-cell>
          <table:table-cell office:value-type="string">
            <text:p>https://www.propertyfinder.ae/en/plp/buy/apartment-for-sale-dubai-dubai-creek-harbour-the-lagoons-creek-gate-creek-gate-tower-2-11339386.html</text:p>
          </table:table-cell>
          <table:table-cell office:value-type="string">
            <text:p>APARTMENT FOR SALE IN CREEK GATE TOWER 2, CREEK GATE</text:p>
          </table:table-cell>
          <table:table-cell office:value-type="string">
            <text:p>Strada are very excited to offer this one-bedroom apartment in creek gate, dubai creek harbour. the apartment offers an open plan living and dining space, along with a spacious bedroom and modern bathroom, along with a laundry/storage cupboard. lastly, your balcony looks over the park and communal areas.Property details:- Open kitchen living area- Vacant on transfer- 1 bedroom- 1 bathroom- 720 sq.ft- Own private balcony- Complimentary pool and gym access- Reference: l-155675- Agent: Charlie Serjeant on +971585749764The development offers access to a communal pool and gym area with a perfect location of around 12-15 minutes drive away from downtown.Please call Charlie Serjeant at +971585749764 for more information or to arrange a viewing.Please note all measurements and information are given to the best of our knowledge. Strada accepts no liability for any incorrect details.</text:p>
          </table:table-cell>
          <table:table-cell office:value-type="string">
            <text:p>+971565063329</text:p>
          </table:table-cell>
          <table:table-cell office:value-type="string">
            <text:p>https://api.whatsapp.com/send?phone=+97145560345&amp;text=Hello%2C%0AI+would+like+to+get+more+information+about+this+property+you+posted+on+propertyfinder.ae%0A+%0AReference%3A+L-155675%0AType%3A+Apartment%0APrice%3A+1%2C650%2C000+AED+%0ALocation%3A+Creek+Gate+Tower+2+%0ALink%3A+https%3A%2F%2Fwww.propertyfinder.ae%2Fto%2F11339386%2Fen+%0A+%0AAny+changes+made+to+this+message+will+result+in+the+enquiry+not+being+sent+to+the+agent.</text:p>
          </table:table-cell>
          <table:table-cell office:value-type="string">
            <text:p>Aidan Wishart</text:p>
          </table:table-cell>
          <table:table-cell office:value-type="string">
            <text:p> usually responds within 5 minutes</text:p>
          </table:table-cell>
          <table:table-cell office:value-type="string">
            <text:p>Strada</text:p>
          </table:table-cell>
          <table:table-cell office:value-type="string">
            <text:p>(371 Properties)</text:p>
          </table:table-cell>
          <table:table-cell office:value-type="string">
            <text:p>Central A/C, Balcony, Shared Pool, Covered Parking, Built in Wardrobes, View of Water, Pets Allowed, Shared Gym, Children's Play Area</text:p>
          </table:table-cell>
          <table:table-cell office:value-type="string">
            <text:p>29346</text:p>
          </table:table-cell>
          <table:table-cell office:value-type="string">
            <text:p>L-155675</text:p>
          </table:table-cell>
          <table:table-cell office:value-type="string">
            <text:p>12 days ago</text:p>
          </table:table-cell>
          <table:table-cell office:value-type="string">
            <text:p>7136640630</text:p>
          </table:table-cell>
          <table:table-cell office:value-type="string">
            <text:p>https://trakheesi.dubailand.gov.ae/rev/madmoun/listing/validation?khevJujtDig=fkydel9kofjyl2pr1zt0cuquskzzij8b9bmcxfgmopplennut</text:p>
          </table:table-cell>
        </table:table-row>
        <table:table-row>
          <table:table-cell office:value-type="string">
            <text:p>Sun Apr 14 02:10:18 2024</text:p>
          </table:table-cell>
          <table:table-cell office:value-type="string">
            <text:p>Sun Apr 14 02:10:18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Dubai Creek Harbour (The Lagoons)</text:p>
          </table:table-cell>
          <table:table-cell office:value-type="string">
            <text:p>Creek Gate Tower 2</text:p>
          </table:table-cell>
          <table:table-cell office:value-type="string">
            <text:p>Creek Gate</text:p>
          </table:table-cell>
          <table:table-cell office:value-type="string">
            <text:p/>
          </table:table-cell>
          <table:table-cell office:value-type="string">
            <text:p/>
          </table:table-cell>
          <table:table-cell office:value-type="string">
            <text:p>Apartment</text:p>
          </table:table-cell>
          <table:table-cell office:value-type="string">
            <text:p>720 sqft / 67 sqm</text:p>
          </table:table-cell>
          <table:table-cell office:value-type="string">
            <text:p>1</text:p>
          </table:table-cell>
          <table:table-cell office:value-type="string">
            <text:p>1</text:p>
          </table:table-cell>
          <table:table-cell office:value-type="string">
            <text:p>Vacant on Transfer | Park view | 1 bedroom</text:p>
          </table:table-cell>
          <table:table-cell office:value-type="string">
            <text:p>1,650,000 AED</text:p>
          </table:table-cell>
          <table:table-cell office:value-type="string">
            <text:p>6,888 AED/month</text:p>
          </table:table-cell>
          <table:table-cell office:value-type="string">
            <text:p>https://www.propertyfinder.ae/en/plp/buy/apartment-for-sale-dubai-dubai-creek-harbour-the-lagoons-creek-gate-creek-gate-tower-2-11339386.html</text:p>
          </table:table-cell>
          <table:table-cell office:value-type="string">
            <text:p>APARTMENT FOR SALE IN CREEK GATE TOWER 2, CREEK GATE</text:p>
          </table:table-cell>
          <table:table-cell office:value-type="string">
            <text:p>Strada are very excited to offer this one-bedroom apartment in creek gate, dubai creek harbour. the apartment offers an open plan living and dining space, along with a spacious bedroom and modern bathroom, along with a laundry/storage cupboard. lastly, your balcony looks over the park and communal areas.Property details:- Open kitchen living area- Vacant on transfer- 1 bedroom- 1 bathroom- 720 sq.ft- Own private balcony- Complimentary pool and gym access- Reference: l-155675- Agent: Charlie Serjeant on +971585749764The development offers access to a communal pool and gym area with a perfect location of around 12-15 minutes drive away from downtown.Please call Charlie Serjeant at +971585749764 for more information or to arrange a viewing.Please note all measurements and information are given to the best of our knowledge. Strada accepts no liability for any incorrect details.</text:p>
          </table:table-cell>
          <table:table-cell office:value-type="string">
            <text:p>+971565063329</text:p>
          </table:table-cell>
          <table:table-cell office:value-type="string">
            <text:p>https://api.whatsapp.com/send?phone=+97145560345&amp;text=Hello%2C%0AI+would+like+to+get+more+information+about+this+property+you+posted+on+propertyfinder.ae%0A+%0AReference%3A+L-155675%0AType%3A+Apartment%0APrice%3A+1%2C650%2C000+AED+%0ALocation%3A+Creek+Gate+Tower+2+%0ALink%3A+https%3A%2F%2Fwww.propertyfinder.ae%2Fto%2F11339386%2Fen+%0A+%0AAny+changes+made+to+this+message+will+result+in+the+enquiry+not+being+sent+to+the+agent.</text:p>
          </table:table-cell>
          <table:table-cell office:value-type="string">
            <text:p>Aidan Wishart</text:p>
          </table:table-cell>
          <table:table-cell office:value-type="string">
            <text:p> usually responds within 5 minutes</text:p>
          </table:table-cell>
          <table:table-cell office:value-type="string">
            <text:p>Strada</text:p>
          </table:table-cell>
          <table:table-cell office:value-type="string">
            <text:p>(371 Properties)</text:p>
          </table:table-cell>
          <table:table-cell office:value-type="string">
            <text:p>Central A/C, Balcony, Shared Pool, Covered Parking, Built in Wardrobes, View of Water, Pets Allowed, Shared Gym, Children's Play Area</text:p>
          </table:table-cell>
          <table:table-cell office:value-type="string">
            <text:p>29346</text:p>
          </table:table-cell>
          <table:table-cell office:value-type="string">
            <text:p>L-155675</text:p>
          </table:table-cell>
          <table:table-cell office:value-type="string">
            <text:p>12 days ago</text:p>
          </table:table-cell>
          <table:table-cell office:value-type="string">
            <text:p>7136640630</text:p>
          </table:table-cell>
          <table:table-cell office:value-type="string">
            <text:p>https://trakheesi.dubailand.gov.ae/rev/madmoun/listing/validation?khevJujtDig=fkydel9kofjyl2pr1zt0cuquskzzij8b9bmcxfgmopplennut</text:p>
          </table:table-cell>
        </table:table-row>
        <table:table-row>
          <table:table-cell office:value-type="string">
            <text:p>Sun Apr 14 02:10:23 2024</text:p>
          </table:table-cell>
          <table:table-cell office:value-type="string">
            <text:p>Sun Apr 14 02:10:23 2024</text:p>
          </table:table-cell>
          <table:table-cell office:value-type="string">
            <text:p>UAE</text:p>
          </table:table-cell>
          <table:table-cell office:value-type="string">
            <text:p>propertyfinder.ae</text:p>
          </table:table-cell>
          <table:table-cell office:value-type="string">
            <text:p>en</text:p>
          </table:table-cell>
          <table:table-cell office:value-type="string">
            <text:p>buy</text:p>
          </table:table-cell>
          <table:table-cell office:value-type="string">
            <text:p>Dubai</text:p>
          </table:table-cell>
          <table:table-cell office:value-type="string">
            <text:p>Mudon</text:p>
          </table:table-cell>
          <table:table-cell office:value-type="string">
            <text:p>Mudon Al Ranim 1</text:p>
          </table:table-cell>
          <table:table-cell office:value-type="string">
            <text:p/>
          </table:table-cell>
          <table:table-cell office:value-type="string">
            <text:p/>
          </table:table-cell>
          <table:table-cell office:value-type="string">
            <text:p/>
          </table:table-cell>
          <table:table-cell office:value-type="string">
            <text:p>Townhouse</text:p>
          </table:table-cell>
          <table:table-cell office:value-type="string">
            <text:p>2,217 sqft / 206 sqm</text:p>
          </table:table-cell>
          <table:table-cell office:value-type="string">
            <text:p>3  + Maid</text:p>
          </table:table-cell>
          <table:table-cell office:value-type="string">
            <text:p>3</text:p>
          </table:table-cell>
          <table:table-cell office:value-type="string">
            <text:p>Under Construction / Payment Plan / Park Facing</text:p>
          </table:table-cell>
          <table:table-cell office:value-type="string">
            <text:p>2,474,999 AED</text:p>
          </table:table-cell>
          <table:table-cell office:value-type="string">
            <text:p>10,331 AED/month</text:p>
          </table:table-cell>
          <table:table-cell office:value-type="string">
            <text:p>https://www.propertyfinder.ae/en/plp/buy/townhouse-for-sale-dubai-mudon-mudon-al-ranim-1-11381063.html</text:p>
          </table:table-cell>
          <table:table-cell office:value-type="string">
            <text:p>TOWNHOUSE FOR SALE IN MUDON AL RANIM 1, MUDON</text:p>
          </table:table-cell>
          <table:table-cell office:value-type="string">
            <text:p>II CASH BUYER'S ONLY IIII NO AGENT'S IIII UNDER CONSTRUCTION DUE FOR HANDOVER IN JULY 2025 IIPAYMENT PLAN- 40 % Paid- 05 % Due in July 2024- 05 % Due in Nov 2024- 50 % On Handover in July 2025On behalf of Dynasty Real Estate it gives us enormous pride to bring you this sunny, 2,235 sq.ft mid-terraced townhouse that is guaranteed to add life to your life.For Sale with handover tranche instalments. This unfurnished Mudon In Dubai address is priced in line with the market at AED 2,474,999.  || It's off-plan and due to handover in 2025 ||  It also comes with the convenient use of a stunning swimming pool, for taking a dip on a bright and sunny day.Its standout characteristics include:*   a lush garden view*   a leafy rear garden*   a breezy deck*   1,808 sq.ft land plot*   3 magnificent bedrooms*   3 bathrooms including 1 ensuite*   a gargantuan closed-style kitchen ‎*   a laundry room, a living room and a maid's room*   private garage: 2 baysYou'll notice that the universe will send good vibes your way after moving in to this place.  Pick up the phone. Call me.</text:p>
          </table:table-cell>
          <table:table-cell office:value-type="string">
            <text:p>+971565153656</text:p>
          </table:table-cell>
          <table:table-cell office:value-type="string">
            <text:p>https://api.whatsapp.com/send?phone=+97145560345&amp;text=Hello%2C%0AI+would+like+to+get+more+information+about+this+property+you+posted+on+propertyfinder.ae%0A+%0AReference%3A+SNNY+-+Ranim+1+3+bed%0AType%3A+Townhouse%0APrice%3A+2%2C474%2C999+AED+%0ALocation%3A+Mudon+Al+Ranim+1+%0ALink%3A+https%3A%2F%2Fwww.propertyfinder.ae%2Fto%2F11381063%2Fen+%0A+%0AAny+changes+made+to+this+message+will+result+in+the+enquiry+not+being+sent+to+the+agent.</text:p>
          </table:table-cell>
          <table:table-cell office:value-type="string">
            <text:p>Sunny Adhiya</text:p>
          </table:table-cell>
          <table:table-cell office:value-type="string">
            <text:p> usually responds within 5 minutes</text:p>
          </table:table-cell>
          <table:table-cell office:value-type="string">
            <text:p>Dynasty Real Estate</text:p>
          </table:table-cell>
          <table:table-cell office:value-type="string">
            <text:p>(67 Properties)</text:p>
          </table:table-cell>
          <table:table-cell office:value-type="string">
            <text:p>Maids Room, Central A/C, Balcony, Private Garden, Shared Pool, Security, Covered Parking, Built in Wardrobes, View of Landmark, Pets Allowed, Shared Gym, Children's Pool, Children's Play Area</text:p>
          </table:table-cell>
          <table:table-cell office:value-type="string">
            <text:p>23166</text:p>
          </table:table-cell>
          <table:table-cell office:value-type="string">
            <text:p>SNNY - Ranim 1 3 bed</text:p>
          </table:table-cell>
          <table:table-cell office:value-type="string">
            <text:p>2 days ago</text:p>
          </table:table-cell>
          <table:table-cell office:value-type="string">
            <text:p>69437219159</text:p>
          </table:table-cell>
          <table:table-cell office:value-type="string">
            <text:p>https://trakheesi.dubailand.gov.ae/rev/madmoun/listing/validation?khevJujtDig=3usr6gjdxkf8lift5pm7u338izpuumaqrj50iivkivppdohhi</text:p>
          </table:table-cell>
        </table:table-row>
        <table:table-row>
          <table:table-cell office:value-type="string">
            <text:p>Sun Apr 14 02:11:26 2024</text:p>
          </table:table-cell>
          <table:table-cell office:value-type="string">
            <text:p>Sun Apr 14 02:11:26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ubai South (Dubai World Central)</text:p>
          </table:table-cell>
          <table:table-cell office:value-type="string">
            <text:p>Parkside 1</text:p>
          </table:table-cell>
          <table:table-cell office:value-type="string">
            <text:p>EMAAR South</text:p>
          </table:table-cell>
          <table:table-cell office:value-type="string">
            <text:p/>
          </table:table-cell>
          <table:table-cell office:value-type="string">
            <text:p/>
          </table:table-cell>
          <table:table-cell office:value-type="string">
            <text:p>Townhouse</text:p>
          </table:table-cell>
          <table:table-cell office:value-type="string">
            <text:p>1,402 sqft / 130 sqm</text:p>
          </table:table-cell>
          <table:table-cell office:value-type="string">
            <text:p>3  + Maid</text:p>
          </table:table-cell>
          <table:table-cell office:value-type="string">
            <text:p>4</text:p>
          </table:table-cell>
          <table:table-cell office:value-type="string">
            <text:p>Vacant end of April | Maid Room | Premium Quality</text:p>
          </table:table-cell>
          <table:table-cell office:value-type="string">
            <text:p>90,000 AED/year</text:p>
          </table:table-cell>
          <table:table-cell office:value-type="string">
            <text:p/>
          </table:table-cell>
          <table:table-cell office:value-type="string">
            <text:p>https://www.propertyfinder.ae/en/plp/rent/townhouse-for-rent-dubai-dubai-south-dubai-world-central-emaar-south-parkside-1-11344016.html</text:p>
          </table:table-cell>
          <table:table-cell office:value-type="string">
            <text:p>TOWNHOUSE FOR RENT IN PARKSIDE 1, EMAAR SOUTH</text:p>
          </table:table-cell>
          <table:table-cell office:value-type="string">
            <text:p>Jack Easson and McCone Properties are delighted to welcome this stunning 3 bedroom townhouse in Emaar South's prestigious Parkside 1 community.This luxurious rental opportunity combines contemporary elegance with the tranquility of beautiful surroundings. Nestled within the heart of this masterfully planned development, this townhouse offers a blend of modern comfort and natural beauty.As you step into the welcoming foyer, the townhouse unfolds into a spacious open-plan living area, bathed in natural light through the large windows located on all sides of the building. The living space seamlessly transitions into an open-plan kitchen – perfect for both casual family meals and entertaining guests.The three generously sized bedrooms, each with its own en-suite bathroom, offer privacy and comfort for all residents. The master suite stands as a haven of luxury, featuring ample closet space and a private balcony overlooking the meticulously landscaped community. Step outside into your private outdoor space, providing a serene setting for relaxation or outdoor gatherings.Living in Parkside 1 means access to a range of amenities, including parks, playgrounds, and community pools, contributing to a vibrant and active lifestyle, all within short walking distance. The Emaar South development also offers proximity to the Emaar South Golf Course, adding a touch of luxury and recreation to daily living.With convenient access to major transportation routes and key destinations in Dubai, this 3-bedroom townhouse in Parkside 1 is not just a residence; it's a lifestyle upgrade. Secure your place in this flourishing community, where every detail is designed to elevate your everyday living experience. This rental opportunity promises a sophisticated retreat within the quiet and calm community.Secure your next dream home by contacting Jack Easson at McCone Properties on +971 52 399 2781</text:p>
          </table:table-cell>
          <table:table-cell office:value-type="string">
            <text:p>+971565115476</text:p>
          </table:table-cell>
          <table:table-cell office:value-type="string">
            <text:p>https://api.whatsapp.com/send?phone=+97145560345&amp;text=Hello%2C%0AI+would+like+to+get+more+information+about+this+property+you+posted+on+propertyfinder.ae%0A+%0AReference%3A+MCC-R-23355%0AType%3A+Townhouse%0APrice%3A+90%2C000+AED%2Fyear+%0ALocation%3A+Parkside+1+%0ALink%3A+https%3A%2F%2Fwww.propertyfinder.ae%2Fto%2F11344016%2Fen+%0A+%0AAny+changes+made+to+this+message+will+result+in+the+enquiry+not+being+sent+to+the+agent.</text:p>
          </table:table-cell>
          <table:table-cell office:value-type="string">
            <text:p>Jack Easson</text:p>
          </table:table-cell>
          <table:table-cell office:value-type="string">
            <text:p> usually responds within 5 minutes</text:p>
          </table:table-cell>
          <table:table-cell office:value-type="string">
            <text:p>McCone Properties</text:p>
          </table:table-cell>
          <table:table-cell office:value-type="string">
            <text:p>(753 Properties)</text:p>
          </table:table-cell>
          <table:table-cell office:value-type="string">
            <text:p>Maids Room, Study, Central A/C, Balcony, Private Garden, Shared Pool, Shared Spa, Security, Concierge, Maid Service, Covered Parking, Built in Wardrobes, Pets Allowed, Shared Gym, Children's Pool, Children's Play Area, Barbecue Area</text:p>
          </table:table-cell>
          <table:table-cell office:value-type="string">
            <text:p>12065</text:p>
          </table:table-cell>
          <table:table-cell office:value-type="string">
            <text:p>MCC-R-23355</text:p>
          </table:table-cell>
          <table:table-cell office:value-type="string">
            <text:p>11 days ago</text:p>
          </table:table-cell>
          <table:table-cell office:value-type="string">
            <text:p>65192888881</text:p>
          </table:table-cell>
          <table:table-cell office:value-type="string">
            <text:p>https://trakheesi.dubailand.gov.ae/rev/madmoun/listing/validation?khevJujtDig=ayry1pikoax47p0ng9luk9mlwn5zz50aovnysimktkemayjbl</text:p>
          </table:table-cell>
        </table:table-row>
        <table:table-row>
          <table:table-cell office:value-type="string">
            <text:p>Sun Apr 14 02:11:35 2024</text:p>
          </table:table-cell>
          <table:table-cell office:value-type="string">
            <text:p>Sun Apr 14 02:11:35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ubai South (Dubai World Central)</text:p>
          </table:table-cell>
          <table:table-cell office:value-type="string">
            <text:p>Parkside 1</text:p>
          </table:table-cell>
          <table:table-cell office:value-type="string">
            <text:p>EMAAR South</text:p>
          </table:table-cell>
          <table:table-cell office:value-type="string">
            <text:p/>
          </table:table-cell>
          <table:table-cell office:value-type="string">
            <text:p/>
          </table:table-cell>
          <table:table-cell office:value-type="string">
            <text:p>Townhouse</text:p>
          </table:table-cell>
          <table:table-cell office:value-type="string">
            <text:p>1,402 sqft / 130 sqm</text:p>
          </table:table-cell>
          <table:table-cell office:value-type="string">
            <text:p>3  + Maid</text:p>
          </table:table-cell>
          <table:table-cell office:value-type="string">
            <text:p>4</text:p>
          </table:table-cell>
          <table:table-cell office:value-type="string">
            <text:p>Vacant end of April | Maid Room | Premium Quality</text:p>
          </table:table-cell>
          <table:table-cell office:value-type="string">
            <text:p>90,000 AED/year</text:p>
          </table:table-cell>
          <table:table-cell office:value-type="string">
            <text:p/>
          </table:table-cell>
          <table:table-cell office:value-type="string">
            <text:p>https://www.propertyfinder.ae/en/plp/rent/townhouse-for-rent-dubai-dubai-south-dubai-world-central-emaar-south-parkside-1-11344016.html</text:p>
          </table:table-cell>
          <table:table-cell office:value-type="string">
            <text:p>TOWNHOUSE FOR RENT IN PARKSIDE 1, EMAAR SOUTH</text:p>
          </table:table-cell>
          <table:table-cell office:value-type="string">
            <text:p>Jack Easson and McCone Properties are delighted to welcome this stunning 3 bedroom townhouse in Emaar South's prestigious Parkside 1 community.This luxurious rental opportunity combines contemporary elegance with the tranquility of beautiful surroundings. Nestled within the heart of this masterfully planned development, this townhouse offers a blend of modern comfort and natural beauty.As you step into the welcoming foyer, the townhouse unfolds into a spacious open-plan living area, bathed in natural light through the large windows located on all sides of the building. The living space seamlessly transitions into an open-plan kitchen – perfect for both casual family meals and entertaining guests.The three generously sized bedrooms, each with its own en-suite bathroom, offer privacy and comfort for all residents. The master suite stands as a haven of luxury, featuring ample closet space and a private balcony overlooking the meticulously landscaped community. Step outside into your private outdoor space, providing a serene setting for relaxation or outdoor gatherings.Living in Parkside 1 means access to a range of amenities, including parks, playgrounds, and community pools, contributing to a vibrant and active lifestyle, all within short walking distance. The Emaar South development also offers proximity to the Emaar South Golf Course, adding a touch of luxury and recreation to daily living.With convenient access to major transportation routes and key destinations in Dubai, this 3-bedroom townhouse in Parkside 1 is not just a residence; it's a lifestyle upgrade. Secure your place in this flourishing community, where every detail is designed to elevate your everyday living experience. This rental opportunity promises a sophisticated retreat within the quiet and calm community.Secure your next dream home by contacting Jack Easson at McCone Properties on +971 52 399 2781</text:p>
          </table:table-cell>
          <table:table-cell office:value-type="string">
            <text:p>+971565115476</text:p>
          </table:table-cell>
          <table:table-cell office:value-type="string">
            <text:p>https://api.whatsapp.com/send?phone=+97145560345&amp;text=Hello%2C%0AI+would+like+to+get+more+information+about+this+property+you+posted+on+propertyfinder.ae%0A+%0AReference%3A+MCC-R-23355%0AType%3A+Townhouse%0APrice%3A+90%2C000+AED%2Fyear+%0ALocation%3A+Parkside+1+%0ALink%3A+https%3A%2F%2Fwww.propertyfinder.ae%2Fto%2F11344016%2Fen+%0A+%0AAny+changes+made+to+this+message+will+result+in+the+enquiry+not+being+sent+to+the+agent.</text:p>
          </table:table-cell>
          <table:table-cell office:value-type="string">
            <text:p>Jack Easson</text:p>
          </table:table-cell>
          <table:table-cell office:value-type="string">
            <text:p> usually responds within 5 minutes</text:p>
          </table:table-cell>
          <table:table-cell office:value-type="string">
            <text:p>McCone Properties</text:p>
          </table:table-cell>
          <table:table-cell office:value-type="string">
            <text:p>(753 Properties)</text:p>
          </table:table-cell>
          <table:table-cell office:value-type="string">
            <text:p>Maids Room, Study, Central A/C, Balcony, Private Garden, Shared Pool, Shared Spa, Security, Concierge, Maid Service, Covered Parking, Built in Wardrobes, Pets Allowed, Shared Gym, Children's Pool, Children's Play Area, Barbecue Area</text:p>
          </table:table-cell>
          <table:table-cell office:value-type="string">
            <text:p>12065</text:p>
          </table:table-cell>
          <table:table-cell office:value-type="string">
            <text:p>MCC-R-23355</text:p>
          </table:table-cell>
          <table:table-cell office:value-type="string">
            <text:p>11 days ago</text:p>
          </table:table-cell>
          <table:table-cell office:value-type="string">
            <text:p>65192888881</text:p>
          </table:table-cell>
          <table:table-cell office:value-type="string">
            <text:p>https://trakheesi.dubailand.gov.ae/rev/madmoun/listing/validation?khevJujtDig=ayry1pikoax47p0ng9luk9mlwn5zz50aovnysimktkemayjbl</text:p>
          </table:table-cell>
        </table:table-row>
        <table:table-row>
          <table:table-cell office:value-type="string">
            <text:p>Sun Apr 14 02:11:53 2024</text:p>
          </table:table-cell>
          <table:table-cell office:value-type="string">
            <text:p>Sun Apr 14 02:11:53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Meadows</text:p>
          </table:table-cell>
          <table:table-cell office:value-type="string">
            <text:p>Meadows 1</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5,677 sqft / 527 sqm</text:p>
          </table:table-cell>
          <table:table-cell office:value-type="string">
            <text:p>4  + Maid</text:p>
          </table:table-cell>
          <table:table-cell office:value-type="string">
            <text:p>5</text:p>
          </table:table-cell>
          <table:table-cell office:value-type="string">
            <text:p>Type 5 I VOT I Extended I Private Pool</text:p>
          </table:table-cell>
          <table:table-cell office:value-type="string">
            <text:p>380,000 AED/year</text:p>
          </table:table-cell>
          <table:table-cell office:value-type="string">
            <text:p/>
          </table:table-cell>
          <table:table-cell office:value-type="string">
            <text:p>https://www.propertyfinder.ae/en/plp/rent/villa-for-rent-dubai-meadows-meadows-1-11339431.html</text:p>
          </table:table-cell>
          <table:table-cell office:value-type="string">
            <text:p>VILLA FOR RENT IN MEADOWS 1, MEADOWS</text:p>
          </table:table-cell>
          <table:table-cell office:value-type="string">
            <text:p>Fam properties welcome you a Type 5 villa in Meadows 1 is a beautifully designed home with a unique extension, offering extra living space and comfort. The villa features a spacious living and dining area, a modern kitchen with high-quality appliances, and generously sized bedrooms with ample natural light. The master bedroom includes an en-suite bathroom and a private balcony overlooking the landscaped garden. The extended living space seamlessly blends indoor and outdoor living, creating a cozy yet open atmosphere. Outside, the villa boasts a spacious garden area, perfect for outdoor gatherings or enjoying the peaceful surroundings of Meadows 1. With its stylish design and extra living space, Villa Type 5 offers a luxurious and comfortable lifestyle for its residents.Villa Specifications: - Built-Up Area (BUA): 3,447 sqft - Plot Size: 5,676 sqft - Type 5 - 4 Bedrooms - 5 Bathrooms - Location: Single Row - Features: Private Pool - Upgrades: Semi-Upgraded - Extension: Yes, Extended - Garden: Matured Garden, Well Maintained - Occupancy: Owner OccupiedThis Villa Type 5 in Meadows 1 is a remarkable property that combines luxury living with thoughtful design elements. From its spacious interiors to its well-maintained garden and private pool, every aspect of this villa is designed to offer comfort and style. With its prime location in Meadows 1 and the added convenience of being owner-occupied, this villa presents a unique opportunity for those looking for a premium living experience.Schedule your viewing today and experience the beauty of this exceptional home for yourself!fäm Properties  Contact Us - +971-48372864 Toll free: 800fam800 (800 326 800)  Email: cc@famproperties.com Visit our website: famproperties.com</text:p>
          </table:table-cell>
          <table:table-cell office:value-type="string">
            <text:p>+97148372864</text:p>
          </table:table-cell>
          <table:table-cell office:value-type="string">
            <text:p>https://api.whatsapp.com/send?phone=+97145560345&amp;text=Hello%2C%0AI+would+like+to+get+more+information+about+this+property+you+posted+on+propertyfinder.ae%0A+%0AReference%3A+PF-VR-108071%0AType%3A+Villa%0APrice%3A+380%2C000+AED%2Fyear+%0ALocation%3A+Meadows+1+%0ALink%3A+https%3A%2F%2Fwww.propertyfinder.ae%2Fto%2F11339431%2Fen+%0A+%0AAny+changes+made+to+this+message+will+result+in+the+enquiry+not+being+sent+to+the+agent.</text:p>
          </table:table-cell>
          <table:table-cell office:value-type="string">
            <text:p>Antonia Jenner</text:p>
          </table:table-cell>
          <table:table-cell office:value-type="string">
            <text:p> usually responds within 5 minutes</text:p>
          </table:table-cell>
          <table:table-cell office:value-type="string">
            <text:p>fam Properties - Branch 7</text:p>
          </table:table-cell>
          <table:table-cell office:value-type="string">
            <text:p>(239 Properties)</text:p>
          </table:table-cell>
          <table:table-cell office:value-type="string">
            <text:p>Maids Room, Study, Balcony, Private Pool, Built in Wardrobes, Walk-in Closet, Kitchen Appliances</text:p>
          </table:table-cell>
          <table:table-cell office:value-type="string">
            <text:p>1858</text:p>
          </table:table-cell>
          <table:table-cell office:value-type="string">
            <text:p>PF-VR-108071</text:p>
          </table:table-cell>
          <table:table-cell office:value-type="string">
            <text:p>12 days ago</text:p>
          </table:table-cell>
          <table:table-cell office:value-type="string">
            <text:p>6512959300</text:p>
          </table:table-cell>
          <table:table-cell office:value-type="string">
            <text:p>https://trakheesi.dubailand.gov.ae/rev/madmoun/listing/validation?khevJujtDig=bj6deeod2z6awzg29dy0f5ke496lszj8thjhggyeqnqivjtyg</text:p>
          </table:table-cell>
        </table:table-row>
        <table:table-row>
          <table:table-cell office:value-type="string">
            <text:p>Sun Apr 14 02:12:06 2024</text:p>
          </table:table-cell>
          <table:table-cell office:value-type="string">
            <text:p>Sun Apr 14 02:12:06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Meadows</text:p>
          </table:table-cell>
          <table:table-cell office:value-type="string">
            <text:p>Meadows 1</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5,677 sqft / 527 sqm</text:p>
          </table:table-cell>
          <table:table-cell office:value-type="string">
            <text:p>4  + Maid</text:p>
          </table:table-cell>
          <table:table-cell office:value-type="string">
            <text:p>5</text:p>
          </table:table-cell>
          <table:table-cell office:value-type="string">
            <text:p>Type 5 I VOT I Extended I Private Pool</text:p>
          </table:table-cell>
          <table:table-cell office:value-type="string">
            <text:p>380,000 AED/year</text:p>
          </table:table-cell>
          <table:table-cell office:value-type="string">
            <text:p/>
          </table:table-cell>
          <table:table-cell office:value-type="string">
            <text:p>https://www.propertyfinder.ae/en/plp/rent/villa-for-rent-dubai-meadows-meadows-1-11339431.html</text:p>
          </table:table-cell>
          <table:table-cell office:value-type="string">
            <text:p>VILLA FOR RENT IN MEADOWS 1, MEADOWS</text:p>
          </table:table-cell>
          <table:table-cell office:value-type="string">
            <text:p>Fam properties welcome you a Type 5 villa in Meadows 1 is a beautifully designed home with a unique extension, offering extra living space and comfort. The villa features a spacious living and dining area, a modern kitchen with high-quality appliances, and generously sized bedrooms with ample natural light. The master bedroom includes an en-suite bathroom and a private balcony overlooking the landscaped garden. The extended living space seamlessly blends indoor and outdoor living, creating a cozy yet open atmosphere. Outside, the villa boasts a spacious garden area, perfect for outdoor gatherings or enjoying the peaceful surroundings of Meadows 1. With its stylish design and extra living space, Villa Type 5 offers a luxurious and comfortable lifestyle for its residents.Villa Specifications: - Built-Up Area (BUA): 3,447 sqft - Plot Size: 5,676 sqft - Type 5 - 4 Bedrooms - 5 Bathrooms - Location: Single Row - Features: Private Pool - Upgrades: Semi-Upgraded - Extension: Yes, Extended - Garden: Matured Garden, Well Maintained - Occupancy: Owner OccupiedThis Villa Type 5 in Meadows 1 is a remarkable property that combines luxury living with thoughtful design elements. From its spacious interiors to its well-maintained garden and private pool, every aspect of this villa is designed to offer comfort and style. With its prime location in Meadows 1 and the added convenience of being owner-occupied, this villa presents a unique opportunity for those looking for a premium living experience.Schedule your viewing today and experience the beauty of this exceptional home for yourself!fäm Properties  Contact Us - +971-48372864 Toll free: 800fam800 (800 326 800)  Email: cc@famproperties.com Visit our website: famproperties.com</text:p>
          </table:table-cell>
          <table:table-cell office:value-type="string">
            <text:p>+97148372864</text:p>
          </table:table-cell>
          <table:table-cell office:value-type="string">
            <text:p>https://api.whatsapp.com/send?phone=+97145560345&amp;text=Hello%2C%0AI+would+like+to+get+more+information+about+this+property+you+posted+on+propertyfinder.ae%0A+%0AReference%3A+PF-VR-108071%0AType%3A+Villa%0APrice%3A+380%2C000+AED%2Fyear+%0ALocation%3A+Meadows+1+%0ALink%3A+https%3A%2F%2Fwww.propertyfinder.ae%2Fto%2F11339431%2Fen+%0A+%0AAny+changes+made+to+this+message+will+result+in+the+enquiry+not+being+sent+to+the+agent.</text:p>
          </table:table-cell>
          <table:table-cell office:value-type="string">
            <text:p>Antonia Jenner</text:p>
          </table:table-cell>
          <table:table-cell office:value-type="string">
            <text:p> usually responds within 5 minutes</text:p>
          </table:table-cell>
          <table:table-cell office:value-type="string">
            <text:p>fam Properties - Branch 7</text:p>
          </table:table-cell>
          <table:table-cell office:value-type="string">
            <text:p>(239 Properties)</text:p>
          </table:table-cell>
          <table:table-cell office:value-type="string">
            <text:p>Maids Room, Study, Balcony, Private Pool, Built in Wardrobes, Walk-in Closet, Kitchen Appliances</text:p>
          </table:table-cell>
          <table:table-cell office:value-type="string">
            <text:p>1858</text:p>
          </table:table-cell>
          <table:table-cell office:value-type="string">
            <text:p>PF-VR-108071</text:p>
          </table:table-cell>
          <table:table-cell office:value-type="string">
            <text:p>12 days ago</text:p>
          </table:table-cell>
          <table:table-cell office:value-type="string">
            <text:p>6512959300</text:p>
          </table:table-cell>
          <table:table-cell office:value-type="string">
            <text:p>https://trakheesi.dubailand.gov.ae/rev/madmoun/listing/validation?khevJujtDig=bj6deeod2z6awzg29dy0f5ke496lszj8thjhggyeqnqivjtyg</text:p>
          </table:table-cell>
        </table:table-row>
        <table:table-row>
          <table:table-cell office:value-type="string">
            <text:p>Sun Apr 14 02:12:22 2024</text:p>
          </table:table-cell>
          <table:table-cell office:value-type="string">
            <text:p>Sun Apr 14 02:12:22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AMAC Hills</text:p>
          </table:table-cell>
          <table:table-cell office:value-type="string">
            <text:p>Pelham</text:p>
          </table:table-cell>
          <table:table-cell office:value-type="string">
            <text:p>Akoya Park</text:p>
          </table:table-cell>
          <table:table-cell office:value-type="string">
            <text:p/>
          </table:table-cell>
          <table:table-cell office:value-type="string">
            <text:p/>
          </table:table-cell>
          <table:table-cell office:value-type="string">
            <text:p>Townhouse</text:p>
          </table:table-cell>
          <table:table-cell office:value-type="string">
            <text:p>2,723 sqft / 253 sqm</text:p>
          </table:table-cell>
          <table:table-cell office:value-type="string">
            <text:p>3  + Maid</text:p>
          </table:table-cell>
          <table:table-cell office:value-type="string">
            <text:p>5</text:p>
          </table:table-cell>
          <table:table-cell office:value-type="string">
            <text:p>Large Layout | Bright and Spacious | Move in Now</text:p>
          </table:table-cell>
          <table:table-cell office:value-type="string">
            <text:p>215,000 AED/year</text:p>
          </table:table-cell>
          <table:table-cell office:value-type="string">
            <text:p/>
          </table:table-cell>
          <table:table-cell office:value-type="string">
            <text:p>https://www.propertyfinder.ae/en/plp/rent/townhouse-for-rent-dubai-damac-hills-akoya-park-pelham-11319587.html</text:p>
          </table:table-cell>
          <table:table-cell office:value-type="string">
            <text:p>TOWNHOUSE FOR RENT IN PELHAM, AKOYA PARK</text:p>
          </table:table-cell>
          <table:table-cell office:value-type="string">
            <text:p>It gives me the absolute pleasure to present to you this beautiful 3 bed townhouse in Pelham gated community, Damac Hills.This spacious and modern 2,723.27 sqft townhouse, is ready and awaiting the perfect family. Located in a thriving, self contained community, it is the epitome of luxury offering spacious and bright deluxe living to provide the ideal home. * 3 Bedrooms * 5 Bathrooms* Maids room with ensuite* Closed kitchen* Modern layout* Private Garden* Floor to ceiling windows* Spacious living area* 2 Covered Parking SpacesRichmond is a gated sub-community of Damac Hills, Dubai, and is situated to the west of the development close to Sheikh Zayed Bin Hamdan Al Nahyan Street (D54).Location and nearby amenities:* Golf course* Malibu Bay Beach* Kids play area* Swimming Pool* Restaurants* Supermarkets* Sports facilitiesDAMAC Hills is a master community, surrounded by villas, apartments, and breathtaking golf course views! Home to the International Golf Club.For further details or to arrange a viewing please contactMaria Ibrahim +971 52 399 2781</text:p>
          </table:table-cell>
          <table:table-cell office:value-type="string">
            <text:p>+971565206912</text:p>
          </table:table-cell>
          <table:table-cell office:value-type="string">
            <text:p>https://api.whatsapp.com/send?phone=+97145560345&amp;text=Hello%2C%0AI+would+like+to+get+more+information+about+this+property+you+posted+on+propertyfinder.ae%0A+%0AReference%3A+MCC-R-23381%0AType%3A+Townhouse%0APrice%3A+215%2C000+AED%2Fyear+%0ALocation%3A+Pelham+%0ALink%3A+https%3A%2F%2Fwww.propertyfinder.ae%2Fto%2F11319587%2Fen+%0A+%0AAny+changes+made+to+this+message+will+result+in+the+enquiry+not+being+sent+to+the+agent.</text:p>
          </table:table-cell>
          <table:table-cell office:value-type="string">
            <text:p>Maria Ibrahim</text:p>
          </table:table-cell>
          <table:table-cell office:value-type="string">
            <text:p> usually responds within 5 minutes</text:p>
          </table:table-cell>
          <table:table-cell office:value-type="string">
            <text:p>McCone Properties</text:p>
          </table:table-cell>
          <table:table-cell office:value-type="string">
            <text:p>(753 Properties)</text:p>
          </table:table-cell>
          <table:table-cell office:value-type="string">
            <text:p>Maids Room, Central A/C, Balcony, Private Garden, Shared Pool, Security, Covered Parking, Built in Wardrobes, Kitchen Appliances, Pets Allowed, Shared Gym, Children's Pool, Children's Play Area, Barbecue Area</text:p>
          </table:table-cell>
          <table:table-cell office:value-type="string">
            <text:p>12065</text:p>
          </table:table-cell>
          <table:table-cell office:value-type="string">
            <text:p>MCC-R-23381</text:p>
          </table:table-cell>
          <table:table-cell office:value-type="string">
            <text:p>16 days ago</text:p>
          </table:table-cell>
          <table:table-cell office:value-type="string">
            <text:p>69263642179</text:p>
          </table:table-cell>
          <table:table-cell office:value-type="string">
            <text:p>https://trakheesi.dubailand.gov.ae/rev/madmoun/listing/validation?khevJujtDig=0dg6cf24cakg2pupzkhhqclowrna0o7thvl3vjgoaukbixavz</text:p>
          </table:table-cell>
        </table:table-row>
        <table:table-row>
          <table:table-cell office:value-type="string">
            <text:p>Sun Apr 14 02:12:40 2024</text:p>
          </table:table-cell>
          <table:table-cell office:value-type="string">
            <text:p>Sun Apr 14 02:12:40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Jumeirah Village Circle</text:p>
          </table:table-cell>
          <table:table-cell office:value-type="string">
            <text:p>Shamal Residences 2</text:p>
          </table:table-cell>
          <table:table-cell office:value-type="string">
            <text:p/>
          </table:table-cell>
          <table:table-cell office:value-type="string">
            <text:p/>
          </table:table-cell>
          <table:table-cell office:value-type="string">
            <text:p/>
          </table:table-cell>
          <table:table-cell office:value-type="string">
            <text:p>Apartment</text:p>
          </table:table-cell>
          <table:table-cell office:value-type="string">
            <text:p>562 sqft / 52 sqm</text:p>
          </table:table-cell>
          <table:table-cell office:value-type="string">
            <text:p>1</text:p>
          </table:table-cell>
          <table:table-cell office:value-type="string">
            <text:p>2</text:p>
          </table:table-cell>
          <table:table-cell office:value-type="string">
            <text:p>1 Cheque | Fully Furnished | Terrace | Jacuzzi</text:p>
          </table:table-cell>
          <table:table-cell office:value-type="string">
            <text:p>80,000 AED/year</text:p>
          </table:table-cell>
          <table:table-cell office:value-type="string">
            <text:p/>
          </table:table-cell>
          <table:table-cell office:value-type="string">
            <text:p>https://www.propertyfinder.ae/en/plp/rent/apartment-for-rent-dubai-jumeirah-village-circle-shamal-residences-2-11338964.html</text:p>
          </table:table-cell>
          <table:table-cell office:value-type="string">
            <text:p>APARTMENT FOR RENT IN SHAMAL RESIDENCES 2, JUMEIRAH VILLAGE CIRCLE</text:p>
          </table:table-cell>
          <table:table-cell office:value-type="string">
            <text:p>Azco Real Estate is pleased to offer this stunning 1 Bedroom Apartment in Shamal residences 2 located in Jumeirah Village Circle (JVC). The property is spread over 562 sq. ft. and it has a modern outstanding finishing.PROPERTY FEATURES:- 1 Bedroom- 2 Bathrooms- Fully Furnished- Central A/C- Built-in wardrobes- Balcony- Swimming pool- Gymnasium- Covered parking- 24/7 security- Children’s play area- Public parks- Shopping malls- Shops- Restaurants- Public transportationPRICE : AED 80,000 /-Cheques : 1Deposit : 10 %Jumeriah Village Circle is a modern and unique family-oriented community provides a beautiful, self-contained environment for residents, with all the modern facilities of a city in a tranquil village setting. Located at the heart of new Dubai and amidst landscaped gardens, it boasts a range of amenities making it an ideal spot for renters and buyers.For further details or to arrange a viewing appointment please contact Firas Jadaan - Property consultant.Thank you for Choosing Azco Real Estate!</text:p>
          </table:table-cell>
          <table:table-cell office:value-type="string">
            <text:p>+971501898439</text:p>
          </table:table-cell>
          <table:table-cell office:value-type="string">
            <text:p>https://api.whatsapp.com/send?phone=+97145560345&amp;text=Hello%2C%0AI+would+like+to+get+more+information+about+this+property+you+posted+on+propertyfinder.ae%0A+%0AReference%3A+JVC-FZ-SHAMALR2-1BR%0AType%3A+Apartment%0APrice%3A+80%2C000+AED%2Fyear+%0ALocation%3A+Shamal+Residences+2+%0ALink%3A+https%3A%2F%2Fwww.propertyfinder.ae%2Fto%2F11338964%2Fen+%0A+%0AAny+changes+made+to+this+message+will+result+in+the+enquiry+not+being+sent+to+the+agent.</text:p>
          </table:table-cell>
          <table:table-cell office:value-type="string">
            <text:p>Firas Jadaan</text:p>
          </table:table-cell>
          <table:table-cell office:value-type="string">
            <text:p> usually responds within 5 minutes</text:p>
          </table:table-cell>
          <table:table-cell office:value-type="string">
            <text:p>Azco Real Estate - JVC Secondary</text:p>
          </table:table-cell>
          <table:table-cell office:value-type="string">
            <text:p>(248 Properties)</text:p>
          </table:table-cell>
          <table:table-cell office:value-type="string">
            <text:p>Central A/C, Balcony, Shared Pool, Security, Covered Parking, Built in Wardrobes, Shared Gym, Children's Play Area, Barbecue Area</text:p>
          </table:table-cell>
          <table:table-cell office:value-type="string">
            <text:p>752</text:p>
          </table:table-cell>
          <table:table-cell office:value-type="string">
            <text:p>JVC-FZ-SHAMALR2-1BR</text:p>
          </table:table-cell>
          <table:table-cell office:value-type="string">
            <text:p>12 days ago</text:p>
          </table:table-cell>
          <table:table-cell office:value-type="string">
            <text:p>7116770982</text:p>
          </table:table-cell>
          <table:table-cell office:value-type="string">
            <text:p>https://trakheesi.dubailand.gov.ae/rev/madmoun/listing/validation?khevJujtDig=vvu6k5fu46cg58s6z47ut09hidxa9mqjd2sjjiohgndaomdyx</text:p>
          </table:table-cell>
        </table:table-row>
        <table:table-row>
          <table:table-cell office:value-type="string">
            <text:p>Sun Apr 14 02:12:56 2024</text:p>
          </table:table-cell>
          <table:table-cell office:value-type="string">
            <text:p>Sun Apr 14 02:12:56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Jumeirah Village Circle</text:p>
          </table:table-cell>
          <table:table-cell office:value-type="string">
            <text:p>Shamal Residences 2</text:p>
          </table:table-cell>
          <table:table-cell office:value-type="string">
            <text:p/>
          </table:table-cell>
          <table:table-cell office:value-type="string">
            <text:p/>
          </table:table-cell>
          <table:table-cell office:value-type="string">
            <text:p/>
          </table:table-cell>
          <table:table-cell office:value-type="string">
            <text:p>Apartment</text:p>
          </table:table-cell>
          <table:table-cell office:value-type="string">
            <text:p>562 sqft / 52 sqm</text:p>
          </table:table-cell>
          <table:table-cell office:value-type="string">
            <text:p>1</text:p>
          </table:table-cell>
          <table:table-cell office:value-type="string">
            <text:p>2</text:p>
          </table:table-cell>
          <table:table-cell office:value-type="string">
            <text:p>1 Cheque | Fully Furnished | Terrace | Jacuzzi</text:p>
          </table:table-cell>
          <table:table-cell office:value-type="string">
            <text:p>80,000 AED/year</text:p>
          </table:table-cell>
          <table:table-cell office:value-type="string">
            <text:p/>
          </table:table-cell>
          <table:table-cell office:value-type="string">
            <text:p>https://www.propertyfinder.ae/en/plp/rent/apartment-for-rent-dubai-jumeirah-village-circle-shamal-residences-2-11338964.html</text:p>
          </table:table-cell>
          <table:table-cell office:value-type="string">
            <text:p>APARTMENT FOR RENT IN SHAMAL RESIDENCES 2, JUMEIRAH VILLAGE CIRCLE</text:p>
          </table:table-cell>
          <table:table-cell office:value-type="string">
            <text:p>Azco Real Estate is pleased to offer this stunning 1 Bedroom Apartment in Shamal residences 2 located in Jumeirah Village Circle (JVC). The property is spread over 562 sq. ft. and it has a modern outstanding finishing.PROPERTY FEATURES:- 1 Bedroom- 2 Bathrooms- Fully Furnished- Central A/C- Built-in wardrobes- Balcony- Swimming pool- Gymnasium- Covered parking- 24/7 security- Children’s play area- Public parks- Shopping malls- Shops- Restaurants- Public transportationPRICE : AED 80,000 /-Cheques : 1Deposit : 10 %Jumeriah Village Circle is a modern and unique family-oriented community provides a beautiful, self-contained environment for residents, with all the modern facilities of a city in a tranquil village setting. Located at the heart of new Dubai and amidst landscaped gardens, it boasts a range of amenities making it an ideal spot for renters and buyers.For further details or to arrange a viewing appointment please contact Firas Jadaan - Property consultant.Thank you for Choosing Azco Real Estate!</text:p>
          </table:table-cell>
          <table:table-cell office:value-type="string">
            <text:p>+971501898439</text:p>
          </table:table-cell>
          <table:table-cell office:value-type="string">
            <text:p>https://api.whatsapp.com/send?phone=+97145560345&amp;text=Hello%2C%0AI+would+like+to+get+more+information+about+this+property+you+posted+on+propertyfinder.ae%0A+%0AReference%3A+JVC-FZ-SHAMALR2-1BR%0AType%3A+Apartment%0APrice%3A+80%2C000+AED%2Fyear+%0ALocation%3A+Shamal+Residences+2+%0ALink%3A+https%3A%2F%2Fwww.propertyfinder.ae%2Fto%2F11338964%2Fen+%0A+%0AAny+changes+made+to+this+message+will+result+in+the+enquiry+not+being+sent+to+the+agent.</text:p>
          </table:table-cell>
          <table:table-cell office:value-type="string">
            <text:p>Firas Jadaan</text:p>
          </table:table-cell>
          <table:table-cell office:value-type="string">
            <text:p> usually responds within 5 minutes</text:p>
          </table:table-cell>
          <table:table-cell office:value-type="string">
            <text:p>Azco Real Estate - JVC Secondary</text:p>
          </table:table-cell>
          <table:table-cell office:value-type="string">
            <text:p>(248 Properties)</text:p>
          </table:table-cell>
          <table:table-cell office:value-type="string">
            <text:p>Central A/C, Balcony, Shared Pool, Security, Covered Parking, Built in Wardrobes, Shared Gym, Children's Play Area, Barbecue Area</text:p>
          </table:table-cell>
          <table:table-cell office:value-type="string">
            <text:p>752</text:p>
          </table:table-cell>
          <table:table-cell office:value-type="string">
            <text:p>JVC-FZ-SHAMALR2-1BR</text:p>
          </table:table-cell>
          <table:table-cell office:value-type="string">
            <text:p>12 days ago</text:p>
          </table:table-cell>
          <table:table-cell office:value-type="string">
            <text:p>7116770982</text:p>
          </table:table-cell>
          <table:table-cell office:value-type="string">
            <text:p>https://trakheesi.dubailand.gov.ae/rev/madmoun/listing/validation?khevJujtDig=vvu6k5fu46cg58s6z47ut09hidxa9mqjd2sjjiohgndaomdyx</text:p>
          </table:table-cell>
        </table:table-row>
        <table:table-row>
          <table:table-cell office:value-type="string">
            <text:p>Sun Apr 14 02:13:10 2024</text:p>
          </table:table-cell>
          <table:table-cell office:value-type="string">
            <text:p>Sun Apr 14 02:13:10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ubai Land</text:p>
          </table:table-cell>
          <table:table-cell office:value-type="string">
            <text:p>La Rosa 2</text:p>
          </table:table-cell>
          <table:table-cell office:value-type="string">
            <text:p>Villanova</text:p>
          </table:table-cell>
          <table:table-cell office:value-type="string">
            <text:p/>
          </table:table-cell>
          <table:table-cell office:value-type="string">
            <text:p/>
          </table:table-cell>
          <table:table-cell office:value-type="string">
            <text:p>Villa</text:p>
          </table:table-cell>
          <table:table-cell office:value-type="string">
            <text:p>1,947 sqft / 181 sqm</text:p>
          </table:table-cell>
          <table:table-cell office:value-type="string">
            <text:p>3</text:p>
          </table:table-cell>
          <table:table-cell office:value-type="string">
            <text:p>4</text:p>
          </table:table-cell>
          <table:table-cell office:value-type="string">
            <text:p>Spacious 3BR+M | Ready to Move in | Best Price</text:p>
          </table:table-cell>
          <table:table-cell office:value-type="string">
            <text:p>145,000 AED/year</text:p>
          </table:table-cell>
          <table:table-cell office:value-type="string">
            <text:p/>
          </table:table-cell>
          <table:table-cell office:value-type="string">
            <text:p>https://www.propertyfinder.ae/en/plp/rent/villa-for-rent-dubai-dubai-land-villanova-la-rosa-2-11226404.html</text:p>
          </table:table-cell>
          <table:table-cell office:value-type="string">
            <text:p>VILLA FOR RENT IN LA ROSA 2, VILLANOVA</text:p>
          </table:table-cell>
          <table:table-cell office:value-type="string">
            <text:p>ANW Real Estate is proud to offer you this brand-new 3 Bedroom Villa in La Rosa located at Villanova Dubai.Villa NovaLa Rosa- 3 Bed- 4 Bathrooms- Size: 1,947 Sqft- Rental Price: 140,000/-AED- Ready To MoveLa Rosa is a prominent residential development situated in Dubai, United Arab Emirates. This modern and elegantly designed community offers a perfect blend of comfort, convenience, and aesthetics. It is part of the renowned La Rosa project series, known for its emphasis on creating a serene and family-friendly environment.La Rosa features a range of spacious townhouses, each carefully crafted with contemporary architecture and quality finishes. Residents here can enjoy a tranquil lifestyle surrounded by lush green landscapes, parks, and pathways, promoting a strong sense of community.The development also provides a variety of amenities, including swimming pools, fitness facilities, and recreational areas, ensuring a high quality of life for its residents. With its strategic location in Dubai, La Rosa offers easy access to major attractions and essential services, making it an attractive choice for those seeking a harmonious and modern living experience</text:p>
          </table:table-cell>
          <table:table-cell office:value-type="string">
            <text:p>+971565206637</text:p>
          </table:table-cell>
          <table:table-cell office:value-type="string">
            <text:p>https://api.whatsapp.com/send?phone=+97145560345&amp;text=Hello%2C%0AI+would+like+to+get+more+information+about+this+property+you+posted+on+propertyfinder.ae%0A+%0AReference%3A+anw-7903251%0AType%3A+Villa%0APrice%3A+145%2C000+AED%2Fyear+%0ALocation%3A+La+Rosa+2+%0ALink%3A+https%3A%2F%2Fwww.propertyfinder.ae%2Fto%2F11226404%2Fen+%0A+%0AAny+changes+made+to+this+message+will+result+in+the+enquiry+not+being+sent+to+the+agent.</text:p>
          </table:table-cell>
          <table:table-cell office:value-type="string">
            <text:p>Arslan Ahmed</text:p>
          </table:table-cell>
          <table:table-cell office:value-type="string">
            <text:p> usually responds within 5 minutes</text:p>
          </table:table-cell>
          <table:table-cell office:value-type="string">
            <text:p>ANW Real Estate</text:p>
          </table:table-cell>
          <table:table-cell office:value-type="string">
            <text:p>(114 Properties)</text:p>
          </table:table-cell>
          <table:table-cell office:value-type="string">
            <text:p>Central A/C, Balcony, Shared Pool, Security, Covered Parking, Built in Wardrobes, Pets Allowed, Shared Gym</text:p>
          </table:table-cell>
          <table:table-cell office:value-type="string">
            <text:p>25444</text:p>
          </table:table-cell>
          <table:table-cell office:value-type="string">
            <text:p>anw-7903251</text:p>
          </table:table-cell>
          <table:table-cell office:value-type="string">
            <text:p>1 month ago</text:p>
          </table:table-cell>
          <table:table-cell office:value-type="string">
            <text:p>65272169363</text:p>
          </table:table-cell>
          <table:table-cell office:value-type="string">
            <text:p>https://trakheesi.dubailand.gov.ae/rev/madmoun/listing/validation?khevJujtDig=apvuphiri3ne49ch7va3rirojpp86fqya9g3opsufqmsfjlfn</text:p>
          </table:table-cell>
        </table:table-row>
        <table:table-row>
          <table:table-cell office:value-type="string">
            <text:p>Sun Apr 14 02:13:26 2024</text:p>
          </table:table-cell>
          <table:table-cell office:value-type="string">
            <text:p>Sun Apr 14 02:13:26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ubai Land</text:p>
          </table:table-cell>
          <table:table-cell office:value-type="string">
            <text:p>La Rosa 2</text:p>
          </table:table-cell>
          <table:table-cell office:value-type="string">
            <text:p>Villanova</text:p>
          </table:table-cell>
          <table:table-cell office:value-type="string">
            <text:p/>
          </table:table-cell>
          <table:table-cell office:value-type="string">
            <text:p/>
          </table:table-cell>
          <table:table-cell office:value-type="string">
            <text:p>Villa</text:p>
          </table:table-cell>
          <table:table-cell office:value-type="string">
            <text:p>1,947 sqft / 181 sqm</text:p>
          </table:table-cell>
          <table:table-cell office:value-type="string">
            <text:p>3</text:p>
          </table:table-cell>
          <table:table-cell office:value-type="string">
            <text:p>4</text:p>
          </table:table-cell>
          <table:table-cell office:value-type="string">
            <text:p>Spacious 3BR+M | Ready to Move in | Best Price</text:p>
          </table:table-cell>
          <table:table-cell office:value-type="string">
            <text:p>145,000 AED/year</text:p>
          </table:table-cell>
          <table:table-cell office:value-type="string">
            <text:p/>
          </table:table-cell>
          <table:table-cell office:value-type="string">
            <text:p>https://www.propertyfinder.ae/en/plp/rent/villa-for-rent-dubai-dubai-land-villanova-la-rosa-2-11226404.html</text:p>
          </table:table-cell>
          <table:table-cell office:value-type="string">
            <text:p>VILLA FOR RENT IN LA ROSA 2, VILLANOVA</text:p>
          </table:table-cell>
          <table:table-cell office:value-type="string">
            <text:p>ANW Real Estate is proud to offer you this brand-new 3 Bedroom Villa in La Rosa located at Villanova Dubai.Villa NovaLa Rosa- 3 Bed- 4 Bathrooms- Size: 1,947 Sqft- Rental Price: 140,000/-AED- Ready To MoveLa Rosa is a prominent residential development situated in Dubai, United Arab Emirates. This modern and elegantly designed community offers a perfect blend of comfort, convenience, and aesthetics. It is part of the renowned La Rosa project series, known for its emphasis on creating a serene and family-friendly environment.La Rosa features a range of spacious townhouses, each carefully crafted with contemporary architecture and quality finishes. Residents here can enjoy a tranquil lifestyle surrounded by lush green landscapes, parks, and pathways, promoting a strong sense of community.The development also provides a variety of amenities, including swimming pools, fitness facilities, and recreational areas, ensuring a high quality of life for its residents. With its strategic location in Dubai, La Rosa offers easy access to major attractions and essential services, making it an attractive choice for those seeking a harmonious and modern living experience</text:p>
          </table:table-cell>
          <table:table-cell office:value-type="string">
            <text:p>+971565206637</text:p>
          </table:table-cell>
          <table:table-cell office:value-type="string">
            <text:p>https://api.whatsapp.com/send?phone=+97145560345&amp;text=Hello%2C%0AI+would+like+to+get+more+information+about+this+property+you+posted+on+propertyfinder.ae%0A+%0AReference%3A+anw-7903251%0AType%3A+Villa%0APrice%3A+145%2C000+AED%2Fyear+%0ALocation%3A+La+Rosa+2+%0ALink%3A+https%3A%2F%2Fwww.propertyfinder.ae%2Fto%2F11226404%2Fen+%0A+%0AAny+changes+made+to+this+message+will+result+in+the+enquiry+not+being+sent+to+the+agent.</text:p>
          </table:table-cell>
          <table:table-cell office:value-type="string">
            <text:p>Arslan Ahmed</text:p>
          </table:table-cell>
          <table:table-cell office:value-type="string">
            <text:p> usually responds within 5 minutes</text:p>
          </table:table-cell>
          <table:table-cell office:value-type="string">
            <text:p>ANW Real Estate</text:p>
          </table:table-cell>
          <table:table-cell office:value-type="string">
            <text:p>(114 Properties)</text:p>
          </table:table-cell>
          <table:table-cell office:value-type="string">
            <text:p>Central A/C, Balcony, Shared Pool, Security, Covered Parking, Built in Wardrobes, Pets Allowed, Shared Gym</text:p>
          </table:table-cell>
          <table:table-cell office:value-type="string">
            <text:p>25444</text:p>
          </table:table-cell>
          <table:table-cell office:value-type="string">
            <text:p>anw-7903251</text:p>
          </table:table-cell>
          <table:table-cell office:value-type="string">
            <text:p>1 month ago</text:p>
          </table:table-cell>
          <table:table-cell office:value-type="string">
            <text:p>65272169363</text:p>
          </table:table-cell>
          <table:table-cell office:value-type="string">
            <text:p>https://trakheesi.dubailand.gov.ae/rev/madmoun/listing/validation?khevJujtDig=apvuphiri3ne49ch7va3rirojpp86fqya9g3opsufqmsfjlfn</text:p>
          </table:table-cell>
        </table:table-row>
        <table:table-row>
          <table:table-cell office:value-type="string">
            <text:p>Sun Apr 14 02:13:46 2024</text:p>
          </table:table-cell>
          <table:table-cell office:value-type="string">
            <text:p>Sun Apr 14 02:13:46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ubai Land</text:p>
          </table:table-cell>
          <table:table-cell office:value-type="string">
            <text:p>La Rosa 2</text:p>
          </table:table-cell>
          <table:table-cell office:value-type="string">
            <text:p>Villanova</text:p>
          </table:table-cell>
          <table:table-cell office:value-type="string">
            <text:p/>
          </table:table-cell>
          <table:table-cell office:value-type="string">
            <text:p/>
          </table:table-cell>
          <table:table-cell office:value-type="string">
            <text:p>Villa</text:p>
          </table:table-cell>
          <table:table-cell office:value-type="string">
            <text:p>1,760 sqft / 164 sqm</text:p>
          </table:table-cell>
          <table:table-cell office:value-type="string">
            <text:p>3  + Maid</text:p>
          </table:table-cell>
          <table:table-cell office:value-type="string">
            <text:p>4</text:p>
          </table:table-cell>
          <table:table-cell office:value-type="string">
            <text:p>Larger than similar communities | Ready to move in</text:p>
          </table:table-cell>
          <table:table-cell office:value-type="string">
            <text:p>150,000 AED/year</text:p>
          </table:table-cell>
          <table:table-cell office:value-type="string">
            <text:p/>
          </table:table-cell>
          <table:table-cell office:value-type="string">
            <text:p>https://www.propertyfinder.ae/en/plp/rent/villa-for-rent-dubai-dubai-land-villanova-la-rosa-2-11343456.html</text:p>
          </table:table-cell>
          <table:table-cell office:value-type="string">
            <text:p>VILLA FOR RENT IN LA ROSA 2, VILLANOVA</text:p>
          </table:table-cell>
          <table:table-cell office:value-type="string">
            <text:p>If you have visited other communities and are underwhelmed by the size then you will be pleasantly surprised with what La Rosa 2 has to offer. The 3 bed townhouses at La Rosa 2 offer more space than other 3 beds in the surrounding communities at just under 2,000 sq ft, and with easy access to the ever-popular Bolt Hole Pub &amp; Restaurant as well as the well-stocked supermarket, Gym, Pool, Community Centre and other amenities, you will soon realise that you are in a wonderful vibrant community.With its strategic location near Emirates Road, you'll have easy access to Dubai's bustling core, including shopping destinations, renowned restaurants, and major landmarks. Property Details:3 Bedrooms4 BathroomsMaid's roomPrivate GardenPrivate Parking for two carsBrand newUnfurnished Some of the Standout Facilities:Swimming PoolPlay &amp; Recreational AreaBBQ AreaGymWalking and jogging trailsIndoor gamesQuaint picnic areasCommunity ParkMosqueWe were one of the first companies to register with the Dubai Lands Department (RERA reg no 294) and all our agents are RERA trained and carry brokers cards allowing them to sell and rent your properties.Permit no.69273169882</text:p>
          </table:table-cell>
          <table:table-cell office:value-type="string">
            <text:p>+971565224314</text:p>
          </table:table-cell>
          <table:table-cell office:value-type="string">
            <text:p>https://api.whatsapp.com/send?phone=+97145560345&amp;text=Hello%2C%0AI+would+like+to+get+more+information+about+this+property+you+posted+on+propertyfinder.ae%0A+%0AReference%3A+HHRE-R-13972%0AType%3A+Villa%0APrice%3A+150%2C000+AED%2Fyear+%0ALocation%3A+La+Rosa+2+%0ALink%3A+https%3A%2F%2Fwww.propertyfinder.ae%2Fto%2F11343456%2Fen+%0A+%0AAny+changes+made+to+this+message+will+result+in+the+enquiry+not+being+sent+to+the+agent.</text:p>
          </table:table-cell>
          <table:table-cell office:value-type="string">
            <text:p>Kevin McMenamin</text:p>
          </table:table-cell>
          <table:table-cell office:value-type="string">
            <text:p> usually responds within 5 minutes</text:p>
          </table:table-cell>
          <table:table-cell office:value-type="string">
            <text:p>House Hunters Real Estate</text:p>
          </table:table-cell>
          <table:table-cell office:value-type="string">
            <text:p>(202 Properties)</text:p>
          </table:table-cell>
          <table:table-cell office:value-type="string">
            <text:p>Maids Room, Central A/C, Balcony, Private Garden, Shared Pool, Children's Play Area</text:p>
          </table:table-cell>
          <table:table-cell office:value-type="string">
            <text:p>294</text:p>
          </table:table-cell>
          <table:table-cell office:value-type="string">
            <text:p>HHRE-R-13972</text:p>
          </table:table-cell>
          <table:table-cell office:value-type="string">
            <text:p>11 days ago</text:p>
          </table:table-cell>
          <table:table-cell office:value-type="string">
            <text:p>69273169882</text:p>
          </table:table-cell>
          <table:table-cell office:value-type="string">
            <text:p>https://trakheesi.dubailand.gov.ae/rev/madmoun/listing/validation?khevJujtDig=zdrptvfj80ahaack2pnuz5les5nvobv4kul8oynlhwwjdvasl</text:p>
          </table:table-cell>
        </table:table-row>
        <table:table-row>
          <table:table-cell office:value-type="string">
            <text:p>Sun Apr 14 02:14:02 2024</text:p>
          </table:table-cell>
          <table:table-cell office:value-type="string">
            <text:p>Sun Apr 14 02:14:02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owntown Dubai</text:p>
          </table:table-cell>
          <table:table-cell office:value-type="string">
            <text:p>The Address Residences Dubai Opera Tower 2</text:p>
          </table:table-cell>
          <table:table-cell office:value-type="string">
            <text:p>The Address Residences Dubai Opera</text:p>
          </table:table-cell>
          <table:table-cell office:value-type="string">
            <text:p/>
          </table:table-cell>
          <table:table-cell office:value-type="string">
            <text:p/>
          </table:table-cell>
          <table:table-cell office:value-type="string">
            <text:p>Apartment</text:p>
          </table:table-cell>
          <table:table-cell office:value-type="string">
            <text:p>1,264 sqft / 117 sqm</text:p>
          </table:table-cell>
          <table:table-cell office:value-type="string">
            <text:p>2</text:p>
          </table:table-cell>
          <table:table-cell office:value-type="string">
            <text:p>3</text:p>
          </table:table-cell>
          <table:table-cell office:value-type="string">
            <text:p>Luxury Lifestyle | High Floor | Spacious Layout</text:p>
          </table:table-cell>
          <table:table-cell office:value-type="string">
            <text:p>290,000 AED/year</text:p>
          </table:table-cell>
          <table:table-cell office:value-type="string">
            <text:p/>
          </table:table-cell>
          <table:table-cell office:value-type="string">
            <text:p>https://www.propertyfinder.ae/en/plp/rent/apartment-for-rent-dubai-downtown-dubai-the-address-residences-dubai-opera-the-address-residences-dubai-opera-tower-2-11347648.html</text:p>
          </table:table-cell>
          <table:table-cell office:value-type="string">
            <text:p>APARTMENT FOR RENT IN THE ADDRESS RESIDENCES DUBAI OPERA TOWER 2, THE ADDRESS RESIDENCES DUBAI OPERA</text:p>
          </table:table-cell>
          <table:table-cell office:value-type="string">
            <text:p>Sacha Syrylo &amp; Treo Homes are very pleased to be bringing to the market our latest listing in the sought after Address Dubai Opera, Downtown Dubai.Features - Spacious Layout - Very High Floor - Vacant - Boulevard View - Fully Furnished - Luxury Finishing - Tower 2 - 1 Parking Spot - Luxury Lifestyle - Brand NewThis 2 bedrooms apartment in The Address Residences Dubai Opera offers a Luxury Lifestyle with the convenience of a serviced apartment.  It has a direct access to Burj Khalifa, Dubai Mall, Dubai Opera, and the Dubai Fountains.As you enter in the property, expect high-quality marble or hardwood flooring, contemporary lighting fixtures, and stylish fittings. The fully equipped kitchen is located on the right when you and is fully equipped. A good size living area has access to a large balcony which is accessible from everywhere in the flat. It benefits from 2 comfortable bedrooms with built-in wardrobes. The master bedroom has its own en-suite with bathtub and walk-in shower along with a powder area.To get more information or to book a viewing, get hold of us now.</text:p>
          </table:table-cell>
          <table:table-cell office:value-type="string">
            <text:p>+971565388423</text:p>
          </table:table-cell>
          <table:table-cell office:value-type="string">
            <text:p>https://api.whatsapp.com/send?phone=+97145560345&amp;text=Hello%2C%0AI+would+like+to+get+more+information+about+this+property+you+posted+on+propertyfinder.ae%0A+%0AReference%3A+TREO-R-27215%0AType%3A+Apartment%0APrice%3A+290%2C000+AED%2Fyear+%0ALocation%3A+The+Address+Residences+Dubai+Opera+Tower+2+%0ALink%3A+https%3A%2F%2Fwww.propertyfinder.ae%2Fto%2F11347648%2Fen+%0A+%0AAny+changes+made+to+this+message+will+result+in+the+enquiry+not+being+sent+to+the+agent.</text:p>
          </table:table-cell>
          <table:table-cell office:value-type="string">
            <text:p>Sacha Syrylo</text:p>
          </table:table-cell>
          <table:table-cell office:value-type="string">
            <text:p> usually responds within 5 minutes</text:p>
          </table:table-cell>
          <table:table-cell office:value-type="string">
            <text:p>Treo Homes</text:p>
          </table:table-cell>
          <table:table-cell office:value-type="string">
            <text:p>(340 Properties)</text:p>
          </table:table-cell>
          <table:table-cell office:value-type="string">
            <text:p>Central A/C, Balcony, Shared Pool, Shared Spa, Security, Concierge, Covered Parking, Built in Wardrobes, Walk-in Closet, Kitchen Appliances, Pets Allowed, Shared Gym</text:p>
          </table:table-cell>
          <table:table-cell office:value-type="string">
            <text:p>19898</text:p>
          </table:table-cell>
          <table:table-cell office:value-type="string">
            <text:p>TREO-R-27215</text:p>
          </table:table-cell>
          <table:table-cell office:value-type="string">
            <text:p>10 days ago</text:p>
          </table:table-cell>
          <table:table-cell office:value-type="string">
            <text:p>6510217100</text:p>
          </table:table-cell>
          <table:table-cell office:value-type="string">
            <text:p>https://trakheesi.dubailand.gov.ae/rev/madmoun/listing/validation?khevJujtDig=w5ilvj7shaazsesq5hhokgncw5eamhpqav1dwcqxmukkkpait</text:p>
          </table:table-cell>
        </table:table-row>
        <table:table-row>
          <table:table-cell office:value-type="string">
            <text:p>Sun Apr 14 02:14:21 2024</text:p>
          </table:table-cell>
          <table:table-cell office:value-type="string">
            <text:p>Sun Apr 14 02:14:21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Downtown Dubai</text:p>
          </table:table-cell>
          <table:table-cell office:value-type="string">
            <text:p>The Address Residences Dubai Opera Tower 2</text:p>
          </table:table-cell>
          <table:table-cell office:value-type="string">
            <text:p>The Address Residences Dubai Opera</text:p>
          </table:table-cell>
          <table:table-cell office:value-type="string">
            <text:p/>
          </table:table-cell>
          <table:table-cell office:value-type="string">
            <text:p/>
          </table:table-cell>
          <table:table-cell office:value-type="string">
            <text:p>Apartment</text:p>
          </table:table-cell>
          <table:table-cell office:value-type="string">
            <text:p>1,264 sqft / 117 sqm</text:p>
          </table:table-cell>
          <table:table-cell office:value-type="string">
            <text:p>2</text:p>
          </table:table-cell>
          <table:table-cell office:value-type="string">
            <text:p>3</text:p>
          </table:table-cell>
          <table:table-cell office:value-type="string">
            <text:p>Luxury Lifestyle | High Floor | Spacious Layout</text:p>
          </table:table-cell>
          <table:table-cell office:value-type="string">
            <text:p>290,000 AED/year</text:p>
          </table:table-cell>
          <table:table-cell office:value-type="string">
            <text:p/>
          </table:table-cell>
          <table:table-cell office:value-type="string">
            <text:p>https://www.propertyfinder.ae/en/plp/rent/apartment-for-rent-dubai-downtown-dubai-the-address-residences-dubai-opera-the-address-residences-dubai-opera-tower-2-11347648.html</text:p>
          </table:table-cell>
          <table:table-cell office:value-type="string">
            <text:p>APARTMENT FOR RENT IN THE ADDRESS RESIDENCES DUBAI OPERA TOWER 2, THE ADDRESS RESIDENCES DUBAI OPERA</text:p>
          </table:table-cell>
          <table:table-cell office:value-type="string">
            <text:p>Sacha Syrylo &amp; Treo Homes are very pleased to be bringing to the market our latest listing in the sought after Address Dubai Opera, Downtown Dubai.Features - Spacious Layout - Very High Floor - Vacant - Boulevard View - Fully Furnished - Luxury Finishing - Tower 2 - 1 Parking Spot - Luxury Lifestyle - Brand NewThis 2 bedrooms apartment in The Address Residences Dubai Opera offers a Luxury Lifestyle with the convenience of a serviced apartment.  It has a direct access to Burj Khalifa, Dubai Mall, Dubai Opera, and the Dubai Fountains.As you enter in the property, expect high-quality marble or hardwood flooring, contemporary lighting fixtures, and stylish fittings. The fully equipped kitchen is located on the right when you and is fully equipped. A good size living area has access to a large balcony which is accessible from everywhere in the flat. It benefits from 2 comfortable bedrooms with built-in wardrobes. The master bedroom has its own en-suite with bathtub and walk-in shower along with a powder area.To get more information or to book a viewing, get hold of us now.</text:p>
          </table:table-cell>
          <table:table-cell office:value-type="string">
            <text:p>+971565388423</text:p>
          </table:table-cell>
          <table:table-cell office:value-type="string">
            <text:p>https://api.whatsapp.com/send?phone=+97145560345&amp;text=Hello%2C%0AI+would+like+to+get+more+information+about+this+property+you+posted+on+propertyfinder.ae%0A+%0AReference%3A+TREO-R-27215%0AType%3A+Apartment%0APrice%3A+290%2C000+AED%2Fyear+%0ALocation%3A+The+Address+Residences+Dubai+Opera+Tower+2+%0ALink%3A+https%3A%2F%2Fwww.propertyfinder.ae%2Fto%2F11347648%2Fen+%0A+%0AAny+changes+made+to+this+message+will+result+in+the+enquiry+not+being+sent+to+the+agent.</text:p>
          </table:table-cell>
          <table:table-cell office:value-type="string">
            <text:p>Sacha Syrylo</text:p>
          </table:table-cell>
          <table:table-cell office:value-type="string">
            <text:p> usually responds within 5 minutes</text:p>
          </table:table-cell>
          <table:table-cell office:value-type="string">
            <text:p>Treo Homes</text:p>
          </table:table-cell>
          <table:table-cell office:value-type="string">
            <text:p>(340 Properties)</text:p>
          </table:table-cell>
          <table:table-cell office:value-type="string">
            <text:p>Central A/C, Balcony, Shared Pool, Shared Spa, Security, Concierge, Covered Parking, Built in Wardrobes, Walk-in Closet, Kitchen Appliances, Pets Allowed, Shared Gym</text:p>
          </table:table-cell>
          <table:table-cell office:value-type="string">
            <text:p>19898</text:p>
          </table:table-cell>
          <table:table-cell office:value-type="string">
            <text:p>TREO-R-27215</text:p>
          </table:table-cell>
          <table:table-cell office:value-type="string">
            <text:p>10 days ago</text:p>
          </table:table-cell>
          <table:table-cell office:value-type="string">
            <text:p>6510217100</text:p>
          </table:table-cell>
          <table:table-cell office:value-type="string">
            <text:p>https://trakheesi.dubailand.gov.ae/rev/madmoun/listing/validation?khevJujtDig=w5ilvj7shaazsesq5hhokgncw5eamhpqav1dwcqxmukkkpait</text:p>
          </table:table-cell>
        </table:table-row>
        <table:table-row>
          <table:table-cell office:value-type="string">
            <text:p>Sun Apr 14 02:14:38 2024</text:p>
          </table:table-cell>
          <table:table-cell office:value-type="string">
            <text:p>Sun Apr 14 02:14:38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Arabian Ranches 3</text:p>
          </table:table-cell>
          <table:table-cell office:value-type="string">
            <text:p>Joy</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2,727 sqft / 253 sqm</text:p>
          </table:table-cell>
          <table:table-cell office:value-type="string">
            <text:p>4  + Maid</text:p>
          </table:table-cell>
          <table:table-cell office:value-type="string">
            <text:p>4</text:p>
          </table:table-cell>
          <table:table-cell office:value-type="string">
            <text:p>Great location  |  Large plot  |  Open plan</text:p>
          </table:table-cell>
          <table:table-cell office:value-type="string">
            <text:p>220,000 AED/year</text:p>
          </table:table-cell>
          <table:table-cell office:value-type="string">
            <text:p/>
          </table:table-cell>
          <table:table-cell office:value-type="string">
            <text:p>https://www.propertyfinder.ae/en/plp/rent/villa-for-rent-dubai-arabian-ranches-3-joy-11339008.html</text:p>
          </table:table-cell>
          <table:table-cell office:value-type="string">
            <text:p>VILLA FOR RENT IN JOY, ARABIAN RANCHES 3</text:p>
          </table:table-cell>
          <table:table-cell office:value-type="string">
            <text:p>House hunters are delighted to bring this 4 bedroom townhouse in Joy, Arabian Ranches 3 to the rental market.Open planClose to park4 Bedroom2,727 sq ftCorner unitBack to backAway from main roadsOn the ground floor is where you will find one of the bedrooms, a maids room as well as the open plan kitchen and living area. The corner plot gives the unit a larger garden space.On the 1st floor there are 3 bedrooms, two of which share a bathroom. The master bedroom is located at the back of the villa which has the garden view. The master bedroom has an ensuite as well as plenty of cupboard storage space.House Hunters Real Estate are known as the No 1 Preferred Agency in Arabian Ranches. We are the original and only specialist having sold and rented hundreds of properties in the Ranches since 2004, it is understandable why we are the number one choice for both tenants and landlords alike. Landlords have come to learn just how quickly we turn these properties around and as a result we have the most extensive, current list of property in the market.Permit no.69250299085</text:p>
          </table:table-cell>
          <table:table-cell office:value-type="string">
            <text:p>+971565036205</text:p>
          </table:table-cell>
          <table:table-cell office:value-type="string">
            <text:p>https://api.whatsapp.com/send?phone=+97145560345&amp;text=Hello%2C%0AI+would+like+to+get+more+information+about+this+property+you+posted+on+propertyfinder.ae%0A+%0AReference%3A+R-L-001983%0AType%3A+Villa%0APrice%3A+220%2C000+AED%2Fyear+%0ALocation%3A+Joy+%0ALink%3A+https%3A%2F%2Fwww.propertyfinder.ae%2Fto%2F11339008%2Fen+%0A+%0AAny+changes+made+to+this+message+will+result+in+the+enquiry+not+being+sent+to+the+agent.</text:p>
          </table:table-cell>
          <table:table-cell office:value-type="string">
            <text:p>Louis Walker</text:p>
          </table:table-cell>
          <table:table-cell office:value-type="string">
            <text:p> usually responds within 5 minutes</text:p>
          </table:table-cell>
          <table:table-cell office:value-type="string">
            <text:p>House Hunters Real Estate</text:p>
          </table:table-cell>
          <table:table-cell office:value-type="string">
            <text:p>(202 Properties)</text:p>
          </table:table-cell>
          <table:table-cell office:value-type="string">
            <text:p>Maids Room, Central A/C, Balcony, Kitchen Appliances</text:p>
          </table:table-cell>
          <table:table-cell office:value-type="string">
            <text:p>294</text:p>
          </table:table-cell>
          <table:table-cell office:value-type="string">
            <text:p>R-L-001983</text:p>
          </table:table-cell>
          <table:table-cell office:value-type="string">
            <text:p>12 days ago</text:p>
          </table:table-cell>
          <table:table-cell office:value-type="string">
            <text:p>69250299085</text:p>
          </table:table-cell>
          <table:table-cell office:value-type="string">
            <text:p>https://trakheesi.dubailand.gov.ae/rev/madmoun/listing/validation?khevJujtDig=7g35buaz7wd3qkpepsj7bkaqzqpk551n9me5vwtztvpxlbcil</text:p>
          </table:table-cell>
        </table:table-row>
        <table:table-row>
          <table:table-cell office:value-type="string">
            <text:p>Sun Apr 14 02:14:43 2024</text:p>
          </table:table-cell>
          <table:table-cell office:value-type="string">
            <text:p>Sun Apr 14 02:14:43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Arabian Ranches 3</text:p>
          </table:table-cell>
          <table:table-cell office:value-type="string">
            <text:p>Joy</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2,727 sqft / 253 sqm</text:p>
          </table:table-cell>
          <table:table-cell office:value-type="string">
            <text:p>4  + Maid</text:p>
          </table:table-cell>
          <table:table-cell office:value-type="string">
            <text:p>4</text:p>
          </table:table-cell>
          <table:table-cell office:value-type="string">
            <text:p>Great location  |  Large plot  |  Open plan</text:p>
          </table:table-cell>
          <table:table-cell office:value-type="string">
            <text:p>220,000 AED/year</text:p>
          </table:table-cell>
          <table:table-cell office:value-type="string">
            <text:p/>
          </table:table-cell>
          <table:table-cell office:value-type="string">
            <text:p>https://www.propertyfinder.ae/en/plp/rent/villa-for-rent-dubai-arabian-ranches-3-joy-11339008.html</text:p>
          </table:table-cell>
          <table:table-cell office:value-type="string">
            <text:p>VILLA FOR RENT IN JOY, ARABIAN RANCHES 3</text:p>
          </table:table-cell>
          <table:table-cell office:value-type="string">
            <text:p>House hunters are delighted to bring this 4 bedroom townhouse in Joy, Arabian Ranches 3 to the rental market.Open planClose to park4 Bedroom2,727 sq ftCorner unitBack to backAway from main roadsOn the ground floor is where you will find one of the bedrooms, a maids room as well as the open plan kitchen and living area. The corner plot gives the unit a larger garden space.On the 1st floor there are 3 bedrooms, two of which share a bathroom. The master bedroom is located at the back of the villa which has the garden view. The master bedroom has an ensuite as well as plenty of cupboard storage space.House Hunters Real Estate are known as the No 1 Preferred Agency in Arabian Ranches. We are the original and only specialist having sold and rented hundreds of properties in the Ranches since 2004, it is understandable why we are the number one choice for both tenants and landlords alike. Landlords have come to learn just how quickly we turn these properties around and as a result we have the most extensive, current list of property in the market.Permit no.69250299085</text:p>
          </table:table-cell>
          <table:table-cell office:value-type="string">
            <text:p>+971565036205</text:p>
          </table:table-cell>
          <table:table-cell office:value-type="string">
            <text:p>https://api.whatsapp.com/send?phone=+97145560345&amp;text=Hello%2C%0AI+would+like+to+get+more+information+about+this+property+you+posted+on+propertyfinder.ae%0A+%0AReference%3A+R-L-001983%0AType%3A+Villa%0APrice%3A+220%2C000+AED%2Fyear+%0ALocation%3A+Joy+%0ALink%3A+https%3A%2F%2Fwww.propertyfinder.ae%2Fto%2F11339008%2Fen+%0A+%0AAny+changes+made+to+this+message+will+result+in+the+enquiry+not+being+sent+to+the+agent.</text:p>
          </table:table-cell>
          <table:table-cell office:value-type="string">
            <text:p>Louis Walker</text:p>
          </table:table-cell>
          <table:table-cell office:value-type="string">
            <text:p> usually responds within 5 minutes</text:p>
          </table:table-cell>
          <table:table-cell office:value-type="string">
            <text:p>House Hunters Real Estate</text:p>
          </table:table-cell>
          <table:table-cell office:value-type="string">
            <text:p>(202 Properties)</text:p>
          </table:table-cell>
          <table:table-cell office:value-type="string">
            <text:p>Maids Room, Central A/C, Balcony, Kitchen Appliances</text:p>
          </table:table-cell>
          <table:table-cell office:value-type="string">
            <text:p>294</text:p>
          </table:table-cell>
          <table:table-cell office:value-type="string">
            <text:p>R-L-001983</text:p>
          </table:table-cell>
          <table:table-cell office:value-type="string">
            <text:p>12 days ago</text:p>
          </table:table-cell>
          <table:table-cell office:value-type="string">
            <text:p>69250299085</text:p>
          </table:table-cell>
          <table:table-cell office:value-type="string">
            <text:p>https://trakheesi.dubailand.gov.ae/rev/madmoun/listing/validation?khevJujtDig=7g35buaz7wd3qkpepsj7bkaqzqpk551n9me5vwtztvpxlbcil</text:p>
          </table:table-cell>
        </table:table-row>
        <table:table-row>
          <table:table-cell office:value-type="string">
            <text:p>Sun Apr 14 02:15:03 2024</text:p>
          </table:table-cell>
          <table:table-cell office:value-type="string">
            <text:p>Sun Apr 14 02:15:03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Jumeirah Village Circle</text:p>
          </table:table-cell>
          <table:table-cell office:value-type="string">
            <text:p>The Manhattan Tower</text:p>
          </table:table-cell>
          <table:table-cell office:value-type="string">
            <text:p/>
          </table:table-cell>
          <table:table-cell office:value-type="string">
            <text:p/>
          </table:table-cell>
          <table:table-cell office:value-type="string">
            <text:p/>
          </table:table-cell>
          <table:table-cell office:value-type="string">
            <text:p>Apartment</text:p>
          </table:table-cell>
          <table:table-cell office:value-type="string">
            <text:p>418 sqft / 39 sqm</text:p>
          </table:table-cell>
          <table:table-cell office:value-type="string">
            <text:p>studio</text:p>
          </table:table-cell>
          <table:table-cell office:value-type="string">
            <text:p>1</text:p>
          </table:table-cell>
          <table:table-cell office:value-type="string">
            <text:p>Studio Apartment | Furnished | Vacant Now</text:p>
          </table:table-cell>
          <table:table-cell office:value-type="string">
            <text:p>50,000 AED/year</text:p>
          </table:table-cell>
          <table:table-cell office:value-type="string">
            <text:p/>
          </table:table-cell>
          <table:table-cell office:value-type="string">
            <text:p>https://www.propertyfinder.ae/en/plp/rent/apartment-for-rent-dubai-jumeirah-village-circle-the-manhattan-tower-11287277.html</text:p>
          </table:table-cell>
          <table:table-cell office:value-type="string">
            <text:p>APARTMENT FOR RENT IN THE MANHATTAN TOWER, JUMEIRAH VILLAGE CIRCLE</text:p>
          </table:table-cell>
          <table:table-cell office:value-type="string">
            <text:p>Studio Apartment | Furnished | Vacant Now- Studio- Fully Furnished- 418 Sq. Ft.- Pool Access- Gym Access- Building Includes Supermarket &amp; Pharmacy- Property Reference: DUB180653- Agent: Jack Worthington +971585184892Allsopp &amp; Allsopp are delighted to present this studio apartment in Manhattan Towers JVC. The apartment has been furnished with modern furnishings &amp; has an upgraded kitchen. With easy access to Hessa Street and Al Khail road this is a very central location.For further details or to arrange a viewing appointment please contact our Head Office on +9714294444, alternatively visit our website [link not available] where you will find an extensive selection of properties available both for sale and for rent.Please call Agent: Jack Worthington +971585184892 for more information or to arrange a viewing.Please note all measurements and information are given to the best of our knowledge. Allsopp &amp; Allsopp accept no liability for any incorrect details.</text:p>
          </table:table-cell>
          <table:table-cell office:value-type="string">
            <text:p>+971585184892</text:p>
          </table:table-cell>
          <table:table-cell office:value-type="string">
            <text:p>https://api.whatsapp.com/send?phone=+97145560345&amp;text=Hello%2C%0AI+would+like+to+get+more+information+about+this+property+you+posted+on+propertyfinder.ae%0A+%0AReference%3A+DUB180653_L%0AType%3A+Apartment%0APrice%3A+50%2C000+AED%2Fyear+%0ALocation%3A+The+Manhattan+Tower+%0ALink%3A+https%3A%2F%2Fwww.propertyfinder.ae%2Fto%2F11287277%2Fen+%0A+%0AAny+changes+made+to+this+message+will+result+in+the+enquiry+not+being+sent+to+the+agent.</text:p>
          </table:table-cell>
          <table:table-cell office:value-type="string">
            <text:p>Jack Worthington</text:p>
          </table:table-cell>
          <table:table-cell office:value-type="string">
            <text:p> usually responds within 5 minutes</text:p>
          </table:table-cell>
          <table:table-cell office:value-type="string">
            <text:p>Allsopp &amp; Allsopp - Motor City Lettings</text:p>
          </table:table-cell>
          <table:table-cell office:value-type="string">
            <text:p>(291 Properties)</text:p>
          </table:table-cell>
          <table:table-cell office:value-type="string">
            <text:p>Balcony, View of Landmark</text:p>
          </table:table-cell>
          <table:table-cell office:value-type="string">
            <text:p>1815</text:p>
          </table:table-cell>
          <table:table-cell office:value-type="string">
            <text:p>DUB180653_L</text:p>
          </table:table-cell>
          <table:table-cell office:value-type="string">
            <text:p>22 days ago</text:p>
          </table:table-cell>
          <table:table-cell office:value-type="string">
            <text:p>7148657950</text:p>
          </table:table-cell>
          <table:table-cell office:value-type="string">
            <text:p>https://trakheesi.dubailand.gov.ae/rev/madmoun/listing/validation?khevJujtDig=5ocnarti77szh24dkeur3q6o8zk7toxtgzzaixdtnhpmnebmt</text:p>
          </table:table-cell>
        </table:table-row>
        <table:table-row>
          <table:table-cell office:value-type="string">
            <text:p>Sun Apr 14 02:15:10 2024</text:p>
          </table:table-cell>
          <table:table-cell office:value-type="string">
            <text:p>Sun Apr 14 02:15:10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Emirates Hills</text:p>
          </table:table-cell>
          <table:table-cell office:value-type="string">
            <text:p>Sector W</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15,000 sqft / 1,394 sqm</text:p>
          </table:table-cell>
          <table:table-cell office:value-type="string">
            <text:p>6  + Maid</text:p>
          </table:table-cell>
          <table:table-cell office:value-type="string">
            <text:p>7+</text:p>
          </table:table-cell>
          <table:table-cell office:value-type="string">
            <text:p>MOTIVATED LANDLORD | 6 BEDROOMS + MAID | HUGE PLOT</text:p>
          </table:table-cell>
          <table:table-cell office:value-type="string">
            <text:p>2,000,000 AED/year</text:p>
          </table:table-cell>
          <table:table-cell office:value-type="string">
            <text:p/>
          </table:table-cell>
          <table:table-cell office:value-type="string">
            <text:p>https://www.propertyfinder.ae/en/plp/rent/villa-for-rent-dubai-emirates-hills-sector-w-11344651.html</text:p>
          </table:table-cell>
          <table:table-cell office:value-type="string">
            <text:p>VILLA FOR RENT IN SECTOR W, EMIRATES HILLS</text:p>
          </table:table-cell>
          <table:table-cell office:value-type="string">
            <text:p>Bridges &amp; Allies Real Estate are proud to present this Stunning Luxurious 6 Bedroom + Study + Maid’s Villa in Emirates Hills.Flooded with natural light, you will find floor-to-ceiling windows across the entire villa.On the ground floor, you will find a large size living and dining area, a study room, a big reception, an elevator and a well sized kitchen, along with en-Suite bedrooms.The first floor comprises 4 en-suite double bedrooms with huge terraces boasting stunning views of the lake and skyline.Sitting on a generous plot size of just over 20,000 SqFt, this villa is vacant and really is a must see!Features:- Vacant- Elevator- Unfurnished- 7+ Bathrooms- Swimming Pool- Backing the Lake- 6 Parking Spaces- BUA: 15,000 SqFt- Plot Size: 20,134 SqFt- 6 Bedrooms + Study + Maid'sCall Asim, our Senior Client Manager and Emirates Living Specialist with over 5 years of experience, to arrange an immediate viewing and for a wider selection of properties.</text:p>
          </table:table-cell>
          <table:table-cell office:value-type="string">
            <text:p>+971565079753</text:p>
          </table:table-cell>
          <table:table-cell office:value-type="string">
            <text:p>https://api.whatsapp.com/send?phone=+97145560345&amp;text=Hello%2C%0AI+would+like+to+get+more+information+about+this+property+you+posted+on+propertyfinder.ae%0A+%0AReference%3A+BAA-R-13261%0AType%3A+Villa%0APrice%3A+2%2C000%2C000+AED%2Fyear+%0ALocation%3A+Sector+W+%0ALink%3A+https%3A%2F%2Fwww.propertyfinder.ae%2Fto%2F11344651%2Fen+%0A+%0AAny+changes+made+to+this+message+will+result+in+the+enquiry+not+being+sent+to+the+agent.</text:p>
          </table:table-cell>
          <table:table-cell office:value-type="string">
            <text:p>Asim Shafaat</text:p>
          </table:table-cell>
          <table:table-cell office:value-type="string">
            <text:p> usually responds within 5 minutes</text:p>
          </table:table-cell>
          <table:table-cell office:value-type="string">
            <text:p>Bridges and Allies Real Estate Brokers</text:p>
          </table:table-cell>
          <table:table-cell office:value-type="string">
            <text:p>(94 Properties)</text:p>
          </table:table-cell>
          <table:table-cell office:value-type="string">
            <text:p>Maids Room, Study, Central A/C, Balcony, Private Garden, Private Pool, Covered Parking, Built in Wardrobes, View of Water, Pets Allowed, Children's Play Area, Barbecue Area</text:p>
          </table:table-cell>
          <table:table-cell office:value-type="string">
            <text:p>17070</text:p>
          </table:table-cell>
          <table:table-cell office:value-type="string">
            <text:p>BAA-R-13261</text:p>
          </table:table-cell>
          <table:table-cell office:value-type="string">
            <text:p>11 days ago</text:p>
          </table:table-cell>
          <table:table-cell office:value-type="string">
            <text:p>6510021600</text:p>
          </table:table-cell>
          <table:table-cell office:value-type="string">
            <text:p>https://trakheesi.dubailand.gov.ae/rev/madmoun/listing/validation?khevJujtDig=bmthe2fbdtn3w41ddyyv3fc8ijsbwvoxwwfisgxgzvpohazma</text:p>
          </table:table-cell>
        </table:table-row>
        <table:table-row>
          <table:table-cell office:value-type="string">
            <text:p>Sun Apr 14 02:15:18 2024</text:p>
          </table:table-cell>
          <table:table-cell office:value-type="string">
            <text:p>Sun Apr 14 02:15:18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Emirates Hills</text:p>
          </table:table-cell>
          <table:table-cell office:value-type="string">
            <text:p>Sector W</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15,000 sqft / 1,394 sqm</text:p>
          </table:table-cell>
          <table:table-cell office:value-type="string">
            <text:p>6  + Maid</text:p>
          </table:table-cell>
          <table:table-cell office:value-type="string">
            <text:p>7+</text:p>
          </table:table-cell>
          <table:table-cell office:value-type="string">
            <text:p>MOTIVATED LANDLORD | 6 BEDROOMS + MAID | HUGE PLOT</text:p>
          </table:table-cell>
          <table:table-cell office:value-type="string">
            <text:p>2,000,000 AED/year</text:p>
          </table:table-cell>
          <table:table-cell office:value-type="string">
            <text:p/>
          </table:table-cell>
          <table:table-cell office:value-type="string">
            <text:p>https://www.propertyfinder.ae/en/plp/rent/villa-for-rent-dubai-emirates-hills-sector-w-11344651.html</text:p>
          </table:table-cell>
          <table:table-cell office:value-type="string">
            <text:p>VILLA FOR RENT IN SECTOR W, EMIRATES HILLS</text:p>
          </table:table-cell>
          <table:table-cell office:value-type="string">
            <text:p>Bridges &amp; Allies Real Estate are proud to present this Stunning Luxurious 6 Bedroom + Study + Maid’s Villa in Emirates Hills.Flooded with natural light, you will find floor-to-ceiling windows across the entire villa.On the ground floor, you will find a large size living and dining area, a study room, a big reception, an elevator and a well sized kitchen, along with en-Suite bedrooms.The first floor comprises 4 en-suite double bedrooms with huge terraces boasting stunning views of the lake and skyline.Sitting on a generous plot size of just over 20,000 SqFt, this villa is vacant and really is a must see!Features:- Vacant- Elevator- Unfurnished- 7+ Bathrooms- Swimming Pool- Backing the Lake- 6 Parking Spaces- BUA: 15,000 SqFt- Plot Size: 20,134 SqFt- 6 Bedrooms + Study + Maid'sCall Asim, our Senior Client Manager and Emirates Living Specialist with over 5 years of experience, to arrange an immediate viewing and for a wider selection of properties.</text:p>
          </table:table-cell>
          <table:table-cell office:value-type="string">
            <text:p>+971565079753</text:p>
          </table:table-cell>
          <table:table-cell office:value-type="string">
            <text:p>https://api.whatsapp.com/send?phone=+97145560345&amp;text=Hello%2C%0AI+would+like+to+get+more+information+about+this+property+you+posted+on+propertyfinder.ae%0A+%0AReference%3A+BAA-R-13261%0AType%3A+Villa%0APrice%3A+2%2C000%2C000+AED%2Fyear+%0ALocation%3A+Sector+W+%0ALink%3A+https%3A%2F%2Fwww.propertyfinder.ae%2Fto%2F11344651%2Fen+%0A+%0AAny+changes+made+to+this+message+will+result+in+the+enquiry+not+being+sent+to+the+agent.</text:p>
          </table:table-cell>
          <table:table-cell office:value-type="string">
            <text:p>Asim Shafaat</text:p>
          </table:table-cell>
          <table:table-cell office:value-type="string">
            <text:p> usually responds within 5 minutes</text:p>
          </table:table-cell>
          <table:table-cell office:value-type="string">
            <text:p>Bridges and Allies Real Estate Brokers</text:p>
          </table:table-cell>
          <table:table-cell office:value-type="string">
            <text:p>(94 Properties)</text:p>
          </table:table-cell>
          <table:table-cell office:value-type="string">
            <text:p>Maids Room, Study, Central A/C, Balcony, Private Garden, Private Pool, Covered Parking, Built in Wardrobes, View of Water, Pets Allowed, Children's Play Area, Barbecue Area</text:p>
          </table:table-cell>
          <table:table-cell office:value-type="string">
            <text:p>17070</text:p>
          </table:table-cell>
          <table:table-cell office:value-type="string">
            <text:p>BAA-R-13261</text:p>
          </table:table-cell>
          <table:table-cell office:value-type="string">
            <text:p>11 days ago</text:p>
          </table:table-cell>
          <table:table-cell office:value-type="string">
            <text:p>6510021600</text:p>
          </table:table-cell>
          <table:table-cell office:value-type="string">
            <text:p>https://trakheesi.dubailand.gov.ae/rev/madmoun/listing/validation?khevJujtDig=bmthe2fbdtn3w41ddyyv3fc8ijsbwvoxwwfisgxgzvpohazma</text:p>
          </table:table-cell>
        </table:table-row>
        <table:table-row>
          <table:table-cell office:value-type="string">
            <text:p>Sun Apr 14 02:15:30 2024</text:p>
          </table:table-cell>
          <table:table-cell office:value-type="string">
            <text:p>Sun Apr 14 02:15:30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The Springs</text:p>
          </table:table-cell>
          <table:table-cell office:value-type="string">
            <text:p>Springs 9</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2,745 sqft / 255 sqm</text:p>
          </table:table-cell>
          <table:table-cell office:value-type="string">
            <text:p>3</text:p>
          </table:table-cell>
          <table:table-cell office:value-type="string">
            <text:p>3</text:p>
          </table:table-cell>
          <table:table-cell office:value-type="string">
            <text:p>Type 3M I Upgraded I Furnished I Back to Back</text:p>
          </table:table-cell>
          <table:table-cell office:value-type="string">
            <text:p>250,000 AED/year</text:p>
          </table:table-cell>
          <table:table-cell office:value-type="string">
            <text:p/>
          </table:table-cell>
          <table:table-cell office:value-type="string">
            <text:p>https://www.propertyfinder.ae/en/plp/rent/villa-for-rent-dubai-the-springs-springs-9-11159800.html</text:p>
          </table:table-cell>
          <table:table-cell office:value-type="string">
            <text:p>VILLA FOR RENT IN SPRINGS 9, THE SPRINGS</text:p>
          </table:table-cell>
          <table:table-cell office:value-type="string">
            <text:p>Embrace a relaxed lifestyle in this well-maintained Type 3M villa, ideally situated in the desirable Springs 9 community. This inviting 3-bedroom villa with a dedicated study offers the perfect blend of comfort, convenience, and community living.Villa Specifications: - Type: 3M  - Location: Springs 9 - Bedrooms: 3 + Study - Bathrooms: 3 - Built-up Area: 2,456 sq ft (approximately) - Plot Size: 2,745 sq ft (approximately) - Availability: VACANT NOW - Location: Cul-de-sac (offering a quieter and more private setting) - Additional Features: Private garden, Close to Pool &amp; ParkThis Type 3M villa in Springs 9 is ideal for: Families seeking a comfortable and well-maintained home in a family-friendly community Professionals who appreciate a convenient location close to amenities Investors looking for a high-yield property in a sought-after areaVenture outside to your private garden, a perfect haven for unwinding with a book or enjoying al fresco dining under the Dubai sunshine.This back-to-back villa is conveniently located close to the community pool and park, offering easy access to recreational activities and a vibrant community atmosphere.fäm Properties  Contact Us - +971-48372864 Toll free: 800fam800 (800 326 800)  Email: cc@famproperties.com Visit our website: famproperties.com</text:p>
          </table:table-cell>
          <table:table-cell office:value-type="string">
            <text:p>+97148372864</text:p>
          </table:table-cell>
          <table:table-cell office:value-type="string">
            <text:p>https://api.whatsapp.com/send?phone=+97145560345&amp;text=Hello%2C%0AI+would+like+to+get+more+information+about+this+property+you+posted+on+propertyfinder.ae%0A+%0AReference%3A+PF-VR-82702%0AType%3A+Villa%0APrice%3A+250%2C000+AED%2Fyear+%0ALocation%3A+Springs+9+%0ALink%3A+https%3A%2F%2Fwww.propertyfinder.ae%2Fto%2F11159800%2Fen+%0A+%0AAny+changes+made+to+this+message+will+result+in+the+enquiry+not+being+sent+to+the+agent.</text:p>
          </table:table-cell>
          <table:table-cell office:value-type="string">
            <text:p>Antonia Jenner</text:p>
          </table:table-cell>
          <table:table-cell office:value-type="string">
            <text:p> usually responds within 5 minutes</text:p>
          </table:table-cell>
          <table:table-cell office:value-type="string">
            <text:p>fam Properties - Branch 7</text:p>
          </table:table-cell>
          <table:table-cell office:value-type="string">
            <text:p>(239 Properties)</text:p>
          </table:table-cell>
          <table:table-cell office:value-type="string">
            <text:p>Study, Balcony, Built in Wardrobes, Walk-in Closet</text:p>
          </table:table-cell>
          <table:table-cell office:value-type="string">
            <text:p>1858</text:p>
          </table:table-cell>
          <table:table-cell office:value-type="string">
            <text:p>PF-VR-82702</text:p>
          </table:table-cell>
          <table:table-cell office:value-type="string">
            <text:p>1 month ago</text:p>
          </table:table-cell>
          <table:table-cell office:value-type="string">
            <text:p>6914434200</text:p>
          </table:table-cell>
          <table:table-cell office:value-type="string">
            <text:p>https://trakheesi.dubailand.gov.ae/rev/madmoun/listing/validation?khevJujtDig=ixs4827fkap16r3a41an0tnzhn51ehe0o48vtgictulbtobqu</text:p>
          </table:table-cell>
        </table:table-row>
        <table:table-row>
          <table:table-cell office:value-type="string">
            <text:p>Sun Apr 14 02:15:37 2024</text:p>
          </table:table-cell>
          <table:table-cell office:value-type="string">
            <text:p>Sun Apr 14 02:15:37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The Springs</text:p>
          </table:table-cell>
          <table:table-cell office:value-type="string">
            <text:p>Springs 9</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2,745 sqft / 255 sqm</text:p>
          </table:table-cell>
          <table:table-cell office:value-type="string">
            <text:p>3</text:p>
          </table:table-cell>
          <table:table-cell office:value-type="string">
            <text:p>3</text:p>
          </table:table-cell>
          <table:table-cell office:value-type="string">
            <text:p>Type 3M I Upgraded I Furnished I Back to Back</text:p>
          </table:table-cell>
          <table:table-cell office:value-type="string">
            <text:p>250,000 AED/year</text:p>
          </table:table-cell>
          <table:table-cell office:value-type="string">
            <text:p/>
          </table:table-cell>
          <table:table-cell office:value-type="string">
            <text:p>https://www.propertyfinder.ae/en/plp/rent/villa-for-rent-dubai-the-springs-springs-9-11159800.html</text:p>
          </table:table-cell>
          <table:table-cell office:value-type="string">
            <text:p>VILLA FOR RENT IN SPRINGS 9, THE SPRINGS</text:p>
          </table:table-cell>
          <table:table-cell office:value-type="string">
            <text:p>Embrace a relaxed lifestyle in this well-maintained Type 3M villa, ideally situated in the desirable Springs 9 community. This inviting 3-bedroom villa with a dedicated study offers the perfect blend of comfort, convenience, and community living.Villa Specifications: - Type: 3M  - Location: Springs 9 - Bedrooms: 3 + Study - Bathrooms: 3 - Built-up Area: 2,456 sq ft (approximately) - Plot Size: 2,745 sq ft (approximately) - Availability: VACANT NOW - Location: Cul-de-sac (offering a quieter and more private setting) - Additional Features: Private garden, Close to Pool &amp; ParkThis Type 3M villa in Springs 9 is ideal for: Families seeking a comfortable and well-maintained home in a family-friendly community Professionals who appreciate a convenient location close to amenities Investors looking for a high-yield property in a sought-after areaVenture outside to your private garden, a perfect haven for unwinding with a book or enjoying al fresco dining under the Dubai sunshine.This back-to-back villa is conveniently located close to the community pool and park, offering easy access to recreational activities and a vibrant community atmosphere.fäm Properties  Contact Us - +971-48372864 Toll free: 800fam800 (800 326 800)  Email: cc@famproperties.com Visit our website: famproperties.com</text:p>
          </table:table-cell>
          <table:table-cell office:value-type="string">
            <text:p>+97148372864</text:p>
          </table:table-cell>
          <table:table-cell office:value-type="string">
            <text:p>https://api.whatsapp.com/send?phone=+97145560345&amp;text=Hello%2C%0AI+would+like+to+get+more+information+about+this+property+you+posted+on+propertyfinder.ae%0A+%0AReference%3A+PF-VR-82702%0AType%3A+Villa%0APrice%3A+250%2C000+AED%2Fyear+%0ALocation%3A+Springs+9+%0ALink%3A+https%3A%2F%2Fwww.propertyfinder.ae%2Fto%2F11159800%2Fen+%0A+%0AAny+changes+made+to+this+message+will+result+in+the+enquiry+not+being+sent+to+the+agent.</text:p>
          </table:table-cell>
          <table:table-cell office:value-type="string">
            <text:p>Antonia Jenner</text:p>
          </table:table-cell>
          <table:table-cell office:value-type="string">
            <text:p> usually responds within 5 minutes</text:p>
          </table:table-cell>
          <table:table-cell office:value-type="string">
            <text:p>fam Properties - Branch 7</text:p>
          </table:table-cell>
          <table:table-cell office:value-type="string">
            <text:p>(239 Properties)</text:p>
          </table:table-cell>
          <table:table-cell office:value-type="string">
            <text:p>Study, Balcony, Built in Wardrobes, Walk-in Closet</text:p>
          </table:table-cell>
          <table:table-cell office:value-type="string">
            <text:p>1858</text:p>
          </table:table-cell>
          <table:table-cell office:value-type="string">
            <text:p>PF-VR-82702</text:p>
          </table:table-cell>
          <table:table-cell office:value-type="string">
            <text:p>1 month ago</text:p>
          </table:table-cell>
          <table:table-cell office:value-type="string">
            <text:p>6914434200</text:p>
          </table:table-cell>
          <table:table-cell office:value-type="string">
            <text:p>https://trakheesi.dubailand.gov.ae/rev/madmoun/listing/validation?khevJujtDig=ixs4827fkap16r3a41an0tnzhn51ehe0o48vtgictulbtobqu</text:p>
          </table:table-cell>
        </table:table-row>
        <table:table-row>
          <table:table-cell office:value-type="string">
            <text:p>Sun Apr 14 02:15:51 2024</text:p>
          </table:table-cell>
          <table:table-cell office:value-type="string">
            <text:p>Sun Apr 14 02:15:51 2024</text:p>
          </table:table-cell>
          <table:table-cell office:value-type="string">
            <text:p>UAE</text:p>
          </table:table-cell>
          <table:table-cell office:value-type="string">
            <text:p>propertyfinder.ae</text:p>
          </table:table-cell>
          <table:table-cell office:value-type="string">
            <text:p>en</text:p>
          </table:table-cell>
          <table:table-cell office:value-type="string">
            <text:p>rent</text:p>
          </table:table-cell>
          <table:table-cell office:value-type="string">
            <text:p>Dubai</text:p>
          </table:table-cell>
          <table:table-cell office:value-type="string">
            <text:p>Jumeirah Park</text:p>
          </table:table-cell>
          <table:table-cell office:value-type="string">
            <text:p>Legacy</text:p>
          </table:table-cell>
          <table:table-cell office:value-type="string">
            <text:p/>
          </table:table-cell>
          <table:table-cell office:value-type="string">
            <text:p/>
          </table:table-cell>
          <table:table-cell office:value-type="string">
            <text:p/>
          </table:table-cell>
          <table:table-cell office:value-type="string">
            <text:p>Villa</text:p>
          </table:table-cell>
          <table:table-cell office:value-type="string">
            <text:p>4,335 sqft / 403 sqm</text:p>
          </table:table-cell>
          <table:table-cell office:value-type="string">
            <text:p>4</text:p>
          </table:table-cell>
          <table:table-cell office:value-type="string">
            <text:p>5</text:p>
          </table:table-cell>
          <table:table-cell office:value-type="string">
            <text:p>Huge Plot |  Single Row  |  Vastu</text:p>
          </table:table-cell>
          <table:table-cell office:value-type="string">
            <text:p>475,000 AED/year</text:p>
          </table:table-cell>
          <table:table-cell office:value-type="string">
            <text:p/>
          </table:table-cell>
          <table:table-cell office:value-type="string">
            <text:p>https://www.propertyfinder.ae/en/plp/rent/villa-for-rent-dubai-jumeirah-park-legacy-11252434.html</text:p>
          </table:table-cell>
          <table:table-cell office:value-type="string">
            <text:p>VILLA FOR RENT IN LEGACY, JUMEIRAH PARK</text:p>
          </table:table-cell>
          <table:table-cell office:value-type="string">
            <text:p>Luxe Haven is excited to offer this 4 bedroom villa for rent in Legacy, Jumeirah Park.Property Details:4 bedroomsGround Floor BedroomMaids RoomGarage for Two VehiclesBuilt Up Area: 4,335 SqFtPlot size: 9,070.21 SqFtGround Floor includes a ground floor bedroom with built-in wardrobes and an ensuite bathroom, along with a spacious living room and an open dining area connected to a semi-open kitchen. Additionally, this floor features a powder room, a maid's room, a laundry room, and a generously sized double garage capable of accommodating two cars.First Floor encompasses a spacious family room area, three generously sized bedrooms, all equipped with built-in wardrobes. The master bedroom on this floor features its own built-in wardrobes, an ensuite bathroom complete with both a bath and a shower, and a spacious terrace area.This is truly an ideal family home which must be viewed to be fully appreciated.Call today more information or to schedule a viewing appointment.Luxe Haven Real Estate is a boutique dynamic brokerage firm and digital destination connecting international clients with unique access to exclusive properties in Dubai. With extensive local and international experience, our dedicated team of real estate brokers in Dubai boasts a portfolio of residential, leasing, commercial and off-plan properties. Providing a reliable source of information on the properties and market trends, our property consultants are well-versed in the principles of the real estate market, negotiation, market analysis, property management, and ethical conduct.Luxe Haven Real Estate BrokerageORN: 27949PO BOX 450887Tel No: 042627770Email: info@luxehaven.ae</text:p>
          </table:table-cell>
          <table:table-cell office:value-type="string">
            <text:p>+971565209857</text:p>
          </table:table-cell>
          <table:table-cell office:value-type="string">
            <text:p>https://api.whatsapp.com/send?phone=+97145560345&amp;text=Hello%2C%0AI+would+like+to+get+more+information+about+this+property+you+posted+on+propertyfinder.ae%0A+%0AReference%3A+LH-R-3462%0AType%3A+Villa%0APrice%3A+475%2C000+AED%2Fyear+%0ALocation%3A+Legacy+%0ALink%3A+https%3A%2F%2Fwww.propertyfinder.ae%2Fto%2F11252434%2Fen+%0A+%0AAny+changes+made+to+this+message+will+result+in+the+enquiry+not+being+sent+to+the+agent.</text:p>
          </table:table-cell>
          <table:table-cell office:value-type="string">
            <text:p>Romy Raad</text:p>
          </table:table-cell>
          <table:table-cell office:value-type="string">
            <text:p> usually responds within 5 minutes</text:p>
          </table:table-cell>
          <table:table-cell office:value-type="string">
            <text:p>Luxe Haven Real Estate</text:p>
          </table:table-cell>
          <table:table-cell office:value-type="string">
            <text:p>(131 Properties)</text:p>
          </table:table-cell>
          <table:table-cell office:value-type="string">
            <text:p>Balcony, Private Garden, Private Pool, Covered Parking, Built in Wardrobes, Pets Allowed</text:p>
          </table:table-cell>
          <table:table-cell office:value-type="string">
            <text:p>27949</text:p>
          </table:table-cell>
          <table:table-cell office:value-type="string">
            <text:p>LH-R-3462</text:p>
          </table:table-cell>
          <table:table-cell office:value-type="string">
            <text:p>28 days ago</text:p>
          </table:table-cell>
          <table:table-cell office:value-type="string">
            <text:p>6513332400</text:p>
          </table:table-cell>
          <table:table-cell office:value-type="string">
            <text:p>https://trakheesi.dubailand.gov.ae/rev/madmoun/listing/validation?khevJujtDig=p3b9awf1wzkttdk025nvs9xp6bqyo601c1xnitlqwquzkgvpp</text:p>
          </table:table-cell>
        </table:table-row>
        <table:table-row>
          <table:table-cell office:value-type="string">
            <text:p>Sun Apr 14 02:16:41 2024</text:p>
          </table:table-cell>
          <table:table-cell office:value-type="string">
            <text:p>Sun Apr 14 02:16:41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Jumeirah Lake Towers</text:p>
          </table:table-cell>
          <table:table-cell office:value-type="string">
            <text:p>Platinum Tower (Pt Tower)</text:p>
          </table:table-cell>
          <table:table-cell office:value-type="string">
            <text:p>Lake Almas East</text:p>
          </table:table-cell>
          <table:table-cell office:value-type="string">
            <text:p/>
          </table:table-cell>
          <table:table-cell office:value-type="string">
            <text:p/>
          </table:table-cell>
          <table:table-cell office:value-type="string">
            <text:p>Office Space</text:p>
          </table:table-cell>
          <table:table-cell office:value-type="string">
            <text:p>1,198 sqft / 111 sqm</text:p>
          </table:table-cell>
          <table:table-cell office:value-type="string">
            <text:p/>
          </table:table-cell>
          <table:table-cell office:value-type="string">
            <text:p>none</text:p>
          </table:table-cell>
          <table:table-cell office:value-type="string">
            <text:p>Fitted | Lake View | Close To Metro</text:p>
          </table:table-cell>
          <table:table-cell office:value-type="string">
            <text:p>240,000 AED/year</text:p>
          </table:table-cell>
          <table:table-cell office:value-type="string">
            <text:p/>
          </table:table-cell>
          <table:table-cell office:value-type="string">
            <text:p>https://www.propertyfinder.ae/en/plp/commercial-rent/office-space-for-rent-dubai-jumeirah-lake-towers-lake-almas-east-platinum-tower-pt-tower-11335642.html</text:p>
          </table:table-cell>
          <table:table-cell office:value-type="string">
            <text:p>OFFICE SPACE FOR RENT IN PLATINUM TOWER (PT TOWER), LAKE ALMAS EAST</text:p>
          </table:table-cell>
          <table:table-cell office:value-type="string">
            <text:p>- Fitted.- 1 Parking Space- Reception Area.- Executive Cabin- Fresh and Inspiring Interior Design- Grade A Tower- Near to Metro &amp; Public Transportations- Visitor Parking- Easy Access to all the FacilitiesCompany name: AGCO PropertiesRERA ORN: 939893Address: The Binary, Dubai, UAEOffice phone no: Display phone numberOffice fax no: Display phone numberPrimary email: office@agcoproperties.comWebsite: [link not available]Company Profile: AGCO Properties is a newly established Real Estate company that has been founded on a genuine passion for Real Estate and high standards. Specializing in retail, office, industrial and logistics properties, as well as development land and capital markets, our knowledgeable in-house team is the trusted partner of choice for commercial real estate services in Dubai.“Our business is beyond properties, our business is people” Our core values are simple, our advice is straightforward, honest, and up to date...</text:p>
          </table:table-cell>
          <table:table-cell office:value-type="string">
            <text:p>+971565098472</text:p>
          </table:table-cell>
          <table:table-cell office:value-type="string">
            <text:p>https://api.whatsapp.com/send?phone=+97145560345&amp;text=Hello%2C%0AI+would+like+to+get+more+information+about+this+property+you+posted+on+propertyfinder.ae%0A+%0AReference%3A+agco-8146254%0AType%3A+Office+Space%0APrice%3A+240%2C000+AED%2Fyear+%0ALocation%3A+Platinum+Tower+%28Pt+Tower%29+%0ALink%3A+https%3A%2F%2Fwww.propertyfinder.ae%2Fto%2F11335642%2Fen+%0A+%0AAny+changes+made+to+this+message+will+result+in+the+enquiry+not+being+sent+to+the+agent.</text:p>
          </table:table-cell>
          <table:table-cell office:value-type="string">
            <text:p>Adham Allam</text:p>
          </table:table-cell>
          <table:table-cell office:value-type="string">
            <text:p> usually responds within 5 minutes</text:p>
          </table:table-cell>
          <table:table-cell office:value-type="string">
            <text:p>AGCO PROPERTIES</text:p>
          </table:table-cell>
          <table:table-cell office:value-type="string">
            <text:p>(324 Properties)</text:p>
          </table:table-cell>
          <table:table-cell office:value-type="string">
            <text:p>Shared Pool, Covered Parking, Conference room, Dining in building, Shared Gym, Lobby in Building</text:p>
          </table:table-cell>
          <table:table-cell office:value-type="string">
            <text:p>26074</text:p>
          </table:table-cell>
          <table:table-cell office:value-type="string">
            <text:p>agco-8146254</text:p>
          </table:table-cell>
          <table:table-cell office:value-type="string">
            <text:p>12 days ago</text:p>
          </table:table-cell>
          <table:table-cell office:value-type="string">
            <text:p>7168250670</text:p>
          </table:table-cell>
          <table:table-cell office:value-type="string">
            <text:p>https://trakheesi.dubailand.gov.ae/rev/madmoun/listing/validation?khevJujtDig=fmr89f1wio9ufm2pxh9moo9aa6s9vd0gily5ogtarckithlzc</text:p>
          </table:table-cell>
        </table:table-row>
        <table:table-row>
          <table:table-cell office:value-type="string">
            <text:p>Sun Apr 14 02:16:49 2024</text:p>
          </table:table-cell>
          <table:table-cell office:value-type="string">
            <text:p>Sun Apr 14 02:16:49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Jumeirah Lake Towers</text:p>
          </table:table-cell>
          <table:table-cell office:value-type="string">
            <text:p>Platinum Tower (Pt Tower)</text:p>
          </table:table-cell>
          <table:table-cell office:value-type="string">
            <text:p>Lake Almas East</text:p>
          </table:table-cell>
          <table:table-cell office:value-type="string">
            <text:p/>
          </table:table-cell>
          <table:table-cell office:value-type="string">
            <text:p/>
          </table:table-cell>
          <table:table-cell office:value-type="string">
            <text:p>Office Space</text:p>
          </table:table-cell>
          <table:table-cell office:value-type="string">
            <text:p>1,198 sqft / 111 sqm</text:p>
          </table:table-cell>
          <table:table-cell office:value-type="string">
            <text:p/>
          </table:table-cell>
          <table:table-cell office:value-type="string">
            <text:p>none</text:p>
          </table:table-cell>
          <table:table-cell office:value-type="string">
            <text:p>Fitted | Lake View | Close To Metro</text:p>
          </table:table-cell>
          <table:table-cell office:value-type="string">
            <text:p>240,000 AED/year</text:p>
          </table:table-cell>
          <table:table-cell office:value-type="string">
            <text:p/>
          </table:table-cell>
          <table:table-cell office:value-type="string">
            <text:p>https://www.propertyfinder.ae/en/plp/commercial-rent/office-space-for-rent-dubai-jumeirah-lake-towers-lake-almas-east-platinum-tower-pt-tower-11335642.html</text:p>
          </table:table-cell>
          <table:table-cell office:value-type="string">
            <text:p>OFFICE SPACE FOR RENT IN PLATINUM TOWER (PT TOWER), LAKE ALMAS EAST</text:p>
          </table:table-cell>
          <table:table-cell office:value-type="string">
            <text:p>- Fitted.- 1 Parking Space- Reception Area.- Executive Cabin- Fresh and Inspiring Interior Design- Grade A Tower- Near to Metro &amp; Public Transportations- Visitor Parking- Easy Access to all the FacilitiesCompany name: AGCO PropertiesRERA ORN: 939893Address: The Binary, Dubai, UAEOffice phone no: Display phone numberOffice fax no: Display phone numberPrimary email: office@agcoproperties.comWebsite: [link not available]Company Profile: AGCO Properties is a newly established Real Estate company that has been founded on a genuine passion for Real Estate and high standards. Specializing in retail, office, industrial and logistics properties, as well as development land and capital markets, our knowledgeable in-house team is the trusted partner of choice for commercial real estate services in Dubai.“Our business is beyond properties, our business is people” Our core values are simple, our advice is straightforward, honest, and up to date...</text:p>
          </table:table-cell>
          <table:table-cell office:value-type="string">
            <text:p>+971565098472</text:p>
          </table:table-cell>
          <table:table-cell office:value-type="string">
            <text:p>https://api.whatsapp.com/send?phone=+97145560345&amp;text=Hello%2C%0AI+would+like+to+get+more+information+about+this+property+you+posted+on+propertyfinder.ae%0A+%0AReference%3A+agco-8146254%0AType%3A+Office+Space%0APrice%3A+240%2C000+AED%2Fyear+%0ALocation%3A+Platinum+Tower+%28Pt+Tower%29+%0ALink%3A+https%3A%2F%2Fwww.propertyfinder.ae%2Fto%2F11335642%2Fen+%0A+%0AAny+changes+made+to+this+message+will+result+in+the+enquiry+not+being+sent+to+the+agent.</text:p>
          </table:table-cell>
          <table:table-cell office:value-type="string">
            <text:p>Adham Allam</text:p>
          </table:table-cell>
          <table:table-cell office:value-type="string">
            <text:p> usually responds within 5 minutes</text:p>
          </table:table-cell>
          <table:table-cell office:value-type="string">
            <text:p>AGCO PROPERTIES</text:p>
          </table:table-cell>
          <table:table-cell office:value-type="string">
            <text:p>(324 Properties)</text:p>
          </table:table-cell>
          <table:table-cell office:value-type="string">
            <text:p>Shared Pool, Covered Parking, Conference room, Dining in building, Shared Gym, Lobby in Building</text:p>
          </table:table-cell>
          <table:table-cell office:value-type="string">
            <text:p>26074</text:p>
          </table:table-cell>
          <table:table-cell office:value-type="string">
            <text:p>agco-8146254</text:p>
          </table:table-cell>
          <table:table-cell office:value-type="string">
            <text:p>12 days ago</text:p>
          </table:table-cell>
          <table:table-cell office:value-type="string">
            <text:p>7168250670</text:p>
          </table:table-cell>
          <table:table-cell office:value-type="string">
            <text:p>https://trakheesi.dubailand.gov.ae/rev/madmoun/listing/validation?khevJujtDig=fmr89f1wio9ufm2pxh9moo9aa6s9vd0gily5ogtarckithlzc</text:p>
          </table:table-cell>
        </table:table-row>
        <table:table-row>
          <table:table-cell office:value-type="string">
            <text:p>Sun Apr 14 02:17:02 2024</text:p>
          </table:table-cell>
          <table:table-cell office:value-type="string">
            <text:p>Sun Apr 14 02:17:02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Jumeirah Lake Towers</text:p>
          </table:table-cell>
          <table:table-cell office:value-type="string">
            <text:p>Jumeirah Bay X2</text:p>
          </table:table-cell>
          <table:table-cell office:value-type="string">
            <text:p>Jumeirah Bay Towers</text:p>
          </table:table-cell>
          <table:table-cell office:value-type="string">
            <text:p/>
          </table:table-cell>
          <table:table-cell office:value-type="string">
            <text:p/>
          </table:table-cell>
          <table:table-cell office:value-type="string">
            <text:p>Office Space</text:p>
          </table:table-cell>
          <table:table-cell office:value-type="string">
            <text:p>897 sqft / 83 sqm</text:p>
          </table:table-cell>
          <table:table-cell office:value-type="string">
            <text:p/>
          </table:table-cell>
          <table:table-cell office:value-type="string">
            <text:p>none</text:p>
          </table:table-cell>
          <table:table-cell office:value-type="string">
            <text:p>Fitted | Lake View | Close To Metro | Grade A |</text:p>
          </table:table-cell>
          <table:table-cell office:value-type="string">
            <text:p>110,000 AED/year</text:p>
          </table:table-cell>
          <table:table-cell office:value-type="string">
            <text:p/>
          </table:table-cell>
          <table:table-cell office:value-type="string">
            <text:p>https://www.propertyfinder.ae/en/plp/commercial-rent/office-space-for-rent-dubai-jumeirah-lake-towers-jumeirah-bay-towers-jumeirah-bay-x2-11335340.html</text:p>
          </table:table-cell>
          <table:table-cell office:value-type="string">
            <text:p>OFFICE SPACE FOR RENT IN JUMEIRAH BAY X2, JUMEIRAH BAY TOWERS</text:p>
          </table:table-cell>
          <table:table-cell office:value-type="string">
            <text:p>- Fitted.- Size:897.06sq. Ft.- 1 Parking Space.- Lake View- Grade A- Visitor Parking- Fresh and Inspiring Interior Design- 24 Hour Security- Close to Metro- Close to all Facilities- 24 hours maintenance- Prime locationCompany name: AGCO PropertiesRERA ORN: 939893Address: Office# 1707 Damac Smart Heights, Barsha Heights (Tecom), Dubai.Office phone no:Office fax no:Primary email: [link not available]Website: [link not available] Company Profile: AGCO Properties has been founded on a genuine passion for Real Estate and high standards. Specializing in Residental and Commercial properties, as well as development land and capital markets, our knowledgeable in-house team is the trusted partner of choice for real estate services in Dubai."Our business is beyond properties, our business is people” ."Our core values are simple, and our advice is straightforward, honest, and up to date"..</text:p>
          </table:table-cell>
          <table:table-cell office:value-type="string">
            <text:p>+971565098472</text:p>
          </table:table-cell>
          <table:table-cell office:value-type="string">
            <text:p>https://api.whatsapp.com/send?phone=+97145560345&amp;text=Hello%2C%0AI+would+like+to+get+more+information+about+this+property+you+posted+on+propertyfinder.ae%0A+%0AReference%3A+agco-8145935%0AType%3A+Office+Space%0APrice%3A+110%2C000+AED%2Fyear+%0ALocation%3A+Jumeirah+Bay+X2+%0ALink%3A+https%3A%2F%2Fwww.propertyfinder.ae%2Fto%2F11335340%2Fen+%0A+%0AAny+changes+made+to+this+message+will+result+in+the+enquiry+not+being+sent+to+the+agent.</text:p>
          </table:table-cell>
          <table:table-cell office:value-type="string">
            <text:p>Adham Allam</text:p>
          </table:table-cell>
          <table:table-cell office:value-type="string">
            <text:p> usually responds within 5 minutes</text:p>
          </table:table-cell>
          <table:table-cell office:value-type="string">
            <text:p>AGCO PROPERTIES</text:p>
          </table:table-cell>
          <table:table-cell office:value-type="string">
            <text:p>(324 Properties)</text:p>
          </table:table-cell>
          <table:table-cell office:value-type="string">
            <text:p>Shared Pool, Covered Parking, Conference room, Dining in building, Shared Gym, Lobby in Building</text:p>
          </table:table-cell>
          <table:table-cell office:value-type="string">
            <text:p>26074</text:p>
          </table:table-cell>
          <table:table-cell office:value-type="string">
            <text:p>agco-8145935</text:p>
          </table:table-cell>
          <table:table-cell office:value-type="string">
            <text:p>12 days ago</text:p>
          </table:table-cell>
          <table:table-cell office:value-type="string">
            <text:p>7126758700</text:p>
          </table:table-cell>
          <table:table-cell office:value-type="string">
            <text:p>https://trakheesi.dubailand.gov.ae/rev/madmoun/listing/validation?khevJujtDig=ugkaldpxc0ll8480ruvrxp482mudqyhfp583dqeiyerweegip</text:p>
          </table:table-cell>
        </table:table-row>
        <table:table-row>
          <table:table-cell office:value-type="string">
            <text:p>Sun Apr 14 02:17:22 2024</text:p>
          </table:table-cell>
          <table:table-cell office:value-type="string">
            <text:p>Sun Apr 14 02:17:22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Jumeirah Lake Towers</text:p>
          </table:table-cell>
          <table:table-cell office:value-type="string">
            <text:p>Jumeirah Bay X2</text:p>
          </table:table-cell>
          <table:table-cell office:value-type="string">
            <text:p>Jumeirah Bay Towers</text:p>
          </table:table-cell>
          <table:table-cell office:value-type="string">
            <text:p/>
          </table:table-cell>
          <table:table-cell office:value-type="string">
            <text:p/>
          </table:table-cell>
          <table:table-cell office:value-type="string">
            <text:p>Office Space</text:p>
          </table:table-cell>
          <table:table-cell office:value-type="string">
            <text:p>897 sqft / 83 sqm</text:p>
          </table:table-cell>
          <table:table-cell office:value-type="string">
            <text:p/>
          </table:table-cell>
          <table:table-cell office:value-type="string">
            <text:p>none</text:p>
          </table:table-cell>
          <table:table-cell office:value-type="string">
            <text:p>Fitted | Lake View | Close To Metro | Grade A |</text:p>
          </table:table-cell>
          <table:table-cell office:value-type="string">
            <text:p>110,000 AED/year</text:p>
          </table:table-cell>
          <table:table-cell office:value-type="string">
            <text:p/>
          </table:table-cell>
          <table:table-cell office:value-type="string">
            <text:p>https://www.propertyfinder.ae/en/plp/commercial-rent/office-space-for-rent-dubai-jumeirah-lake-towers-jumeirah-bay-towers-jumeirah-bay-x2-11335340.html</text:p>
          </table:table-cell>
          <table:table-cell office:value-type="string">
            <text:p>OFFICE SPACE FOR RENT IN JUMEIRAH BAY X2, JUMEIRAH BAY TOWERS</text:p>
          </table:table-cell>
          <table:table-cell office:value-type="string">
            <text:p>- Fitted.- Size:897.06sq. Ft.- 1 Parking Space.- Lake View- Grade A- Visitor Parking- Fresh and Inspiring Interior Design- 24 Hour Security- Close to Metro- Close to all Facilities- 24 hours maintenance- Prime locationCompany name: AGCO PropertiesRERA ORN: 939893Address: Office# 1707 Damac Smart Heights, Barsha Heights (Tecom), Dubai.Office phone no:Office fax no:Primary email: [link not available]Website: [link not available] Company Profile: AGCO Properties has been founded on a genuine passion for Real Estate and high standards. Specializing in Residental and Commercial properties, as well as development land and capital markets, our knowledgeable in-house team is the trusted partner of choice for real estate services in Dubai."Our business is beyond properties, our business is people” ."Our core values are simple, and our advice is straightforward, honest, and up to date"..</text:p>
          </table:table-cell>
          <table:table-cell office:value-type="string">
            <text:p>+971565098472</text:p>
          </table:table-cell>
          <table:table-cell office:value-type="string">
            <text:p>https://api.whatsapp.com/send?phone=+97145560345&amp;text=Hello%2C%0AI+would+like+to+get+more+information+about+this+property+you+posted+on+propertyfinder.ae%0A+%0AReference%3A+agco-8145935%0AType%3A+Office+Space%0APrice%3A+110%2C000+AED%2Fyear+%0ALocation%3A+Jumeirah+Bay+X2+%0ALink%3A+https%3A%2F%2Fwww.propertyfinder.ae%2Fto%2F11335340%2Fen+%0A+%0AAny+changes+made+to+this+message+will+result+in+the+enquiry+not+being+sent+to+the+agent.</text:p>
          </table:table-cell>
          <table:table-cell office:value-type="string">
            <text:p>Adham Allam</text:p>
          </table:table-cell>
          <table:table-cell office:value-type="string">
            <text:p> usually responds within 5 minutes</text:p>
          </table:table-cell>
          <table:table-cell office:value-type="string">
            <text:p>AGCO PROPERTIES</text:p>
          </table:table-cell>
          <table:table-cell office:value-type="string">
            <text:p>(324 Properties)</text:p>
          </table:table-cell>
          <table:table-cell office:value-type="string">
            <text:p>Shared Pool, Covered Parking, Conference room, Dining in building, Shared Gym, Lobby in Building</text:p>
          </table:table-cell>
          <table:table-cell office:value-type="string">
            <text:p>26074</text:p>
          </table:table-cell>
          <table:table-cell office:value-type="string">
            <text:p>agco-8145935</text:p>
          </table:table-cell>
          <table:table-cell office:value-type="string">
            <text:p>12 days ago</text:p>
          </table:table-cell>
          <table:table-cell office:value-type="string">
            <text:p>7126758700</text:p>
          </table:table-cell>
          <table:table-cell office:value-type="string">
            <text:p>https://trakheesi.dubailand.gov.ae/rev/madmoun/listing/validation?khevJujtDig=ugkaldpxc0ll8480ruvrxp482mudqyhfp583dqeiyerweegip</text:p>
          </table:table-cell>
        </table:table-row>
        <table:table-row>
          <table:table-cell office:value-type="string">
            <text:p>Sun Apr 14 02:17:35 2024</text:p>
          </table:table-cell>
          <table:table-cell office:value-type="string">
            <text:p>Sun Apr 14 02:17:35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Business Bay</text:p>
          </table:table-cell>
          <table:table-cell office:value-type="string">
            <text:p>Clover Bay Tower</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6,400 sqft / 595 sqm</text:p>
          </table:table-cell>
          <table:table-cell office:value-type="string">
            <text:p/>
          </table:table-cell>
          <table:table-cell office:value-type="string">
            <text:p>2</text:p>
          </table:table-cell>
          <table:table-cell office:value-type="string">
            <text:p>Fully Furnished | 18 Parking | Vacant</text:p>
          </table:table-cell>
          <table:table-cell office:value-type="string">
            <text:p>1,400,000 AED/year</text:p>
          </table:table-cell>
          <table:table-cell office:value-type="string">
            <text:p/>
          </table:table-cell>
          <table:table-cell office:value-type="string">
            <text:p>https://www.propertyfinder.ae/en/plp/commercial-rent/office-space-for-rent-dubai-business-bay-clover-bay-tower-11335859.html</text:p>
          </table:table-cell>
          <table:table-cell office:value-type="string">
            <text:p>OFFICE SPACE FOR RENT IN CLOVER BAY TOWER, BUSINESS BAY</text:p>
          </table:table-cell>
          <table:table-cell office:value-type="string">
            <text:p>- Clover Bay Tower- Business Bay- Half Floor- 6400.3 Sqft- Fully Fitted- Fully Furnished with Marble Floor- 18 Parking Spaces- 2 CEO Cabin- 2 Conference Rooms- Executive Bathroom with shower- Seating up to 75 people- Vacant on TransferCompany name: AGCO PropertiesRERA ORN: 939893Address: Office# 1707 Damac Smart Heights, Barsha Heights (Tecom), DubaiOffice phone no:Office fax no:Primary email:[link not available]Website: [link not available]Company Profile: AGCO Properties has been founded on a genuine passion for Real Estate and high standards. Specializing in Residental and Commercial properties, as well as development land and capital markets, our knowledgeable in-house team is the trusted partner of choice for real estate services in Dubai."Our business is beyond properties, our business is people” ."Our core values are simple, and our advice is straightforward, honest, and up to date".."Our business is beyond properties, our business is people” ."Our core  values are simple, and our advice is straightforward, honest, and up to date".</text:p>
          </table:table-cell>
          <table:table-cell office:value-type="string">
            <text:p>+971565204125</text:p>
          </table:table-cell>
          <table:table-cell office:value-type="string">
            <text:p>https://api.whatsapp.com/send?phone=+97145560345&amp;text=Hello%2C%0AI+would+like+to+get+more+information+about+this+property+you+posted+on+propertyfinder.ae%0A+%0AReference%3A+agco-8146578%0AType%3A+Office+Space%0APrice%3A+1%2C400%2C000+AED%2Fyear+%0ALocation%3A+Clover+Bay+Tower+%0ALink%3A+https%3A%2F%2Fwww.propertyfinder.ae%2Fto%2F11335859%2Fen+%0A+%0AAny+changes+made+to+this+message+will+result+in+the+enquiry+not+being+sent+to+the+agent.</text:p>
          </table:table-cell>
          <table:table-cell office:value-type="string">
            <text:p>Ali El Borno</text:p>
          </table:table-cell>
          <table:table-cell office:value-type="string">
            <text:p> usually responds within 5 minutes</text:p>
          </table:table-cell>
          <table:table-cell office:value-type="string">
            <text:p>AGCO PROPERTIES</text:p>
          </table:table-cell>
          <table:table-cell office:value-type="string">
            <text:p>(324 Properties)</text:p>
          </table:table-cell>
          <table:table-cell office:value-type="string">
            <text:p>Shared Pool, Covered Parking, Conference room, Shared Gym</text:p>
          </table:table-cell>
          <table:table-cell office:value-type="string">
            <text:p>26074</text:p>
          </table:table-cell>
          <table:table-cell office:value-type="string">
            <text:p>agco-8146578</text:p>
          </table:table-cell>
          <table:table-cell office:value-type="string">
            <text:p>12 days ago</text:p>
          </table:table-cell>
          <table:table-cell office:value-type="string">
            <text:p>7130779200</text:p>
          </table:table-cell>
          <table:table-cell office:value-type="string">
            <text:p>https://trakheesi.dubailand.gov.ae/rev/madmoun/listing/validation?khevJujtDig=0ee9b1q789gn9s4o9zjg2jjbrvbrp20khvrgtehcpjocklutg</text:p>
          </table:table-cell>
        </table:table-row>
        <table:table-row>
          <table:table-cell office:value-type="string">
            <text:p>Sun Apr 14 02:17:48 2024</text:p>
          </table:table-cell>
          <table:table-cell office:value-type="string">
            <text:p>Sun Apr 14 02:17:48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Abu Dhabi</text:p>
          </table:table-cell>
          <table:table-cell office:value-type="string">
            <text:p>Muroor Area</text:p>
          </table:table-cell>
          <table:table-cell office:value-type="string">
            <text:p>Madinat Zayed Tower</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247 sqft / 23 sqm</text:p>
          </table:table-cell>
          <table:table-cell office:value-type="string">
            <text:p/>
          </table:table-cell>
          <table:table-cell office:value-type="string">
            <text:p>4</text:p>
          </table:table-cell>
          <table:table-cell office:value-type="string">
            <text:p>No Monthly Bill | Furnished Office | 0% Commission</text:p>
          </table:table-cell>
          <table:table-cell office:value-type="string">
            <text:p>22,999 AED/year</text:p>
          </table:table-cell>
          <table:table-cell office:value-type="string">
            <text:p/>
          </table:table-cell>
          <table:table-cell office:value-type="string">
            <text:p>https://www.propertyfinder.ae/en/plp/commercial-rent/office-space-for-rent-abu-dhabi-muroor-area-madinat-zayed-tower-11331575.html</text:p>
          </table:table-cell>
          <table:table-cell office:value-type="string">
            <text:p>OFFICE SPACE FOR RENT IN MADINAT ZAYED TOWER, MUROOR AREA</text:p>
          </table:table-cell>
          <table:table-cell office:value-type="string">
            <text:p>Maxhome Business Centre provides you with office space where you can extend your business or start your dream business. We are here to assist you in finding the best workspace to suit your needs. Our best feature at maxhome is that there is no hidden fee, monthly charges, commission, or security deposit.Amenities Provided:Furnished OfficeFree Water &amp; ElectricityBasic Furniture Provided Free ADDCReceptionist AssistanceCommon Meeting RoomBasic Maintenance &amp; Weekly VacuumingFree RefreshmentsShared Pantry24/7 CCTV SurveillancePrayer Room AvailableOffice Boy ServiceCard/Fingerprint Entrance AccessWashroom Separate for Male &amp; FemaleOur DED approved office is suitable for tenancy contract issuance, commercial license renewal/application, and new business set-up in Abu Dhabi.For more information:Location: 5th floor of Madinat Zayed Tower, Muroor Road Abu Dhabi.Contact: 0563384901Tel: 026506501Email: raquel@maxhomeproperty.com</text:p>
          </table:table-cell>
          <table:table-cell office:value-type="string">
            <text:p>+971565099140</text:p>
          </table:table-cell>
          <table:table-cell office:value-type="string">
            <text:p>https://api.whatsapp.com/send?phone=+97145560345&amp;text=Hello%2C%0AI+would+like+to+get+more+information+about+this+property+you+posted+on+propertyfinder.ae%0A+%0AReference%3A+maxhome-8135633%0AType%3A+Office+Space%0APrice%3A+22%2C999+AED%2Fyear+%0ALocation%3A+Madinat+Zayed+Tower+%0ALink%3A+https%3A%2F%2Fwww.propertyfinder.ae%2Fto%2F11331575%2Fen+%0A+%0AAny+changes+made+to+this+message+will+result+in+the+enquiry+not+being+sent+to+the+agent.</text:p>
          </table:table-cell>
          <table:table-cell office:value-type="string">
            <text:p>Raquel Sarmiento</text:p>
          </table:table-cell>
          <table:table-cell office:value-type="string">
            <text:p> usually responds within 5 minutes</text:p>
          </table:table-cell>
          <table:table-cell office:value-type="string">
            <text:p>MAXHOME PROPERTIES SOLE-PROPRIETORSHIP L.L.C.</text:p>
          </table:table-cell>
          <table:table-cell office:value-type="string">
            <text:p>(266 Properties)</text:p>
          </table:table-cell>
          <table:table-cell office:value-type="string">
            <text:p>Conference room, Networked, Dining in building</text:p>
          </table:table-cell>
          <table:table-cell office:value-type="string">
            <text:p>CN-1963927</text:p>
          </table:table-cell>
          <table:table-cell office:value-type="string">
            <text:p>maxhome-8135633</text:p>
          </table:table-cell>
          <table:table-cell office:value-type="string">
            <text:p>13 days ago</text:p>
          </table:table-cell>
          <table:table-cell office:value-type="string">
            <text:p/>
          </table:table-cell>
          <table:table-cell office:value-type="string">
            <text:p/>
          </table:table-cell>
        </table:table-row>
        <table:table-row>
          <table:table-cell office:value-type="string">
            <text:p>Sun Apr 14 02:18:00 2024</text:p>
          </table:table-cell>
          <table:table-cell office:value-type="string">
            <text:p>Sun Apr 14 02:18:00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Abu Dhabi</text:p>
          </table:table-cell>
          <table:table-cell office:value-type="string">
            <text:p>Muroor Area</text:p>
          </table:table-cell>
          <table:table-cell office:value-type="string">
            <text:p>Madinat Zayed Tower</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247 sqft / 23 sqm</text:p>
          </table:table-cell>
          <table:table-cell office:value-type="string">
            <text:p/>
          </table:table-cell>
          <table:table-cell office:value-type="string">
            <text:p>4</text:p>
          </table:table-cell>
          <table:table-cell office:value-type="string">
            <text:p>No Monthly Bill | Furnished Office | 0% Commission</text:p>
          </table:table-cell>
          <table:table-cell office:value-type="string">
            <text:p>22,999 AED/year</text:p>
          </table:table-cell>
          <table:table-cell office:value-type="string">
            <text:p/>
          </table:table-cell>
          <table:table-cell office:value-type="string">
            <text:p>https://www.propertyfinder.ae/en/plp/commercial-rent/office-space-for-rent-abu-dhabi-muroor-area-madinat-zayed-tower-11331575.html</text:p>
          </table:table-cell>
          <table:table-cell office:value-type="string">
            <text:p>OFFICE SPACE FOR RENT IN MADINAT ZAYED TOWER, MUROOR AREA</text:p>
          </table:table-cell>
          <table:table-cell office:value-type="string">
            <text:p>Maxhome Business Centre provides you with office space where you can extend your business or start your dream business. We are here to assist you in finding the best workspace to suit your needs. Our best feature at maxhome is that there is no hidden fee, monthly charges, commission, or security deposit.Amenities Provided:Furnished OfficeFree Water &amp; ElectricityBasic Furniture Provided Free ADDCReceptionist AssistanceCommon Meeting RoomBasic Maintenance &amp; Weekly VacuumingFree RefreshmentsShared Pantry24/7 CCTV SurveillancePrayer Room AvailableOffice Boy ServiceCard/Fingerprint Entrance AccessWashroom Separate for Male &amp; FemaleOur DED approved office is suitable for tenancy contract issuance, commercial license renewal/application, and new business set-up in Abu Dhabi.For more information:Location: 5th floor of Madinat Zayed Tower, Muroor Road Abu Dhabi.Contact: 0563384901Tel: 026506501Email: raquel@maxhomeproperty.com</text:p>
          </table:table-cell>
          <table:table-cell office:value-type="string">
            <text:p>+971565099140</text:p>
          </table:table-cell>
          <table:table-cell office:value-type="string">
            <text:p>https://api.whatsapp.com/send?phone=+97145560345&amp;text=Hello%2C%0AI+would+like+to+get+more+information+about+this+property+you+posted+on+propertyfinder.ae%0A+%0AReference%3A+maxhome-8135633%0AType%3A+Office+Space%0APrice%3A+22%2C999+AED%2Fyear+%0ALocation%3A+Madinat+Zayed+Tower+%0ALink%3A+https%3A%2F%2Fwww.propertyfinder.ae%2Fto%2F11331575%2Fen+%0A+%0AAny+changes+made+to+this+message+will+result+in+the+enquiry+not+being+sent+to+the+agent.</text:p>
          </table:table-cell>
          <table:table-cell office:value-type="string">
            <text:p>Raquel Sarmiento</text:p>
          </table:table-cell>
          <table:table-cell office:value-type="string">
            <text:p> usually responds within 5 minutes</text:p>
          </table:table-cell>
          <table:table-cell office:value-type="string">
            <text:p>MAXHOME PROPERTIES SOLE-PROPRIETORSHIP L.L.C.</text:p>
          </table:table-cell>
          <table:table-cell office:value-type="string">
            <text:p>(266 Properties)</text:p>
          </table:table-cell>
          <table:table-cell office:value-type="string">
            <text:p>Conference room, Networked, Dining in building</text:p>
          </table:table-cell>
          <table:table-cell office:value-type="string">
            <text:p>CN-1963927</text:p>
          </table:table-cell>
          <table:table-cell office:value-type="string">
            <text:p>maxhome-8135633</text:p>
          </table:table-cell>
          <table:table-cell office:value-type="string">
            <text:p>13 days ago</text:p>
          </table:table-cell>
          <table:table-cell office:value-type="string">
            <text:p/>
          </table:table-cell>
          <table:table-cell office:value-type="string">
            <text:p/>
          </table:table-cell>
        </table:table-row>
        <table:table-row>
          <table:table-cell office:value-type="string">
            <text:p>Sun Apr 14 02:18:14 2024</text:p>
          </table:table-cell>
          <table:table-cell office:value-type="string">
            <text:p>Sun Apr 14 02:18:14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Abu Dhabi</text:p>
          </table:table-cell>
          <table:table-cell office:value-type="string">
            <text:p/>
          </table:table-cell>
          <table:table-cell office:value-type="string">
            <text:p>Liwa</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185 sqft / 17 sqm</text:p>
          </table:table-cell>
          <table:table-cell office:value-type="string">
            <text:p/>
          </table:table-cell>
          <table:table-cell office:value-type="string">
            <text:p>4</text:p>
          </table:table-cell>
          <table:table-cell office:value-type="string">
            <text:p>Legal Services + Newly open Business Center</text:p>
          </table:table-cell>
          <table:table-cell office:value-type="string">
            <text:p>12,000 AED/year</text:p>
          </table:table-cell>
          <table:table-cell office:value-type="string">
            <text:p/>
          </table:table-cell>
          <table:table-cell office:value-type="string">
            <text:p>https://www.propertyfinder.ae/en/plp/commercial-rent/office-space-for-rent-abu-dhabi-liwa-11303017.html</text:p>
          </table:table-cell>
          <table:table-cell office:value-type="string">
            <text:p>OFFICE SPACE FOR RENT IN LIWA</text:p>
          </table:table-cell>
          <table:table-cell office:value-type="string">
            <text:p>**STARTING PRICE 10,000 AED TO 22,000 AED**Discover our comprehensive suite of services:- Effortless Business Formation in Abu Dhabi- Expert New Business and Company Set-Up Services- Seamless Professional and Commercial License Processing- Reliable Local Sponsor Arrangements- Smooth Foreign Company Branch Office Establishment- Swift License Amendments and Location Changes- Secure Partnership Contract Support- Hassle-Free Visa Applications, Renewals, and Cancellations- Trusted Logo and Trademarks Registration and Renewal Assistance- Access to Notary Public and Legal ServicesEnjoy a host of inclusive amenities:- Premium BRAND NEW Office Furniture Selections- Complimentary Office Signage Solutions- FREE Tawtheeq Process Assistance- Inclusive Water and Electricity Coverage- High-Speed WiFi/Internet Connectivity- Access to LED TV in our Conference Room- Comfortable, Fully Carpeted Workspaces- Luxurious Reception and Lobby Areas- 24/7 CCTV Security Surveillance- Private Washroom and Shared Pantry Facilities- Proximity to Malls, Cafeterias, Restaurants, and Mosques- Parking OutsideContact us today via WhatsApp or phone to experience the epitome of office luxury in the heart of Abu Dhabi.Explore a hassle-free office experience with Trust Well Properties Mgmt LLC, where modern conveniences come standard, and additional costs are a thing of the past with our chiller-free spaces.Navigating the complexities of finding the perfect office space can be daunting, but our dedicated team is here to simplify the process, ensuring a seamless and stress-free journey for you.At every turn, our experienced advisors stand ready to assist you. Contact us today to schedule a viewing and discover firsthand why our modern, spacious office environments are the ultimate choice for your business needs."INSPIRING BUSINESS SUCCESS"</text:p>
          </table:table-cell>
          <table:table-cell office:value-type="string">
            <text:p>+971523373177</text:p>
          </table:table-cell>
          <table:table-cell office:value-type="string">
            <text:p>https://api.whatsapp.com/send?phone=+97145560345&amp;text=Hello%2C%0AI+would+like+to+get+more+information+about+this+property+you+posted+on+propertyfinder.ae%0A+%0AReference%3A+trust-well-properties-management-8080732%0AType%3A+Office+Space%0APrice%3A+12%2C000+AED%2Fyear+%0ALocation%3A+Liwa+%0ALink%3A+https%3A%2F%2Fwww.propertyfinder.ae%2Fto%2F11303017%2Fen+%0A+%0AAny+changes+made+to+this+message+will+result+in+the+enquiry+not+being+sent+to+the+agent.</text:p>
          </table:table-cell>
          <table:table-cell office:value-type="string">
            <text:p>Ramees Trust Well</text:p>
          </table:table-cell>
          <table:table-cell office:value-type="string">
            <text:p> usually responds within 5 minutes</text:p>
          </table:table-cell>
          <table:table-cell office:value-type="string">
            <text:p>Trust Well Properties Management</text:p>
          </table:table-cell>
          <table:table-cell office:value-type="string">
            <text:p>(46 Properties)</text:p>
          </table:table-cell>
          <table:table-cell office:value-type="string">
            <text:p>Conference room, Dining in building, Lobby in Building</text:p>
          </table:table-cell>
          <table:table-cell office:value-type="string">
            <text:p>CN-4372716</text:p>
          </table:table-cell>
          <table:table-cell office:value-type="string">
            <text:p>trust-well-properties-management-8080732</text:p>
          </table:table-cell>
          <table:table-cell office:value-type="string">
            <text:p>18 days ago</text:p>
          </table:table-cell>
          <table:table-cell office:value-type="string">
            <text:p/>
          </table:table-cell>
          <table:table-cell office:value-type="string">
            <text:p/>
          </table:table-cell>
        </table:table-row>
        <table:table-row>
          <table:table-cell office:value-type="string">
            <text:p>Sun Apr 14 02:18:29 2024</text:p>
          </table:table-cell>
          <table:table-cell office:value-type="string">
            <text:p>Sun Apr 14 02:18:29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Abu Dhabi</text:p>
          </table:table-cell>
          <table:table-cell office:value-type="string">
            <text:p/>
          </table:table-cell>
          <table:table-cell office:value-type="string">
            <text:p>Liwa</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185 sqft / 17 sqm</text:p>
          </table:table-cell>
          <table:table-cell office:value-type="string">
            <text:p/>
          </table:table-cell>
          <table:table-cell office:value-type="string">
            <text:p>4</text:p>
          </table:table-cell>
          <table:table-cell office:value-type="string">
            <text:p>Legal Services + Newly open Business Center</text:p>
          </table:table-cell>
          <table:table-cell office:value-type="string">
            <text:p>12,000 AED/year</text:p>
          </table:table-cell>
          <table:table-cell office:value-type="string">
            <text:p/>
          </table:table-cell>
          <table:table-cell office:value-type="string">
            <text:p>https://www.propertyfinder.ae/en/plp/commercial-rent/office-space-for-rent-abu-dhabi-liwa-11303017.html</text:p>
          </table:table-cell>
          <table:table-cell office:value-type="string">
            <text:p>OFFICE SPACE FOR RENT IN LIWA</text:p>
          </table:table-cell>
          <table:table-cell office:value-type="string">
            <text:p>**STARTING PRICE 10,000 AED TO 22,000 AED**Discover our comprehensive suite of services:- Effortless Business Formation in Abu Dhabi- Expert New Business and Company Set-Up Services- Seamless Professional and Commercial License Processing- Reliable Local Sponsor Arrangements- Smooth Foreign Company Branch Office Establishment- Swift License Amendments and Location Changes- Secure Partnership Contract Support- Hassle-Free Visa Applications, Renewals, and Cancellations- Trusted Logo and Trademarks Registration and Renewal Assistance- Access to Notary Public and Legal ServicesEnjoy a host of inclusive amenities:- Premium BRAND NEW Office Furniture Selections- Complimentary Office Signage Solutions- FREE Tawtheeq Process Assistance- Inclusive Water and Electricity Coverage- High-Speed WiFi/Internet Connectivity- Access to LED TV in our Conference Room- Comfortable, Fully Carpeted Workspaces- Luxurious Reception and Lobby Areas- 24/7 CCTV Security Surveillance- Private Washroom and Shared Pantry Facilities- Proximity to Malls, Cafeterias, Restaurants, and Mosques- Parking OutsideContact us today via WhatsApp or phone to experience the epitome of office luxury in the heart of Abu Dhabi.Explore a hassle-free office experience with Trust Well Properties Mgmt LLC, where modern conveniences come standard, and additional costs are a thing of the past with our chiller-free spaces.Navigating the complexities of finding the perfect office space can be daunting, but our dedicated team is here to simplify the process, ensuring a seamless and stress-free journey for you.At every turn, our experienced advisors stand ready to assist you. Contact us today to schedule a viewing and discover firsthand why our modern, spacious office environments are the ultimate choice for your business needs."INSPIRING BUSINESS SUCCESS"</text:p>
          </table:table-cell>
          <table:table-cell office:value-type="string">
            <text:p>+971523373177</text:p>
          </table:table-cell>
          <table:table-cell office:value-type="string">
            <text:p>https://api.whatsapp.com/send?phone=+97145560345&amp;text=Hello%2C%0AI+would+like+to+get+more+information+about+this+property+you+posted+on+propertyfinder.ae%0A+%0AReference%3A+trust-well-properties-management-8080732%0AType%3A+Office+Space%0APrice%3A+12%2C000+AED%2Fyear+%0ALocation%3A+Liwa+%0ALink%3A+https%3A%2F%2Fwww.propertyfinder.ae%2Fto%2F11303017%2Fen+%0A+%0AAny+changes+made+to+this+message+will+result+in+the+enquiry+not+being+sent+to+the+agent.</text:p>
          </table:table-cell>
          <table:table-cell office:value-type="string">
            <text:p>Ramees Trust Well</text:p>
          </table:table-cell>
          <table:table-cell office:value-type="string">
            <text:p> usually responds within 5 minutes</text:p>
          </table:table-cell>
          <table:table-cell office:value-type="string">
            <text:p>Trust Well Properties Management</text:p>
          </table:table-cell>
          <table:table-cell office:value-type="string">
            <text:p>(46 Properties)</text:p>
          </table:table-cell>
          <table:table-cell office:value-type="string">
            <text:p>Conference room, Dining in building, Lobby in Building</text:p>
          </table:table-cell>
          <table:table-cell office:value-type="string">
            <text:p>CN-4372716</text:p>
          </table:table-cell>
          <table:table-cell office:value-type="string">
            <text:p>trust-well-properties-management-8080732</text:p>
          </table:table-cell>
          <table:table-cell office:value-type="string">
            <text:p>18 days ago</text:p>
          </table:table-cell>
          <table:table-cell office:value-type="string">
            <text:p/>
          </table:table-cell>
          <table:table-cell office:value-type="string">
            <text:p/>
          </table:table-cell>
        </table:table-row>
        <table:table-row>
          <table:table-cell office:value-type="string">
            <text:p>Sun Apr 14 02:18:42 2024</text:p>
          </table:table-cell>
          <table:table-cell office:value-type="string">
            <text:p>Sun Apr 14 02:18:42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Abu Dhabi</text:p>
          </table:table-cell>
          <table:table-cell office:value-type="string">
            <text:p>Mussafah</text:p>
          </table:table-cell>
          <table:table-cell office:value-type="string">
            <text:p>Al Fahim Building</text:p>
          </table:table-cell>
          <table:table-cell office:value-type="string">
            <text:p>Mussafah Industrial Area</text:p>
          </table:table-cell>
          <table:table-cell office:value-type="string">
            <text:p/>
          </table:table-cell>
          <table:table-cell office:value-type="string">
            <text:p/>
          </table:table-cell>
          <table:table-cell office:value-type="string">
            <text:p>Office Space</text:p>
          </table:table-cell>
          <table:table-cell office:value-type="string">
            <text:p>1,184 sqft / 110 sqm</text:p>
          </table:table-cell>
          <table:table-cell office:value-type="string">
            <text:p/>
          </table:table-cell>
          <table:table-cell office:value-type="string">
            <text:p>none</text:p>
          </table:table-cell>
          <table:table-cell office:value-type="string">
            <text:p>No Commission I Office Available For Rent</text:p>
          </table:table-cell>
          <table:table-cell office:value-type="string">
            <text:p>66,000 AED/year</text:p>
          </table:table-cell>
          <table:table-cell office:value-type="string">
            <text:p/>
          </table:table-cell>
          <table:table-cell office:value-type="string">
            <text:p>https://www.propertyfinder.ae/en/plp/commercial-rent/office-space-for-rent-abu-dhabi-mussafah-mussafah-industrial-area-al-fahim-building-10810518.html</text:p>
          </table:table-cell>
          <table:table-cell office:value-type="string">
            <text:p>OFFICE SPACE FOR RENT IN AL FAHIM BUILDING, MUSSAFAH INDUSTRIAL AREA</text:p>
          </table:table-cell>
          <table:table-cell office:value-type="string">
            <text:p>- Office Space in Mussafah Industrial Area,  M-4. - Direct from the Landlord, No Commission .- Size: 110 SQM with rent of 600 per SQM Top Features1- Multiple parking spaces2- Fitted office3- 24/7 Security- Near By Facilities And Landmarks:-  Same Building of : Al Fahim Group, Central Motors and Equipment's.- Opposite Side Groceries.  Banks:- Sharjah Islamic Bank in the same building.* Do not hesitate to reach out to us for advice on your property needs.* Come And Take A Look !* For Further Information Please Feel free to contact our Leasing Executive’s Mustafa AlBaqi  056 450 1934</text:p>
          </table:table-cell>
          <table:table-cell office:value-type="string">
            <text:p>+971564501934</text:p>
          </table:table-cell>
          <table:table-cell office:value-type="string">
            <text:p>https://api.whatsapp.com/send?phone=+97145560345&amp;text=Hello%2C%0AI+would+like+to+get+more+information+about+this+property+you+posted+on+propertyfinder.ae%0A+%0AReference%3A+epico-7110543%0AType%3A+Office+Space%0APrice%3A+66%2C000+AED%2Fyear+%0ALocation%3A+Al+Fahim+Building+%0ALink%3A+https%3A%2F%2Fwww.propertyfinder.ae%2Fto%2F10810518%2Fen+%0A+%0AAny+changes+made+to+this+message+will+result+in+the+enquiry+not+being+sent+to+the+agent.</text:p>
          </table:table-cell>
          <table:table-cell office:value-type="string">
            <text:p>Mustafa Albaqi</text:p>
          </table:table-cell>
          <table:table-cell office:value-type="string">
            <text:p> usually responds within 5 minutes</text:p>
          </table:table-cell>
          <table:table-cell office:value-type="string">
            <text:p>Emirates Property Investment</text:p>
          </table:table-cell>
          <table:table-cell office:value-type="string">
            <text:p>(13 Properties)</text:p>
          </table:table-cell>
          <table:table-cell office:value-type="string">
            <text:p>Covered Parking</text:p>
          </table:table-cell>
          <table:table-cell office:value-type="string">
            <text:p>CN-1020199</text:p>
          </table:table-cell>
          <table:table-cell office:value-type="string">
            <text:p>epico-7110543</text:p>
          </table:table-cell>
          <table:table-cell office:value-type="string">
            <text:p>3 months ago</text:p>
          </table:table-cell>
          <table:table-cell office:value-type="string">
            <text:p/>
          </table:table-cell>
          <table:table-cell office:value-type="string">
            <text:p/>
          </table:table-cell>
        </table:table-row>
        <table:table-row>
          <table:table-cell office:value-type="string">
            <text:p>Sun Apr 14 02:18:56 2024</text:p>
          </table:table-cell>
          <table:table-cell office:value-type="string">
            <text:p>Sun Apr 14 02:18:56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Al Quoz</text:p>
          </table:table-cell>
          <table:table-cell office:value-type="string">
            <text:p>Al Quoz Industrial Area 1</text:p>
          </table:table-cell>
          <table:table-cell office:value-type="string">
            <text:p>Al Quoz Industrial Area</text:p>
          </table:table-cell>
          <table:table-cell office:value-type="string">
            <text:p/>
          </table:table-cell>
          <table:table-cell office:value-type="string">
            <text:p/>
          </table:table-cell>
          <table:table-cell office:value-type="string">
            <text:p>Warehouse</text:p>
          </table:table-cell>
          <table:table-cell office:value-type="string">
            <text:p>6,000 sqft / 557 sqm</text:p>
          </table:table-cell>
          <table:table-cell office:value-type="string">
            <text:p/>
          </table:table-cell>
          <table:table-cell office:value-type="string">
            <text:p/>
          </table:table-cell>
          <table:table-cell office:value-type="string">
            <text:p>Attractive Warehouse | Insulated High Wall and Roofs</text:p>
          </table:table-cell>
          <table:table-cell office:value-type="string">
            <text:p>570,000 AED/year</text:p>
          </table:table-cell>
          <table:table-cell office:value-type="string">
            <text:p/>
          </table:table-cell>
          <table:table-cell office:value-type="string">
            <text:p>https://www.propertyfinder.ae/en/plp/commercial-rent/warehouse-for-rent-dubai-al-quoz-al-quoz-industrial-area-al-quoz-industrial-area-1-11323001.html</text:p>
          </table:table-cell>
          <table:table-cell office:value-type="string">
            <text:p>WAREHOUSE FOR RENT IN AL QUOZ INDUSTRIAL AREA 1, AL QUOZ INDUSTRIAL AREA</text:p>
          </table:table-cell>
          <table:table-cell office:value-type="string">
            <text:p>Coldwell Banker is delighted to present you this warehouse with insulation and 10 meters height within the Al Quoz to accommodate prompt requirement. Very well maintained and supervised by developer.KEY FEATURES:Location: Al Quoz (Next to Main Road)Total Area: 6,000 sq.ft.Height: 10 metersHigh power capacity available - extendable 300 kwFire safety installedParking spaces availablePrime LocationTax 20%Vat 5%Deposit 5%Agency fees ApplicableIDEAL FOR INDOOR SPORTS | ART WORKSHOP | CREATIVE PRODUCTION | LOGISTICFor more details &amp; viewings, please call the specialist Muhammad Atif.Company Name: Coldwell BankerRERA ORN: 1201Address: Office 1211, Onyx Tower 1, Greens, DubaiPrimary Email: m.atif@cbemirates.aeCompany Profile:Coldwell Banker is renowned for its professionalism and deep market knowledge. It proudly holds the distinction of being one of the largest real estate franchises globally, with a network of over 3600 offices and 106,000 sales associates worldwide.</text:p>
          </table:table-cell>
          <table:table-cell office:value-type="string">
            <text:p>+971565040733</text:p>
          </table:table-cell>
          <table:table-cell office:value-type="string">
            <text:p>https://api.whatsapp.com/send?phone=+97145560345&amp;text=Hello%2C%0AI+would+like+to+get+more+information+about+this+property+you+posted+on+propertyfinder.ae%0A+%0AReference%3A+CB-R-07472%0AType%3A+Warehouse%0APrice%3A+570%2C000+AED%2Fyear+%0ALocation%3A+Al+Quoz+Industrial+Area+1+%0ALink%3A+https%3A%2F%2Fwww.propertyfinder.ae%2Fto%2F11323001%2Fen+%0A+%0AAny+changes+made+to+this+message+will+result+in+the+enquiry+not+being+sent+to+the+agent.</text:p>
          </table:table-cell>
          <table:table-cell office:value-type="string">
            <text:p>Muhammad Atif Sheikh Meera</text:p>
          </table:table-cell>
          <table:table-cell office:value-type="string">
            <text:p> usually responds within 5 minutes</text:p>
          </table:table-cell>
          <table:table-cell office:value-type="string">
            <text:p>Coldwell Banker - Commercial</text:p>
          </table:table-cell>
          <table:table-cell office:value-type="string">
            <text:p>(87 Properties)</text:p>
          </table:table-cell>
          <table:table-cell office:value-type="string">
            <text:p/>
          </table:table-cell>
          <table:table-cell office:value-type="string">
            <text:p>1201</text:p>
          </table:table-cell>
          <table:table-cell office:value-type="string">
            <text:p>CB-R-07472</text:p>
          </table:table-cell>
          <table:table-cell office:value-type="string">
            <text:p>15 days ago</text:p>
          </table:table-cell>
          <table:table-cell office:value-type="string">
            <text:p>72126650831</text:p>
          </table:table-cell>
          <table:table-cell office:value-type="string">
            <text:p>https://trakheesi.dubailand.gov.ae/rev/madmoun/listing/validation?khevJujtDig=l1di0zvuatdu0bq7dw8wd10yk8oj5fbkytx2nezgoybfqsbbv</text:p>
          </table:table-cell>
        </table:table-row>
        <table:table-row>
          <table:table-cell office:value-type="string">
            <text:p>Sun Apr 14 02:19:07 2024</text:p>
          </table:table-cell>
          <table:table-cell office:value-type="string">
            <text:p>Sun Apr 14 02:19:07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Al Quoz</text:p>
          </table:table-cell>
          <table:table-cell office:value-type="string">
            <text:p>Al Quoz Industrial Area 1</text:p>
          </table:table-cell>
          <table:table-cell office:value-type="string">
            <text:p>Al Quoz Industrial Area</text:p>
          </table:table-cell>
          <table:table-cell office:value-type="string">
            <text:p/>
          </table:table-cell>
          <table:table-cell office:value-type="string">
            <text:p/>
          </table:table-cell>
          <table:table-cell office:value-type="string">
            <text:p>Warehouse</text:p>
          </table:table-cell>
          <table:table-cell office:value-type="string">
            <text:p>6,000 sqft / 557 sqm</text:p>
          </table:table-cell>
          <table:table-cell office:value-type="string">
            <text:p/>
          </table:table-cell>
          <table:table-cell office:value-type="string">
            <text:p/>
          </table:table-cell>
          <table:table-cell office:value-type="string">
            <text:p>Attractive Warehouse | Insulated High Wall and Roofs</text:p>
          </table:table-cell>
          <table:table-cell office:value-type="string">
            <text:p>570,000 AED/year</text:p>
          </table:table-cell>
          <table:table-cell office:value-type="string">
            <text:p/>
          </table:table-cell>
          <table:table-cell office:value-type="string">
            <text:p>https://www.propertyfinder.ae/en/plp/commercial-rent/warehouse-for-rent-dubai-al-quoz-al-quoz-industrial-area-al-quoz-industrial-area-1-11323001.html</text:p>
          </table:table-cell>
          <table:table-cell office:value-type="string">
            <text:p>WAREHOUSE FOR RENT IN AL QUOZ INDUSTRIAL AREA 1, AL QUOZ INDUSTRIAL AREA</text:p>
          </table:table-cell>
          <table:table-cell office:value-type="string">
            <text:p>Coldwell Banker is delighted to present you this warehouse with insulation and 10 meters height within the Al Quoz to accommodate prompt requirement. Very well maintained and supervised by developer.KEY FEATURES:Location: Al Quoz (Next to Main Road)Total Area: 6,000 sq.ft.Height: 10 metersHigh power capacity available - extendable 300 kwFire safety installedParking spaces availablePrime LocationTax 20%Vat 5%Deposit 5%Agency fees ApplicableIDEAL FOR INDOOR SPORTS | ART WORKSHOP | CREATIVE PRODUCTION | LOGISTICFor more details &amp; viewings, please call the specialist Muhammad Atif.Company Name: Coldwell BankerRERA ORN: 1201Address: Office 1211, Onyx Tower 1, Greens, DubaiPrimary Email: m.atif@cbemirates.aeCompany Profile:Coldwell Banker is renowned for its professionalism and deep market knowledge. It proudly holds the distinction of being one of the largest real estate franchises globally, with a network of over 3600 offices and 106,000 sales associates worldwide.</text:p>
          </table:table-cell>
          <table:table-cell office:value-type="string">
            <text:p>+971565040733</text:p>
          </table:table-cell>
          <table:table-cell office:value-type="string">
            <text:p>https://api.whatsapp.com/send?phone=+97145560345&amp;text=Hello%2C%0AI+would+like+to+get+more+information+about+this+property+you+posted+on+propertyfinder.ae%0A+%0AReference%3A+CB-R-07472%0AType%3A+Warehouse%0APrice%3A+570%2C000+AED%2Fyear+%0ALocation%3A+Al+Quoz+Industrial+Area+1+%0ALink%3A+https%3A%2F%2Fwww.propertyfinder.ae%2Fto%2F11323001%2Fen+%0A+%0AAny+changes+made+to+this+message+will+result+in+the+enquiry+not+being+sent+to+the+agent.</text:p>
          </table:table-cell>
          <table:table-cell office:value-type="string">
            <text:p>Muhammad Atif Sheikh Meera</text:p>
          </table:table-cell>
          <table:table-cell office:value-type="string">
            <text:p> usually responds within 5 minutes</text:p>
          </table:table-cell>
          <table:table-cell office:value-type="string">
            <text:p>Coldwell Banker - Commercial</text:p>
          </table:table-cell>
          <table:table-cell office:value-type="string">
            <text:p>(87 Properties)</text:p>
          </table:table-cell>
          <table:table-cell office:value-type="string">
            <text:p/>
          </table:table-cell>
          <table:table-cell office:value-type="string">
            <text:p>1201</text:p>
          </table:table-cell>
          <table:table-cell office:value-type="string">
            <text:p>CB-R-07472</text:p>
          </table:table-cell>
          <table:table-cell office:value-type="string">
            <text:p>15 days ago</text:p>
          </table:table-cell>
          <table:table-cell office:value-type="string">
            <text:p>72126650831</text:p>
          </table:table-cell>
          <table:table-cell office:value-type="string">
            <text:p>https://trakheesi.dubailand.gov.ae/rev/madmoun/listing/validation?khevJujtDig=l1di0zvuatdu0bq7dw8wd10yk8oj5fbkytx2nezgoybfqsbbv</text:p>
          </table:table-cell>
        </table:table-row>
        <table:table-row>
          <table:table-cell office:value-type="string">
            <text:p>Sun Apr 14 02:19:23 2024</text:p>
          </table:table-cell>
          <table:table-cell office:value-type="string">
            <text:p>Sun Apr 14 02:19:23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Business Bay</text:p>
          </table:table-cell>
          <table:table-cell office:value-type="string">
            <text:p>Park Lane Tower</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634 sqft / 59 sqm</text:p>
          </table:table-cell>
          <table:table-cell office:value-type="string">
            <text:p/>
          </table:table-cell>
          <table:table-cell office:value-type="string">
            <text:p>1</text:p>
          </table:table-cell>
          <table:table-cell office:value-type="string">
            <text:p>Near Metro | Furnished  | Spacious</text:p>
          </table:table-cell>
          <table:table-cell office:value-type="string">
            <text:p>110,000 AED/year</text:p>
          </table:table-cell>
          <table:table-cell office:value-type="string">
            <text:p/>
          </table:table-cell>
          <table:table-cell office:value-type="string">
            <text:p>https://www.propertyfinder.ae/en/plp/commercial-rent/office-space-for-rent-dubai-business-bay-park-lane-tower-11286832.html</text:p>
          </table:table-cell>
          <table:table-cell office:value-type="string">
            <text:p>OFFICE SPACE FOR RENT IN PARK LANE TOWER, BUSINESS BAY</text:p>
          </table:table-cell>
          <table:table-cell office:value-type="string">
            <text:p>Overview-	Luxury Office-	Area 634sq. ft.-	Middle Floor-	Right Next to Hotel-	Commercial Building-	Currently Vacant-	Rent AED 110,000/-        Location-	Prime Location of Business Bay-	Walking distance to business bay metro station-	7 minutes from sheikh zayed road-	8 minutes to burj khalifa-	Easy Access to Dubai mall-	Dubai canal walk-	Business bay metro station and downtown -	located at Prime Location of Business Bay Right next to Downtown-	It offers best layout with luxurious views.Key Features-   Category A tower-   CCTV + 24/7 security-   Visitors parking in the building-   Easy Access -   Reception Area-   Fresh and inspiring interior design-   Nearby retail and entertainment facilities available-   Near to 5 star hotelCompany name: Mybro Real EstateRERA ORN: 38553Address: Office# 1106 Clover Bay Tower , Marasi Drive, Business Bay , DubaiA sincere love of real estate and excellent standards served as the foundation for Mybro Real Estate. Our experienced internal team is the go-to resource for reliable commercial real estate services in Dubai, with a focus on residential and commercial properties, development land, and capital markets."Own your Heaven on Earth."We have a few basic principles. We offer clear-cut, truthful, and current guidance.</text:p>
          </table:table-cell>
          <table:table-cell office:value-type="string">
            <text:p>+971582615858</text:p>
          </table:table-cell>
          <table:table-cell office:value-type="string">
            <text:p>https://api.whatsapp.com/send?phone=+97145560345&amp;text=Hello%2C%0AI+would+like+to+get+more+information+about+this+property+you+posted+on+propertyfinder.ae%0A+%0AReference%3A+my-bro-real-estate-8046202%0AType%3A+Office+Space%0APrice%3A+110%2C000+AED%2Fyear+%0ALocation%3A+Park+Lane+Tower+%0ALink%3A+https%3A%2F%2Fwww.propertyfinder.ae%2Fto%2F11286832%2Fen+%0A+%0AAny+changes+made+to+this+message+will+result+in+the+enquiry+not+being+sent+to+the+agent.</text:p>
          </table:table-cell>
          <table:table-cell office:value-type="string">
            <text:p>Ahsan Shahzad</text:p>
          </table:table-cell>
          <table:table-cell office:value-type="string">
            <text:p> usually responds within 5 minutes</text:p>
          </table:table-cell>
          <table:table-cell office:value-type="string">
            <text:p>MY BRO REAL ESTATE</text:p>
          </table:table-cell>
          <table:table-cell office:value-type="string">
            <text:p>(24 Properties)</text:p>
          </table:table-cell>
          <table:table-cell office:value-type="string">
            <text:p>Covered Parking, Lobby in Building</text:p>
          </table:table-cell>
          <table:table-cell office:value-type="string">
            <text:p>38553</text:p>
          </table:table-cell>
          <table:table-cell office:value-type="string">
            <text:p>my-bro-real-estate-8046202</text:p>
          </table:table-cell>
          <table:table-cell office:value-type="string">
            <text:p>22 days ago</text:p>
          </table:table-cell>
          <table:table-cell office:value-type="string">
            <text:p>7117424748</text:p>
          </table:table-cell>
          <table:table-cell office:value-type="string">
            <text:p>https://trakheesi.dubailand.gov.ae/rev/madmoun/listing/validation?khevJujtDig=wfvx95tdnnjxwvhpvzge3cfyp7x5y6u74j04noreaqdiudknj</text:p>
          </table:table-cell>
        </table:table-row>
        <table:table-row>
          <table:table-cell office:value-type="string">
            <text:p>Sun Apr 14 02:19:32 2024</text:p>
          </table:table-cell>
          <table:table-cell office:value-type="string">
            <text:p>Sun Apr 14 02:19:32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Business Bay</text:p>
          </table:table-cell>
          <table:table-cell office:value-type="string">
            <text:p>Park Lane Tower</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634 sqft / 59 sqm</text:p>
          </table:table-cell>
          <table:table-cell office:value-type="string">
            <text:p/>
          </table:table-cell>
          <table:table-cell office:value-type="string">
            <text:p>1</text:p>
          </table:table-cell>
          <table:table-cell office:value-type="string">
            <text:p>Near Metro | Furnished  | Spacious</text:p>
          </table:table-cell>
          <table:table-cell office:value-type="string">
            <text:p>110,000 AED/year</text:p>
          </table:table-cell>
          <table:table-cell office:value-type="string">
            <text:p/>
          </table:table-cell>
          <table:table-cell office:value-type="string">
            <text:p>https://www.propertyfinder.ae/en/plp/commercial-rent/office-space-for-rent-dubai-business-bay-park-lane-tower-11286832.html</text:p>
          </table:table-cell>
          <table:table-cell office:value-type="string">
            <text:p>OFFICE SPACE FOR RENT IN PARK LANE TOWER, BUSINESS BAY</text:p>
          </table:table-cell>
          <table:table-cell office:value-type="string">
            <text:p>Overview-	Luxury Office-	Area 634sq. ft.-	Middle Floor-	Right Next to Hotel-	Commercial Building-	Currently Vacant-	Rent AED 110,000/-        Location-	Prime Location of Business Bay-	Walking distance to business bay metro station-	7 minutes from sheikh zayed road-	8 minutes to burj khalifa-	Easy Access to Dubai mall-	Dubai canal walk-	Business bay metro station and downtown -	located at Prime Location of Business Bay Right next to Downtown-	It offers best layout with luxurious views.Key Features-   Category A tower-   CCTV + 24/7 security-   Visitors parking in the building-   Easy Access -   Reception Area-   Fresh and inspiring interior design-   Nearby retail and entertainment facilities available-   Near to 5 star hotelCompany name: Mybro Real EstateRERA ORN: 38553Address: Office# 1106 Clover Bay Tower , Marasi Drive, Business Bay , DubaiA sincere love of real estate and excellent standards served as the foundation for Mybro Real Estate. Our experienced internal team is the go-to resource for reliable commercial real estate services in Dubai, with a focus on residential and commercial properties, development land, and capital markets."Own your Heaven on Earth."We have a few basic principles. We offer clear-cut, truthful, and current guidance.</text:p>
          </table:table-cell>
          <table:table-cell office:value-type="string">
            <text:p>+971582615858</text:p>
          </table:table-cell>
          <table:table-cell office:value-type="string">
            <text:p>https://api.whatsapp.com/send?phone=+97145560345&amp;text=Hello%2C%0AI+would+like+to+get+more+information+about+this+property+you+posted+on+propertyfinder.ae%0A+%0AReference%3A+my-bro-real-estate-8046202%0AType%3A+Office+Space%0APrice%3A+110%2C000+AED%2Fyear+%0ALocation%3A+Park+Lane+Tower+%0ALink%3A+https%3A%2F%2Fwww.propertyfinder.ae%2Fto%2F11286832%2Fen+%0A+%0AAny+changes+made+to+this+message+will+result+in+the+enquiry+not+being+sent+to+the+agent.</text:p>
          </table:table-cell>
          <table:table-cell office:value-type="string">
            <text:p>Ahsan Shahzad</text:p>
          </table:table-cell>
          <table:table-cell office:value-type="string">
            <text:p> usually responds within 5 minutes</text:p>
          </table:table-cell>
          <table:table-cell office:value-type="string">
            <text:p>MY BRO REAL ESTATE</text:p>
          </table:table-cell>
          <table:table-cell office:value-type="string">
            <text:p>(24 Properties)</text:p>
          </table:table-cell>
          <table:table-cell office:value-type="string">
            <text:p>Covered Parking, Lobby in Building</text:p>
          </table:table-cell>
          <table:table-cell office:value-type="string">
            <text:p>38553</text:p>
          </table:table-cell>
          <table:table-cell office:value-type="string">
            <text:p>my-bro-real-estate-8046202</text:p>
          </table:table-cell>
          <table:table-cell office:value-type="string">
            <text:p>22 days ago</text:p>
          </table:table-cell>
          <table:table-cell office:value-type="string">
            <text:p>7117424748</text:p>
          </table:table-cell>
          <table:table-cell office:value-type="string">
            <text:p>https://trakheesi.dubailand.gov.ae/rev/madmoun/listing/validation?khevJujtDig=wfvx95tdnnjxwvhpvzge3cfyp7x5y6u74j04noreaqdiudknj</text:p>
          </table:table-cell>
        </table:table-row>
        <table:table-row>
          <table:table-cell office:value-type="string">
            <text:p>Sun Apr 14 02:19:43 2024</text:p>
          </table:table-cell>
          <table:table-cell office:value-type="string">
            <text:p>Sun Apr 14 02:19:43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Business Bay</text:p>
          </table:table-cell>
          <table:table-cell office:value-type="string">
            <text:p>The Binary Tower</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657 sqft / 61 sqm</text:p>
          </table:table-cell>
          <table:table-cell office:value-type="string">
            <text:p/>
          </table:table-cell>
          <table:table-cell office:value-type="string">
            <text:p>1</text:p>
          </table:table-cell>
          <table:table-cell office:value-type="string">
            <text:p>Vacant | Burj Khalifa view | Exclusive |</text:p>
          </table:table-cell>
          <table:table-cell office:value-type="string">
            <text:p>170,000 AED/year</text:p>
          </table:table-cell>
          <table:table-cell office:value-type="string">
            <text:p/>
          </table:table-cell>
          <table:table-cell office:value-type="string">
            <text:p>https://www.propertyfinder.ae/en/plp/commercial-rent/office-space-for-rent-dubai-business-bay-the-binary-tower-11140499.html</text:p>
          </table:table-cell>
          <table:table-cell office:value-type="string">
            <text:p>OFFICE SPACE FOR RENT IN THE BINARY TOWER, BUSINESS BAY</text:p>
          </table:table-cell>
          <table:table-cell office:value-type="string">
            <text:p>Luxury Concierge Real Estate is pleased to offer you an Office in Binary tower, Business Bay.Property Details:- Commercial Office- Size: 657.57 Sqft- Fully Furnished Office- Price: 170,000 AED/-- Cheques: 1 cheque-Burj Khalifa viewDirect Call to Nitin Kapoor : +971 56 789 5874Overview:The Binary is a 30-storey office building in Business Bay, Dubai. The project was developed by Omniyat Properties through its subsidiary Binary Development Ltd. onstruction began in 2006 and was completed by May 2015. The architectural consultant was Dubarch and the architectural consultant was Arkiplan Consulting Architects &amp; Engineers.Additional information:- Reflecting Omniyat’s philosophy to create structures with a distinct visual identity, the exterior façade is inspired by the binary code.- The building has five connected podium levels with a 21-storey and a 24-storey building above, together providing 486,038 sq ft of office space. There are also 15 ground floor retail units and three basement levels with 1,218 parking bays.- The double-tower building is serviced by seven elevators, a concierge, prayer rooms and washroom facilities in the main foyer.- The retail areas include cafes, restaurants, master chocolatier, florist, convenience store, pharmacy, and banks.About us:Luxury Concierge Real Estate LLC is a blend of experience, state-of-the-art marketing, and people who have worked dedicatedly to serve the Dubai Real Estate market for more than 15 years. Our focus is placed on extensive portfolios comprising Primary market (under construction/off-plan property), Secondary market (ready/ resale property), long term rentals of residential and commercial properties.</text:p>
          </table:table-cell>
          <table:table-cell office:value-type="string">
            <text:p>+971565061026</text:p>
          </table:table-cell>
          <table:table-cell office:value-type="string">
            <text:p>https://api.whatsapp.com/send?phone=+97145560345&amp;text=Hello%2C%0AI+would+like+to+get+more+information+about+this+property+you+posted+on+propertyfinder.ae%0A+%0AReference%3A+luxuryconcierge-7737228%0AType%3A+Office+Space%0APrice%3A+170%2C000+AED%2Fyear+%0ALocation%3A+The+Binary+Tower+%0ALink%3A+https%3A%2F%2Fwww.propertyfinder.ae%2Fto%2F11140499%2Fen+%0A+%0AAny+changes+made+to+this+message+will+result+in+the+enquiry+not+being+sent+to+the+agent.</text:p>
          </table:table-cell>
          <table:table-cell office:value-type="string">
            <text:p>Richa Nigam</text:p>
          </table:table-cell>
          <table:table-cell office:value-type="string">
            <text:p> usually responds within 1 hour</text:p>
          </table:table-cell>
          <table:table-cell office:value-type="string">
            <text:p>Luxury Concierge Real Estate</text:p>
          </table:table-cell>
          <table:table-cell office:value-type="string">
            <text:p>(90 Properties)</text:p>
          </table:table-cell>
          <table:table-cell office:value-type="string">
            <text:p/>
          </table:table-cell>
          <table:table-cell office:value-type="string">
            <text:p>11941</text:p>
          </table:table-cell>
          <table:table-cell office:value-type="string">
            <text:p>luxuryconcierge-7737228</text:p>
          </table:table-cell>
          <table:table-cell office:value-type="string">
            <text:p>1 month ago</text:p>
          </table:table-cell>
          <table:table-cell office:value-type="string">
            <text:p>7116824173</text:p>
          </table:table-cell>
          <table:table-cell office:value-type="string">
            <text:p>https://trakheesi.dubailand.gov.ae/rev/madmoun/listing/validation?khevJujtDig=y2dp13hw0kgarg0rhc9rkbk7pfqdumn1ib8nlqleiraddqhry</text:p>
          </table:table-cell>
        </table:table-row>
        <table:table-row>
          <table:table-cell office:value-type="string">
            <text:p>Sun Apr 14 02:20:00 2024</text:p>
          </table:table-cell>
          <table:table-cell office:value-type="string">
            <text:p>Sun Apr 14 02:20:00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Al Muhaisnah</text:p>
          </table:table-cell>
          <table:table-cell office:value-type="string">
            <text:p>Sonapur</text:p>
          </table:table-cell>
          <table:table-cell office:value-type="string">
            <text:p/>
          </table:table-cell>
          <table:table-cell office:value-type="string">
            <text:p/>
          </table:table-cell>
          <table:table-cell office:value-type="string">
            <text:p/>
          </table:table-cell>
          <table:table-cell office:value-type="string">
            <text:p>Labor Camp</text:p>
          </table:table-cell>
          <table:table-cell office:value-type="string">
            <text:p>22,000 sqft / 2,044 sqm</text:p>
          </table:table-cell>
          <table:table-cell office:value-type="string">
            <text:p/>
          </table:table-cell>
          <table:table-cell office:value-type="string">
            <text:p>7+</text:p>
          </table:table-cell>
          <table:table-cell office:value-type="string">
            <text:p>Labor Camp | Mohre Approved | Spacious Rooms</text:p>
          </table:table-cell>
          <table:table-cell office:value-type="string">
            <text:p>13,200 AED/year</text:p>
          </table:table-cell>
          <table:table-cell office:value-type="string">
            <text:p/>
          </table:table-cell>
          <table:table-cell office:value-type="string">
            <text:p>https://www.propertyfinder.ae/en/plp/commercial-rent/labor-camp-for-rent-dubai-al-muhaisnah-sonapur-10768647.html</text:p>
          </table:table-cell>
          <table:table-cell office:value-type="string">
            <text:p>LABOR CAMP FOR RENT IN SONAPUR, AL MUHAISNAH</text:p>
          </table:table-cell>
          <table:table-cell office:value-type="string">
            <text:p>M T H Properties is proud to offer this Labor Camp in Sonapur, Muhaisnah for Rent.* Annual Rent AED 13,200 (4 persons)* Option of Monthly Rent AED 1,100* BUA: 22,000 sq. ft.* Size: 140 sq. ft. per room* Dewa, Gas, AC, Kitchen, Dining Stove - All Inclusive* Common areas cleaning &amp; water tank cleaning - All Inclusive* Bunk beds &amp; lockers can also be arranged and provided* 8 person per room also available* Capacity is as per approved by MunicipalityMarketing Permit No.: 6576284000Reference No.: mth-7032006Sonapur is one of the most vibrant and diverse neighbourhoods in Dubai. The area has seen an abundance of new projects and developments in recent years and is now home to some of the most sought-after properties in the Dubai area. Sonapur is a residential neighbourhood in Dubai. It features low-rise buildings, villas, and apartments.Established in 2021, M T H Properties has become a leading property brokerage, investment, and consultancy company. We offer clients a full spectrum of innovative and customizable property solutions in the UAE and abroad.</text:p>
          </table:table-cell>
          <table:table-cell office:value-type="string">
            <text:p>+971565099178</text:p>
          </table:table-cell>
          <table:table-cell office:value-type="string">
            <text:p>https://api.whatsapp.com/send?phone=+97145560345&amp;text=Hello%2C%0AI+would+like+to+get+more+information+about+this+property+you+posted+on+propertyfinder.ae%0A+%0AReference%3A+mth-7032006%0AType%3A+Labor+Camp%0APrice%3A+13%2C200+AED%2Fyear+%0ALocation%3A+Sonapur+%0ALink%3A+https%3A%2F%2Fwww.propertyfinder.ae%2Fto%2F10768647%2Fen+%0A+%0AAny+changes+made+to+this+message+will+result+in+the+enquiry+not+being+sent+to+the+agent.</text:p>
          </table:table-cell>
          <table:table-cell office:value-type="string">
            <text:p>Judy Anne  Pacalinga</text:p>
          </table:table-cell>
          <table:table-cell office:value-type="string">
            <text:p> usually responds within 2 hours</text:p>
          </table:table-cell>
          <table:table-cell office:value-type="string">
            <text:p>MTH Properties</text:p>
          </table:table-cell>
          <table:table-cell office:value-type="string">
            <text:p>(81 Properties)</text:p>
          </table:table-cell>
          <table:table-cell office:value-type="string">
            <text:p>Covered Parking, Conference room, Dining in building, Lobby in Building</text:p>
          </table:table-cell>
          <table:table-cell office:value-type="string">
            <text:p>27846</text:p>
          </table:table-cell>
          <table:table-cell office:value-type="string">
            <text:p>mth-7032006</text:p>
          </table:table-cell>
          <table:table-cell office:value-type="string">
            <text:p>3 months ago</text:p>
          </table:table-cell>
          <table:table-cell office:value-type="string">
            <text:p>6576284000</text:p>
          </table:table-cell>
          <table:table-cell office:value-type="string">
            <text:p>https://trakheesi.dubailand.gov.ae/rev/madmoun/listing/validation?khevJujtDig=hcp1zgivccbkt6la5dsfqt0nrxyqph1wy177koysgelryeisl</text:p>
          </table:table-cell>
        </table:table-row>
        <table:table-row>
          <table:table-cell office:value-type="string">
            <text:p>Sun Apr 14 02:20:09 2024</text:p>
          </table:table-cell>
          <table:table-cell office:value-type="string">
            <text:p>Sun Apr 14 02:20:09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Al Muhaisnah</text:p>
          </table:table-cell>
          <table:table-cell office:value-type="string">
            <text:p>Sonapur</text:p>
          </table:table-cell>
          <table:table-cell office:value-type="string">
            <text:p/>
          </table:table-cell>
          <table:table-cell office:value-type="string">
            <text:p/>
          </table:table-cell>
          <table:table-cell office:value-type="string">
            <text:p/>
          </table:table-cell>
          <table:table-cell office:value-type="string">
            <text:p>Labor Camp</text:p>
          </table:table-cell>
          <table:table-cell office:value-type="string">
            <text:p>22,000 sqft / 2,044 sqm</text:p>
          </table:table-cell>
          <table:table-cell office:value-type="string">
            <text:p/>
          </table:table-cell>
          <table:table-cell office:value-type="string">
            <text:p>7+</text:p>
          </table:table-cell>
          <table:table-cell office:value-type="string">
            <text:p>Labor Camp | Mohre Approved | Spacious Rooms</text:p>
          </table:table-cell>
          <table:table-cell office:value-type="string">
            <text:p>13,200 AED/year</text:p>
          </table:table-cell>
          <table:table-cell office:value-type="string">
            <text:p/>
          </table:table-cell>
          <table:table-cell office:value-type="string">
            <text:p>https://www.propertyfinder.ae/en/plp/commercial-rent/labor-camp-for-rent-dubai-al-muhaisnah-sonapur-10768647.html</text:p>
          </table:table-cell>
          <table:table-cell office:value-type="string">
            <text:p>LABOR CAMP FOR RENT IN SONAPUR, AL MUHAISNAH</text:p>
          </table:table-cell>
          <table:table-cell office:value-type="string">
            <text:p>M T H Properties is proud to offer this Labor Camp in Sonapur, Muhaisnah for Rent.* Annual Rent AED 13,200 (4 persons)* Option of Monthly Rent AED 1,100* BUA: 22,000 sq. ft.* Size: 140 sq. ft. per room* Dewa, Gas, AC, Kitchen, Dining Stove - All Inclusive* Common areas cleaning &amp; water tank cleaning - All Inclusive* Bunk beds &amp; lockers can also be arranged and provided* 8 person per room also available* Capacity is as per approved by MunicipalityMarketing Permit No.: 6576284000Reference No.: mth-7032006Sonapur is one of the most vibrant and diverse neighbourhoods in Dubai. The area has seen an abundance of new projects and developments in recent years and is now home to some of the most sought-after properties in the Dubai area. Sonapur is a residential neighbourhood in Dubai. It features low-rise buildings, villas, and apartments.Established in 2021, M T H Properties has become a leading property brokerage, investment, and consultancy company. We offer clients a full spectrum of innovative and customizable property solutions in the UAE and abroad.</text:p>
          </table:table-cell>
          <table:table-cell office:value-type="string">
            <text:p>+971565099178</text:p>
          </table:table-cell>
          <table:table-cell office:value-type="string">
            <text:p>https://api.whatsapp.com/send?phone=+97145560345&amp;text=Hello%2C%0AI+would+like+to+get+more+information+about+this+property+you+posted+on+propertyfinder.ae%0A+%0AReference%3A+mth-7032006%0AType%3A+Labor+Camp%0APrice%3A+13%2C200+AED%2Fyear+%0ALocation%3A+Sonapur+%0ALink%3A+https%3A%2F%2Fwww.propertyfinder.ae%2Fto%2F10768647%2Fen+%0A+%0AAny+changes+made+to+this+message+will+result+in+the+enquiry+not+being+sent+to+the+agent.</text:p>
          </table:table-cell>
          <table:table-cell office:value-type="string">
            <text:p>Judy Anne  Pacalinga</text:p>
          </table:table-cell>
          <table:table-cell office:value-type="string">
            <text:p> usually responds within 2 hours</text:p>
          </table:table-cell>
          <table:table-cell office:value-type="string">
            <text:p>MTH Properties</text:p>
          </table:table-cell>
          <table:table-cell office:value-type="string">
            <text:p>(81 Properties)</text:p>
          </table:table-cell>
          <table:table-cell office:value-type="string">
            <text:p>Covered Parking, Conference room, Dining in building, Lobby in Building</text:p>
          </table:table-cell>
          <table:table-cell office:value-type="string">
            <text:p>27846</text:p>
          </table:table-cell>
          <table:table-cell office:value-type="string">
            <text:p>mth-7032006</text:p>
          </table:table-cell>
          <table:table-cell office:value-type="string">
            <text:p>3 months ago</text:p>
          </table:table-cell>
          <table:table-cell office:value-type="string">
            <text:p>6576284000</text:p>
          </table:table-cell>
          <table:table-cell office:value-type="string">
            <text:p>https://trakheesi.dubailand.gov.ae/rev/madmoun/listing/validation?khevJujtDig=hcp1zgivccbkt6la5dsfqt0nrxyqph1wy177koysgelryeisl</text:p>
          </table:table-cell>
        </table:table-row>
        <table:table-row>
          <table:table-cell office:value-type="string">
            <text:p>Sun Apr 14 02:20:23 2024</text:p>
          </table:table-cell>
          <table:table-cell office:value-type="string">
            <text:p>Sun Apr 14 02:20:23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Jebel Ali</text:p>
          </table:table-cell>
          <table:table-cell office:value-type="string">
            <text:p>Jebel Ali Industrial 1</text:p>
          </table:table-cell>
          <table:table-cell office:value-type="string">
            <text:p>Jebel Ali Industrial</text:p>
          </table:table-cell>
          <table:table-cell office:value-type="string">
            <text:p/>
          </table:table-cell>
          <table:table-cell office:value-type="string">
            <text:p/>
          </table:table-cell>
          <table:table-cell office:value-type="string">
            <text:p>Labor Camp</text:p>
          </table:table-cell>
          <table:table-cell office:value-type="string">
            <text:p>10,000 sqft / 929 sqm</text:p>
          </table:table-cell>
          <table:table-cell office:value-type="string">
            <text:p/>
          </table:table-cell>
          <table:table-cell office:value-type="string">
            <text:p>7+</text:p>
          </table:table-cell>
          <table:table-cell office:value-type="string">
            <text:p>Spacious Rooms | Mohre Approved | All Inclusive</text:p>
          </table:table-cell>
          <table:table-cell office:value-type="string">
            <text:p>13,200 AED/year</text:p>
          </table:table-cell>
          <table:table-cell office:value-type="string">
            <text:p/>
          </table:table-cell>
          <table:table-cell office:value-type="string">
            <text:p>https://www.propertyfinder.ae/en/plp/commercial-rent/labor-camp-for-rent-dubai-jebel-ali-jebel-ali-industrial-jebel-ali-industrial-1-10819329.html</text:p>
          </table:table-cell>
          <table:table-cell office:value-type="string">
            <text:p>LABOR CAMP FOR RENT IN JEBEL ALI INDUSTRIAL 1, JEBEL ALI INDUSTRIAL</text:p>
          </table:table-cell>
          <table:table-cell office:value-type="string">
            <text:p>M T H Properties is proud to offer this Labor Camp in Jebel Ali, Dubai for Rent.* Annual Rent AED 13,200 (4 persons per room)* Monthly Rent AED 1,100* BUA: 10,000 sq. ft.* Size: 130 sq. ft. / room* 8 persons per room also available* Dewa, Gas, AC, Kitchen, Dining Stove &amp; Maintenance - All Inclusive* Common areas cleaning, pest control &amp; water tank cleaning - All InclusiveMarketing Permit No.: 6511297400Jebel Ali Free Zone is one of the world’s leading free trade zones. A DP World-owned company, the free zone was created in 1985 to promote trade and support container throughput at the Jebel Ali Port. Today it is one of the largest free zones globally and the region’s most efficient logistics hub. Located in Dubai, between Jebel Ali Port, and Al Maktoum International Airport, Jafza provides the best in multi-modal connectivity.As the leading business hub between Asia, Europe and Africa, the fastest growing producing and consumer markets globally, and with over 30 years’ experience, Jafza focuses on long-term customer relationships. Jafza builds alliances with global investors by providing them with world-class infrastructure and support.Established in 2021, M T H Properties has become a leading property brokerage, investment, and consultancy company. We offer clients a full spectrum of innovative and customizable property solutions in the UAE and abroad.</text:p>
          </table:table-cell>
          <table:table-cell office:value-type="string">
            <text:p>+971565099178</text:p>
          </table:table-cell>
          <table:table-cell office:value-type="string">
            <text:p>https://api.whatsapp.com/send?phone=+97145560345&amp;text=Hello%2C%0AI+would+like+to+get+more+information+about+this+property+you+posted+on+propertyfinder.ae%0A+%0AReference%3A+mth-7122405%0AType%3A+Labor+Camp%0APrice%3A+13%2C200+AED%2Fyear+%0ALocation%3A+Jebel+Ali+Industrial+1+%0ALink%3A+https%3A%2F%2Fwww.propertyfinder.ae%2Fto%2F10819329%2Fen+%0A+%0AAny+changes+made+to+this+message+will+result+in+the+enquiry+not+being+sent+to+the+agent.</text:p>
          </table:table-cell>
          <table:table-cell office:value-type="string">
            <text:p>Judy Anne  Pacalinga</text:p>
          </table:table-cell>
          <table:table-cell office:value-type="string">
            <text:p> usually responds within 2 hours</text:p>
          </table:table-cell>
          <table:table-cell office:value-type="string">
            <text:p>MTH Properties</text:p>
          </table:table-cell>
          <table:table-cell office:value-type="string">
            <text:p>(81 Properties)</text:p>
          </table:table-cell>
          <table:table-cell office:value-type="string">
            <text:p>Covered Parking, Conference room, Dining in building, Lobby in Building</text:p>
          </table:table-cell>
          <table:table-cell office:value-type="string">
            <text:p>27846</text:p>
          </table:table-cell>
          <table:table-cell office:value-type="string">
            <text:p>mth-7122405</text:p>
          </table:table-cell>
          <table:table-cell office:value-type="string">
            <text:p>3 months ago</text:p>
          </table:table-cell>
          <table:table-cell office:value-type="string">
            <text:p>6511297400</text:p>
          </table:table-cell>
          <table:table-cell office:value-type="string">
            <text:p>https://trakheesi.dubailand.gov.ae/rev/madmoun/listing/validation?khevJujtDig=nmb8rfjtydexwqoljqa9ob5zvxvwkpesus9aedatopoixtygm</text:p>
          </table:table-cell>
        </table:table-row>
        <table:table-row>
          <table:table-cell office:value-type="string">
            <text:p>Sun Apr 14 02:20:34 2024</text:p>
          </table:table-cell>
          <table:table-cell office:value-type="string">
            <text:p>Sun Apr 14 02:20:34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Dubai</text:p>
          </table:table-cell>
          <table:table-cell office:value-type="string">
            <text:p>Jebel Ali</text:p>
          </table:table-cell>
          <table:table-cell office:value-type="string">
            <text:p>Jebel Ali Industrial 1</text:p>
          </table:table-cell>
          <table:table-cell office:value-type="string">
            <text:p>Jebel Ali Industrial</text:p>
          </table:table-cell>
          <table:table-cell office:value-type="string">
            <text:p/>
          </table:table-cell>
          <table:table-cell office:value-type="string">
            <text:p/>
          </table:table-cell>
          <table:table-cell office:value-type="string">
            <text:p>Labor Camp</text:p>
          </table:table-cell>
          <table:table-cell office:value-type="string">
            <text:p>10,000 sqft / 929 sqm</text:p>
          </table:table-cell>
          <table:table-cell office:value-type="string">
            <text:p/>
          </table:table-cell>
          <table:table-cell office:value-type="string">
            <text:p>7+</text:p>
          </table:table-cell>
          <table:table-cell office:value-type="string">
            <text:p>Spacious Rooms | Mohre Approved | All Inclusive</text:p>
          </table:table-cell>
          <table:table-cell office:value-type="string">
            <text:p>13,200 AED/year</text:p>
          </table:table-cell>
          <table:table-cell office:value-type="string">
            <text:p/>
          </table:table-cell>
          <table:table-cell office:value-type="string">
            <text:p>https://www.propertyfinder.ae/en/plp/commercial-rent/labor-camp-for-rent-dubai-jebel-ali-jebel-ali-industrial-jebel-ali-industrial-1-10819329.html</text:p>
          </table:table-cell>
          <table:table-cell office:value-type="string">
            <text:p>LABOR CAMP FOR RENT IN JEBEL ALI INDUSTRIAL 1, JEBEL ALI INDUSTRIAL</text:p>
          </table:table-cell>
          <table:table-cell office:value-type="string">
            <text:p>M T H Properties is proud to offer this Labor Camp in Jebel Ali, Dubai for Rent.* Annual Rent AED 13,200 (4 persons per room)* Monthly Rent AED 1,100* BUA: 10,000 sq. ft.* Size: 130 sq. ft. / room* 8 persons per room also available* Dewa, Gas, AC, Kitchen, Dining Stove &amp; Maintenance - All Inclusive* Common areas cleaning, pest control &amp; water tank cleaning - All InclusiveMarketing Permit No.: 6511297400Jebel Ali Free Zone is one of the world’s leading free trade zones. A DP World-owned company, the free zone was created in 1985 to promote trade and support container throughput at the Jebel Ali Port. Today it is one of the largest free zones globally and the region’s most efficient logistics hub. Located in Dubai, between Jebel Ali Port, and Al Maktoum International Airport, Jafza provides the best in multi-modal connectivity.As the leading business hub between Asia, Europe and Africa, the fastest growing producing and consumer markets globally, and with over 30 years’ experience, Jafza focuses on long-term customer relationships. Jafza builds alliances with global investors by providing them with world-class infrastructure and support.Established in 2021, M T H Properties has become a leading property brokerage, investment, and consultancy company. We offer clients a full spectrum of innovative and customizable property solutions in the UAE and abroad.</text:p>
          </table:table-cell>
          <table:table-cell office:value-type="string">
            <text:p>+971565099178</text:p>
          </table:table-cell>
          <table:table-cell office:value-type="string">
            <text:p>https://api.whatsapp.com/send?phone=+97145560345&amp;text=Hello%2C%0AI+would+like+to+get+more+information+about+this+property+you+posted+on+propertyfinder.ae%0A+%0AReference%3A+mth-7122405%0AType%3A+Labor+Camp%0APrice%3A+13%2C200+AED%2Fyear+%0ALocation%3A+Jebel+Ali+Industrial+1+%0ALink%3A+https%3A%2F%2Fwww.propertyfinder.ae%2Fto%2F10819329%2Fen+%0A+%0AAny+changes+made+to+this+message+will+result+in+the+enquiry+not+being+sent+to+the+agent.</text:p>
          </table:table-cell>
          <table:table-cell office:value-type="string">
            <text:p>Judy Anne  Pacalinga</text:p>
          </table:table-cell>
          <table:table-cell office:value-type="string">
            <text:p> usually responds within 2 hours</text:p>
          </table:table-cell>
          <table:table-cell office:value-type="string">
            <text:p>MTH Properties</text:p>
          </table:table-cell>
          <table:table-cell office:value-type="string">
            <text:p>(81 Properties)</text:p>
          </table:table-cell>
          <table:table-cell office:value-type="string">
            <text:p>Covered Parking, Conference room, Dining in building, Lobby in Building</text:p>
          </table:table-cell>
          <table:table-cell office:value-type="string">
            <text:p>27846</text:p>
          </table:table-cell>
          <table:table-cell office:value-type="string">
            <text:p>mth-7122405</text:p>
          </table:table-cell>
          <table:table-cell office:value-type="string">
            <text:p>3 months ago</text:p>
          </table:table-cell>
          <table:table-cell office:value-type="string">
            <text:p>6511297400</text:p>
          </table:table-cell>
          <table:table-cell office:value-type="string">
            <text:p>https://trakheesi.dubailand.gov.ae/rev/madmoun/listing/validation?khevJujtDig=nmb8rfjtydexwqoljqa9ob5zvxvwkpesus9aedatopoixtygm</text:p>
          </table:table-cell>
        </table:table-row>
        <table:table-row>
          <table:table-cell office:value-type="string">
            <text:p>Sun Apr 14 02:20:56 2024</text:p>
          </table:table-cell>
          <table:table-cell office:value-type="string">
            <text:p>Sun Apr 14 02:20:56 2024</text:p>
          </table:table-cell>
          <table:table-cell office:value-type="string">
            <text:p>UAE</text:p>
          </table:table-cell>
          <table:table-cell office:value-type="string">
            <text:p>propertyfinder.ae</text:p>
          </table:table-cell>
          <table:table-cell office:value-type="string">
            <text:p>en</text:p>
          </table:table-cell>
          <table:table-cell office:value-type="string">
            <text:p>commercial-rent</text:p>
          </table:table-cell>
          <table:table-cell office:value-type="string">
            <text:p>Sharjah</text:p>
          </table:table-cell>
          <table:table-cell office:value-type="string">
            <text:p>Al Majaz</text:p>
          </table:table-cell>
          <table:table-cell office:value-type="string">
            <text:p>Al Majaz 1</text:p>
          </table:table-cell>
          <table:table-cell office:value-type="string">
            <text:p/>
          </table:table-cell>
          <table:table-cell office:value-type="string">
            <text:p/>
          </table:table-cell>
          <table:table-cell office:value-type="string">
            <text:p/>
          </table:table-cell>
          <table:table-cell office:value-type="string">
            <text:p>Office Space</text:p>
          </table:table-cell>
          <table:table-cell office:value-type="string">
            <text:p>3,077 sqft / 286 sqm</text:p>
          </table:table-cell>
          <table:table-cell office:value-type="string">
            <text:p/>
          </table:table-cell>
          <table:table-cell office:value-type="string">
            <text:p>5</text:p>
          </table:table-cell>
          <table:table-cell office:value-type="string">
            <text:p>Chiller FREE - Offices For Rent With Sea View</text:p>
          </table:table-cell>
          <table:table-cell office:value-type="string">
            <text:p>82,000 AED/year</text:p>
          </table:table-cell>
          <table:table-cell office:value-type="string">
            <text:p/>
          </table:table-cell>
          <table:table-cell office:value-type="string">
            <text:p>https://www.propertyfinder.ae/en/plp/commercial-rent/office-space-for-rent-sharjah-al-majaz-al-majaz-1-10513828.html</text:p>
          </table:table-cell>
          <table:table-cell office:value-type="string">
            <text:p>OFFICE SPACE FOR RENT IN AL MAJAZ 1, AL MAJAZ</text:p>
          </table:table-cell>
          <table:table-cell office:value-type="string">
            <text:p>Home Deals Real Estate presenting Brand new office spaces in Al Majaz 1 area!	A/C Free  	perfect commercial tower.	Panoramic View 	Multiple units available	Spacious units	Comprises 4 large offices, big reception , store room, pantry , and terrace 	Refurbished to a very good condition, like-new 	Overlooking the beautiful view of Buhaira water and downtown Sharjah. 	Steps aways from different restaurants, hotels, banks, health centre, large parks and many more. Price/Amenities 	Rent per annum AED 82,000 / 4 cheques instalment 	1 month Rent- Free 	AC &amp; maintenance Free	Size - 3077 SF. 	4/7 Full Proof Security 	24/7 CCTV Surveillance 	24/7 Maintenance 	Concierge Popular landmark Home Deals Real Estate division offers its superlative services in UAE The attributes that define our management are speed, efficiency, and professionalism. Our dedicated team strives to deliver the best in class service to tenants , claints and landlords who entrust us with complete confidence.Salah Hussein +971 52 100 1078 salah@homedeals.ae</text:p>
          </table:table-cell>
          <table:table-cell office:value-type="string">
            <text:p>+971565057403</text:p>
          </table:table-cell>
          <table:table-cell office:value-type="string">
            <text:p>https://api.whatsapp.com/send?phone=+97145560345&amp;text=Hello%2C%0AI+would+like+to+get+more+information+about+this+property+you+posted+on+propertyfinder.ae%0A+%0AReference%3A+homedealsrealestate-6555562%0AType%3A+Office+Space%0APrice%3A+82%2C000+AED%2Fyear+%0ALocation%3A+Al+Majaz+1+%0ALink%3A+https%3A%2F%2Fwww.propertyfinder.ae%2Fto%2F10513828%2Fen+%0A+%0AAny+changes+made+to+this+message+will+result+in+the+enquiry+not+being+sent+to+the+agent.</text:p>
          </table:table-cell>
          <table:table-cell office:value-type="string">
            <text:p>Salah Hussein</text:p>
          </table:table-cell>
          <table:table-cell office:value-type="string">
            <text:p> usually responds within 5 minutes</text:p>
          </table:table-cell>
          <table:table-cell office:value-type="string">
            <text:p>HOME DEALS REAL ESTATE</text:p>
          </table:table-cell>
          <table:table-cell office:value-type="string">
            <text:p>(52 Properties)</text:p>
          </table:table-cell>
          <table:table-cell office:value-type="string">
            <text:p>Conference room, Networked, Dining in building, Lobby in Building</text:p>
          </table:table-cell>
          <table:table-cell office:value-type="string">
            <text:p>515672</text:p>
          </table:table-cell>
          <table:table-cell office:value-type="string">
            <text:p>homedealsrealestate-6555562</text:p>
          </table:table-cell>
          <table:table-cell office:value-type="string">
            <text:p>5 months ago</text:p>
          </table:table-cell>
          <table:table-cell office:value-type="string">
            <text:p/>
          </table:table-cell>
          <table:table-cell office:value-type="string">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manifest="urn:oasis:names:tc:opendocument:xmlns:manifest:1.0" xmlns:chart="urn:oasis:names:tc:opendocument:xmlns:chart:1.0" xmlns:draw="urn:oasis:names:tc:opendocument:xmlns:drawing:1.0" xmlns:presentation="urn:oasis:names:tc:opendocument:xmlns:presentation:1.0" xmlns:style="urn:oasis:names:tc:opendocument:xmlns:style:1.0" office:version="1.2">
  <office:meta>
    <meta:generator>ODFPY/1.4.1</meta:generator>
  </office:meta>
</office:document-meta>
</file>